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tor" table:style-name="ta1">
        <table:shapes>
          <draw:frame draw:z-index="0" draw:style-name="gr1" draw:text-style-name="P1" svg:width="22.533cm" svg:height="12.358cm" svg:x="9.296cm" svg:y="0.445cm">
            <draw:object draw:notify-on-update-of-ranges="Generator.A2:Generator.A373 Generator.B1:Generator.B1 Generator.B2:Generator.B373 Generator.C1:Generator.C1 Generator.C2:Generator.C3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imestep</text:p>
          </table:table-cell>
          <table:table-cell office:value-type="string" calcext:value-type="string">
            <text:p>fopr</text:p>
          </table:table-cell>
          <table:table-cell office:value-type="string" calcext:value-type="string">
            <text:p>foprh</text:p>
          </table:table-cell>
          <table:table-cell office:value-type="string" calcext:value-type="string">
            <text:p>interval</text:p>
          </table:table-cell>
        </table:table-row>
        <table:table-row table:style-name="ro1">
          <table:table-cell table:formula="of:=DATE(2000;1;1)" office:value-type="date" office:date-value="2000-01-01" calcext:value-type="date">
            <text:p>01.01.2000</text:p>
          </table:table-cell>
          <table:table-cell office:value-type="float" office:value="10" calcext:value-type="float">
            <text:p>10</text:p>
          </table:table-cell>
          <table:table-cell table:formula="of:=[.B2]*&#10;IF(&#10;    [.A2]&gt;=DATE(2010;1;1);&#10;    RANDBETWEEN(7308;10507)/10000;&#10;    RANDBETWEEN(9504; 12514)/10000&#10;)" office:value-type="float" office:value="11.714" calcext:value-type="float">
            <text:p>11.714</text:p>
          </table:table-cell>
          <table:table-cell table:formula="of:=IF(YEAR([.A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];1)" office:value-type="date" office:date-value="2000-02-01" calcext:value-type="date">
            <text:p>01.02.2000</text:p>
          </table:table-cell>
          <table:table-cell table:formula="of:=[.B2]*RANDBETWEEN(95;108)/100" office:value-type="float" office:value="10.1" calcext:value-type="float">
            <text:p>10.1</text:p>
          </table:table-cell>
          <table:table-cell table:formula="of:=[.B3]*&#10;IF(&#10;    [.A3]&gt;=DATE(2010;1;1);&#10;    RANDBETWEEN(7308;10507)/10000;&#10;    RANDBETWEEN(9504; 12514)/10000&#10;)" office:value-type="float" office:value="11.82306" calcext:value-type="float">
            <text:p>11.82306</text:p>
          </table:table-cell>
          <table:table-cell table:formula="of:=IF(YEAR([.A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];1)" office:value-type="date" office:date-value="2000-03-01" calcext:value-type="date">
            <text:p>01.03.2000</text:p>
          </table:table-cell>
          <table:table-cell table:formula="of:=[.B3]*RANDBETWEEN(95;108)/100" office:value-type="float" office:value="9.696" calcext:value-type="float">
            <text:p>9.696</text:p>
          </table:table-cell>
          <table:table-cell table:formula="of:=[.B4]*&#10;IF(&#10;    [.A4]&gt;=DATE(2010;1;1);&#10;    RANDBETWEEN(7308;10507)/10000;&#10;    RANDBETWEEN(9504; 12514)/10000&#10;)" office:value-type="float" office:value="10.2176448" calcext:value-type="float">
            <text:p>10.2176448</text:p>
          </table:table-cell>
          <table:table-cell table:formula="of:=IF(YEAR([.A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];1)" office:value-type="date" office:date-value="2000-04-01" calcext:value-type="date">
            <text:p>01.04.2000</text:p>
          </table:table-cell>
          <table:table-cell table:formula="of:=[.B4]*RANDBETWEEN(95;108)/100" office:value-type="float" office:value="9.40512" calcext:value-type="float">
            <text:p>9.40512</text:p>
          </table:table-cell>
          <table:table-cell table:formula="of:=[.B5]*&#10;IF(&#10;    [.A5]&gt;=DATE(2010;1;1);&#10;    RANDBETWEEN(7308;10507)/10000;&#10;    RANDBETWEEN(9504; 12514)/10000&#10;)" office:value-type="float" office:value="10.767921888" calcext:value-type="float">
            <text:p>10.767921888</text:p>
          </table:table-cell>
          <table:table-cell table:formula="of:=IF(YEAR([.A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];1)" office:value-type="date" office:date-value="2000-05-01" calcext:value-type="date">
            <text:p>01.05.2000</text:p>
          </table:table-cell>
          <table:table-cell table:formula="of:=[.B5]*RANDBETWEEN(95;108)/100" office:value-type="float" office:value="10.0634784" calcext:value-type="float">
            <text:p>10.0634784</text:p>
          </table:table-cell>
          <table:table-cell table:formula="of:=[.B6]*&#10;IF(&#10;    [.A6]&gt;=DATE(2010;1;1);&#10;    RANDBETWEEN(7308;10507)/10000;&#10;    RANDBETWEEN(9504; 12514)/10000&#10;)" office:value-type="float" office:value="10.37645257824" calcext:value-type="float">
            <text:p>10.37645257824</text:p>
          </table:table-cell>
          <table:table-cell table:formula="of:=IF(YEAR([.A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];1)" office:value-type="date" office:date-value="2000-06-01" calcext:value-type="date">
            <text:p>01.06.2000</text:p>
          </table:table-cell>
          <table:table-cell table:formula="of:=[.B6]*RANDBETWEEN(95;108)/100" office:value-type="float" office:value="10.868556672" calcext:value-type="float">
            <text:p>10.868556672</text:p>
          </table:table-cell>
          <table:table-cell table:formula="of:=[.B7]*&#10;IF(&#10;    [.A7]&gt;=DATE(2010;1;1);&#10;    RANDBETWEEN(7308;10507)/10000;&#10;    RANDBETWEEN(9504; 12514)/10000&#10;)" office:value-type="float" office:value="11.4587192992896" calcext:value-type="float">
            <text:p>11.4587192992896</text:p>
          </table:table-cell>
          <table:table-cell table:formula="of:=IF(YEAR([.A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];1)" office:value-type="date" office:date-value="2000-07-01" calcext:value-type="date">
            <text:p>01.07.2000</text:p>
          </table:table-cell>
          <table:table-cell table:formula="of:=[.B7]*RANDBETWEEN(95;108)/100" office:value-type="float" office:value="11.30329893888" calcext:value-type="float">
            <text:p>11.30329893888</text:p>
          </table:table-cell>
          <table:table-cell table:formula="of:=[.B8]*&#10;IF(&#10;    [.A8]&gt;=DATE(2010;1;1);&#10;    RANDBETWEEN(7308;10507)/10000;&#10;    RANDBETWEEN(9504; 12514)/10000&#10;)" office:value-type="float" office:value="14.1313843333878" calcext:value-type="float">
            <text:p>14.1313843333878</text:p>
          </table:table-cell>
          <table:table-cell table:formula="of:=IF(YEAR([.A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];1)" office:value-type="date" office:date-value="2000-08-01" calcext:value-type="date">
            <text:p>01.08.2000</text:p>
          </table:table-cell>
          <table:table-cell table:formula="of:=[.B8]*RANDBETWEEN(95;108)/100" office:value-type="float" office:value="11.6423979070464" calcext:value-type="float">
            <text:p>11.6423979070464</text:p>
          </table:table-cell>
          <table:table-cell table:formula="of:=[.B9]*&#10;IF(&#10;    [.A9]&gt;=DATE(2010;1;1);&#10;    RANDBETWEEN(7308;10507)/10000;&#10;    RANDBETWEEN(9504; 12514)/10000&#10;)" office:value-type="float" office:value="11.537616325883" calcext:value-type="float">
            <text:p>11.537616325883</text:p>
          </table:table-cell>
          <table:table-cell table:formula="of:=IF(YEAR([.A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];1)" office:value-type="date" office:date-value="2000-09-01" calcext:value-type="date">
            <text:p>01.09.2000</text:p>
          </table:table-cell>
          <table:table-cell table:formula="of:=[.B9]*RANDBETWEEN(95;108)/100" office:value-type="float" office:value="11.293125969835" calcext:value-type="float">
            <text:p>11.293125969835</text:p>
          </table:table-cell>
          <table:table-cell table:formula="of:=[.B10]*&#10;IF(&#10;    [.A10]&gt;=DATE(2010;1;1);&#10;    RANDBETWEEN(7308;10507)/10000;&#10;    RANDBETWEEN(9504; 12514)/10000&#10;)" office:value-type="float" office:value="12.5997406445449" calcext:value-type="float">
            <text:p>12.5997406445449</text:p>
          </table:table-cell>
          <table:table-cell table:formula="of:=IF(YEAR([.A1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];1)" office:value-type="date" office:date-value="2000-10-01" calcext:value-type="date">
            <text:p>01.10.2000</text:p>
          </table:table-cell>
          <table:table-cell table:formula="of:=[.B10]*RANDBETWEEN(95;108)/100" office:value-type="float" office:value="10.95433219074" calcext:value-type="float">
            <text:p>10.95433219074</text:p>
          </table:table-cell>
          <table:table-cell table:formula="of:=[.B11]*&#10;IF(&#10;    [.A11]&gt;=DATE(2010;1;1);&#10;    RANDBETWEEN(7308;10507)/10000;&#10;    RANDBETWEEN(9504; 12514)/10000&#10;)" office:value-type="float" office:value="11.7112765451201" calcext:value-type="float">
            <text:p>11.7112765451201</text:p>
          </table:table-cell>
          <table:table-cell table:formula="of:=IF(YEAR([.A1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];1)" office:value-type="date" office:date-value="2000-11-01" calcext:value-type="date">
            <text:p>01.11.2000</text:p>
          </table:table-cell>
          <table:table-cell table:formula="of:=[.B11]*RANDBETWEEN(95;108)/100" office:value-type="float" office:value="11.1734188345548" calcext:value-type="float">
            <text:p>11.1734188345548</text:p>
          </table:table-cell>
          <table:table-cell table:formula="of:=[.B12]*&#10;IF(&#10;    [.A12]&gt;=DATE(2010;1;1);&#10;    RANDBETWEEN(7308;10507)/10000;&#10;    RANDBETWEEN(9504; 12514)/10000&#10;)" office:value-type="float" office:value="13.6907900979799" calcext:value-type="float">
            <text:p>13.6907900979799</text:p>
          </table:table-cell>
          <table:table-cell table:formula="of:=IF(YEAR([.A1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];1)" office:value-type="date" office:date-value="2000-12-01" calcext:value-type="date">
            <text:p>01.12.2000</text:p>
          </table:table-cell>
          <table:table-cell table:formula="of:=[.B12]*RANDBETWEEN(95;108)/100" office:value-type="float" office:value="12.0672923413191" calcext:value-type="float">
            <text:p>12.0672923413191</text:p>
          </table:table-cell>
          <table:table-cell table:formula="of:=[.B13]*&#10;IF(&#10;    [.A13]&gt;=DATE(2010;1;1);&#10;    RANDBETWEEN(7308;10507)/10000;&#10;    RANDBETWEEN(9504; 12514)/10000&#10;)" office:value-type="float" office:value="12.9252768267869" calcext:value-type="float">
            <text:p>12.9252768267869</text:p>
          </table:table-cell>
          <table:table-cell table:formula="of:=IF(YEAR([.A1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];1)" office:value-type="date" office:date-value="2001-01-01" calcext:value-type="date">
            <text:p>01.01.2001</text:p>
          </table:table-cell>
          <table:table-cell table:formula="of:=[.B13]*RANDBETWEEN(95;108)/100" office:value-type="float" office:value="12.6706569583851" calcext:value-type="float">
            <text:p>12.6706569583851</text:p>
          </table:table-cell>
          <table:table-cell table:formula="of:=[.B14]*&#10;IF(&#10;    [.A14]&gt;=DATE(2010;1;1);&#10;    RANDBETWEEN(7308;10507)/10000;&#10;    RANDBETWEEN(9504; 12514)/10000&#10;)" office:value-type="float" office:value="14.2798303921" calcext:value-type="float">
            <text:p>14.2798303921</text:p>
          </table:table-cell>
          <table:table-cell table:formula="of:=IF(YEAR([.A1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];1)" office:value-type="date" office:date-value="2001-02-01" calcext:value-type="date">
            <text:p>01.02.2001</text:p>
          </table:table-cell>
          <table:table-cell table:formula="of:=[.B14]*RANDBETWEEN(95;108)/100" office:value-type="float" office:value="12.7973635279689" calcext:value-type="float">
            <text:p>12.7973635279689</text:p>
          </table:table-cell>
          <table:table-cell table:formula="of:=[.B15]*&#10;IF(&#10;    [.A15]&gt;=DATE(2010;1;1);&#10;    RANDBETWEEN(7308;10507)/10000;&#10;    RANDBETWEEN(9504; 12514)/10000&#10;)" office:value-type="float" office:value="15.9954246736084" calcext:value-type="float">
            <text:p>15.9954246736084</text:p>
          </table:table-cell>
          <table:table-cell table:formula="of:=IF(YEAR([.A1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];1)" office:value-type="date" office:date-value="2001-03-01" calcext:value-type="date">
            <text:p>01.03.2001</text:p>
          </table:table-cell>
          <table:table-cell table:formula="of:=[.B15]*RANDBETWEEN(95;108)/100" office:value-type="float" office:value="13.3092580690877" calcext:value-type="float">
            <text:p>13.3092580690877</text:p>
          </table:table-cell>
          <table:table-cell table:formula="of:=[.B16]*&#10;IF(&#10;    [.A16]&gt;=DATE(2010;1;1);&#10;    RANDBETWEEN(7308;10507)/10000;&#10;    RANDBETWEEN(9504; 12514)/10000&#10;)" office:value-type="float" office:value="12.8061681140762" calcext:value-type="float">
            <text:p>12.8061681140762</text:p>
          </table:table-cell>
          <table:table-cell table:formula="of:=IF(YEAR([.A1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];1)" office:value-type="date" office:date-value="2001-04-01" calcext:value-type="date">
            <text:p>01.04.2001</text:p>
          </table:table-cell>
          <table:table-cell table:formula="of:=[.B16]*RANDBETWEEN(95;108)/100" office:value-type="float" office:value="13.1761654883968" calcext:value-type="float">
            <text:p>13.1761654883968</text:p>
          </table:table-cell>
          <table:table-cell table:formula="of:=[.B17]*&#10;IF(&#10;    [.A17]&gt;=DATE(2010;1;1);&#10;    RANDBETWEEN(7308;10507)/10000;&#10;    RANDBETWEEN(9504; 12514)/10000&#10;)" office:value-type="float" office:value="16.2145892500211" calcext:value-type="float">
            <text:p>16.2145892500211</text:p>
          </table:table-cell>
          <table:table-cell table:formula="of:=IF(YEAR([.A1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];1)" office:value-type="date" office:date-value="2001-05-01" calcext:value-type="date">
            <text:p>01.05.2001</text:p>
          </table:table-cell>
          <table:table-cell table:formula="of:=[.B17]*RANDBETWEEN(95;108)/100" office:value-type="float" office:value="13.8349737628167" calcext:value-type="float">
            <text:p>13.8349737628167</text:p>
          </table:table-cell>
          <table:table-cell table:formula="of:=[.B18]*&#10;IF(&#10;    [.A18]&gt;=DATE(2010;1;1);&#10;    RANDBETWEEN(7308;10507)/10000;&#10;    RANDBETWEEN(9504; 12514)/10000&#10;)" office:value-type="float" office:value="16.5978180232512" calcext:value-type="float">
            <text:p>16.5978180232512</text:p>
          </table:table-cell>
          <table:table-cell table:formula="of:=IF(YEAR([.A1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];1)" office:value-type="date" office:date-value="2001-06-01" calcext:value-type="date">
            <text:p>01.06.2001</text:p>
          </table:table-cell>
          <table:table-cell table:formula="of:=[.B18]*RANDBETWEEN(95;108)/100" office:value-type="float" office:value="14.6650721885857" calcext:value-type="float">
            <text:p>14.6650721885857</text:p>
          </table:table-cell>
          <table:table-cell table:formula="of:=[.B19]*&#10;IF(&#10;    [.A19]&gt;=DATE(2010;1;1);&#10;    RANDBETWEEN(7308;10507)/10000;&#10;    RANDBETWEEN(9504; 12514)/10000&#10;)" office:value-type="float" office:value="17.7432708409698" calcext:value-type="float">
            <text:p>17.7432708409698</text:p>
          </table:table-cell>
          <table:table-cell table:formula="of:=IF(YEAR([.A1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];1)" office:value-type="date" office:date-value="2001-07-01" calcext:value-type="date">
            <text:p>01.07.2001</text:p>
          </table:table-cell>
          <table:table-cell table:formula="of:=[.B19]*RANDBETWEEN(95;108)/100" office:value-type="float" office:value="15.3983257980149" calcext:value-type="float">
            <text:p>15.3983257980149</text:p>
          </table:table-cell>
          <table:table-cell table:formula="of:=[.B20]*&#10;IF(&#10;    [.A20]&gt;=DATE(2010;1;1);&#10;    RANDBETWEEN(7308;10507)/10000;&#10;    RANDBETWEEN(9504; 12514)/10000&#10;)" office:value-type="float" office:value="16.8627065814062" calcext:value-type="float">
            <text:p>16.8627065814062</text:p>
          </table:table-cell>
          <table:table-cell table:formula="of:=IF(YEAR([.A2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];1)" office:value-type="date" office:date-value="2001-08-01" calcext:value-type="date">
            <text:p>01.08.2001</text:p>
          </table:table-cell>
          <table:table-cell table:formula="of:=[.B20]*RANDBETWEEN(95;108)/100" office:value-type="float" office:value="14.9363760240745" calcext:value-type="float">
            <text:p>14.9363760240745</text:p>
          </table:table-cell>
          <table:table-cell table:formula="of:=[.B21]*&#10;IF(&#10;    [.A21]&gt;=DATE(2010;1;1);&#10;    RANDBETWEEN(7308;10507)/10000;&#10;    RANDBETWEEN(9504; 12514)/10000&#10;)" office:value-type="float" office:value="14.4658801793162" calcext:value-type="float">
            <text:p>14.4658801793162</text:p>
          </table:table-cell>
          <table:table-cell table:formula="of:=IF(YEAR([.A2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];1)" office:value-type="date" office:date-value="2001-09-01" calcext:value-type="date">
            <text:p>01.09.2001</text:p>
          </table:table-cell>
          <table:table-cell table:formula="of:=[.B21]*RANDBETWEEN(95;108)/100" office:value-type="float" office:value="15.9819223457597" calcext:value-type="float">
            <text:p>15.9819223457597</text:p>
          </table:table-cell>
          <table:table-cell table:formula="of:=[.B22]*&#10;IF(&#10;    [.A22]&gt;=DATE(2010;1;1);&#10;    RANDBETWEEN(7308;10507)/10000;&#10;    RANDBETWEEN(9504; 12514)/10000&#10;)" office:value-type="float" office:value="19.8735204369522" calcext:value-type="float">
            <text:p>19.8735204369522</text:p>
          </table:table-cell>
          <table:table-cell table:formula="of:=IF(YEAR([.A2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];1)" office:value-type="date" office:date-value="2001-10-01" calcext:value-type="date">
            <text:p>01.10.2001</text:p>
          </table:table-cell>
          <table:table-cell table:formula="of:=[.B22]*RANDBETWEEN(95;108)/100" office:value-type="float" office:value="15.8221031223021" calcext:value-type="float">
            <text:p>15.8221031223021</text:p>
          </table:table-cell>
          <table:table-cell table:formula="of:=[.B23]*&#10;IF(&#10;    [.A23]&gt;=DATE(2010;1;1);&#10;    RANDBETWEEN(7308;10507)/10000;&#10;    RANDBETWEEN(9504; 12514)/10000&#10;)" office:value-type="float" office:value="18.2761113165712" calcext:value-type="float">
            <text:p>18.2761113165712</text:p>
          </table:table-cell>
          <table:table-cell table:formula="of:=IF(YEAR([.A2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];1)" office:value-type="date" office:date-value="2001-11-01" calcext:value-type="date">
            <text:p>01.11.2001</text:p>
          </table:table-cell>
          <table:table-cell table:formula="of:=[.B23]*RANDBETWEEN(95;108)/100" office:value-type="float" office:value="15.6638820910791" calcext:value-type="float">
            <text:p>15.6638820910791</text:p>
          </table:table-cell>
          <table:table-cell table:formula="of:=[.B24]*&#10;IF(&#10;    [.A24]&gt;=DATE(2010;1;1);&#10;    RANDBETWEEN(7308;10507)/10000;&#10;    RANDBETWEEN(9504; 12514)/10000&#10;)" office:value-type="float" office:value="14.9997334904173" calcext:value-type="float">
            <text:p>14.9997334904173</text:p>
          </table:table-cell>
          <table:table-cell table:formula="of:=IF(YEAR([.A2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];1)" office:value-type="date" office:date-value="2001-12-01" calcext:value-type="date">
            <text:p>01.12.2001</text:p>
          </table:table-cell>
          <table:table-cell table:formula="of:=[.B24]*RANDBETWEEN(95;108)/100" office:value-type="float" office:value="16.9169926583654" calcext:value-type="float">
            <text:p>16.9169926583654</text:p>
          </table:table-cell>
          <table:table-cell table:formula="of:=[.B25]*&#10;IF(&#10;    [.A25]&gt;=DATE(2010;1;1);&#10;    RANDBETWEEN(7308;10507)/10000;&#10;    RANDBETWEEN(9504; 12514)/10000&#10;)" office:value-type="float" office:value="20.3511421680136" calcext:value-type="float">
            <text:p>20.3511421680136</text:p>
          </table:table-cell>
          <table:table-cell table:formula="of:=IF(YEAR([.A2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5];1)" office:value-type="date" office:date-value="2002-01-01" calcext:value-type="date">
            <text:p>01.01.2002</text:p>
          </table:table-cell>
          <table:table-cell table:formula="of:=[.B25]*RANDBETWEEN(95;108)/100" office:value-type="float" office:value="17.5936723647" calcext:value-type="float">
            <text:p>17.5936723647</text:p>
          </table:table-cell>
          <table:table-cell table:formula="of:=[.B26]*&#10;IF(&#10;    [.A26]&gt;=DATE(2010;1;1);&#10;    RANDBETWEEN(7308;10507)/10000;&#10;    RANDBETWEEN(9504; 12514)/10000&#10;)" office:value-type="float" office:value="19.2509963014548" calcext:value-type="float">
            <text:p>19.2509963014548</text:p>
          </table:table-cell>
          <table:table-cell table:formula="of:=IF(YEAR([.A2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6];1)" office:value-type="date" office:date-value="2002-02-01" calcext:value-type="date">
            <text:p>01.02.2002</text:p>
          </table:table-cell>
          <table:table-cell table:formula="of:=[.B26]*RANDBETWEEN(95;108)/100" office:value-type="float" office:value="17.769609088347" calcext:value-type="float">
            <text:p>17.769609088347</text:p>
          </table:table-cell>
          <table:table-cell table:formula="of:=[.B27]*&#10;IF(&#10;    [.A27]&gt;=DATE(2010;1;1);&#10;    RANDBETWEEN(7308;10507)/10000;&#10;    RANDBETWEEN(9504; 12514)/10000&#10;)" office:value-type="float" office:value="17.4142169065801" calcext:value-type="float">
            <text:p>17.4142169065801</text:p>
          </table:table-cell>
          <table:table-cell table:formula="of:=IF(YEAR([.A2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7];1)" office:value-type="date" office:date-value="2002-03-01" calcext:value-type="date">
            <text:p>01.03.2002</text:p>
          </table:table-cell>
          <table:table-cell table:formula="of:=[.B27]*RANDBETWEEN(95;108)/100" office:value-type="float" office:value="18.125001270114" calcext:value-type="float">
            <text:p>18.125001270114</text:p>
          </table:table-cell>
          <table:table-cell table:formula="of:=[.B28]*&#10;IF(&#10;    [.A28]&gt;=DATE(2010;1;1);&#10;    RANDBETWEEN(7308;10507)/10000;&#10;    RANDBETWEEN(9504; 12514)/10000&#10;)" office:value-type="float" office:value="17.5341262287083" calcext:value-type="float">
            <text:p>17.5341262287083</text:p>
          </table:table-cell>
          <table:table-cell table:formula="of:=IF(YEAR([.A2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8];1)" office:value-type="date" office:date-value="2002-04-01" calcext:value-type="date">
            <text:p>01.04.2002</text:p>
          </table:table-cell>
          <table:table-cell table:formula="of:=[.B28]*RANDBETWEEN(95;108)/100" office:value-type="float" office:value="17.7625012447117" calcext:value-type="float">
            <text:p>17.7625012447117</text:p>
          </table:table-cell>
          <table:table-cell table:formula="of:=[.B29]*&#10;IF(&#10;    [.A29]&gt;=DATE(2010;1;1);&#10;    RANDBETWEEN(7308;10507)/10000;&#10;    RANDBETWEEN(9504; 12514)/10000&#10;)" office:value-type="float" office:value="17.5049449766634" calcext:value-type="float">
            <text:p>17.5049449766634</text:p>
          </table:table-cell>
          <table:table-cell table:formula="of:=IF(YEAR([.A2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9];1)" office:value-type="date" office:date-value="2002-05-01" calcext:value-type="date">
            <text:p>01.05.2002</text:p>
          </table:table-cell>
          <table:table-cell table:formula="of:=[.B29]*RANDBETWEEN(95;108)/100" office:value-type="float" office:value="17.4072512198175" calcext:value-type="float">
            <text:p>17.4072512198175</text:p>
          </table:table-cell>
          <table:table-cell table:formula="of:=[.B30]*&#10;IF(&#10;    [.A30]&gt;=DATE(2010;1;1);&#10;    RANDBETWEEN(7308;10507)/10000;&#10;    RANDBETWEEN(9504; 12514)/10000&#10;)" office:value-type="float" office:value="18.5178338476418" calcext:value-type="float">
            <text:p>18.5178338476418</text:p>
          </table:table-cell>
          <table:table-cell table:formula="of:=IF(YEAR([.A3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0];1)" office:value-type="date" office:date-value="2002-06-01" calcext:value-type="date">
            <text:p>01.06.2002</text:p>
          </table:table-cell>
          <table:table-cell table:formula="of:=[.B30]*RANDBETWEEN(95;108)/100" office:value-type="float" office:value="17.4072512198175" calcext:value-type="float">
            <text:p>17.4072512198175</text:p>
          </table:table-cell>
          <table:table-cell table:formula="of:=[.B31]*&#10;IF(&#10;    [.A31]&gt;=DATE(2010;1;1);&#10;    RANDBETWEEN(7308;10507)/10000;&#10;    RANDBETWEEN(9504; 12514)/10000&#10;)" office:value-type="float" office:value="20.3421137754787" calcext:value-type="float">
            <text:p>20.3421137754787</text:p>
          </table:table-cell>
          <table:table-cell table:formula="of:=IF(YEAR([.A3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1];1)" office:value-type="date" office:date-value="2002-07-01" calcext:value-type="date">
            <text:p>01.07.2002</text:p>
          </table:table-cell>
          <table:table-cell table:formula="of:=[.B31]*RANDBETWEEN(95;108)/100" office:value-type="float" office:value="16.885033683223" calcext:value-type="float">
            <text:p>16.885033683223</text:p>
          </table:table-cell>
          <table:table-cell table:formula="of:=[.B32]*&#10;IF(&#10;    [.A32]&gt;=DATE(2010;1;1);&#10;    RANDBETWEEN(7308;10507)/10000;&#10;    RANDBETWEEN(9504; 12514)/10000&#10;)" office:value-type="float" office:value="19.7673089329491" calcext:value-type="float">
            <text:p>19.7673089329491</text:p>
          </table:table-cell>
          <table:table-cell table:formula="of:=IF(YEAR([.A3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2];1)" office:value-type="date" office:date-value="2002-08-01" calcext:value-type="date">
            <text:p>01.08.2002</text:p>
          </table:table-cell>
          <table:table-cell table:formula="of:=[.B32]*RANDBETWEEN(95;108)/100" office:value-type="float" office:value="16.5473330095585" calcext:value-type="float">
            <text:p>16.5473330095585</text:p>
          </table:table-cell>
          <table:table-cell table:formula="of:=[.B33]*&#10;IF(&#10;    [.A33]&gt;=DATE(2010;1;1);&#10;    RANDBETWEEN(7308;10507)/10000;&#10;    RANDBETWEEN(9504; 12514)/10000&#10;)" office:value-type="float" office:value="18.815972365169" calcext:value-type="float">
            <text:p>18.815972365169</text:p>
          </table:table-cell>
          <table:table-cell table:formula="of:=IF(YEAR([.A3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3];1)" office:value-type="date" office:date-value="2002-09-01" calcext:value-type="date">
            <text:p>01.09.2002</text:p>
          </table:table-cell>
          <table:table-cell table:formula="of:=[.B33]*RANDBETWEEN(95;108)/100" office:value-type="float" office:value="17.8711196503232" calcext:value-type="float">
            <text:p>17.8711196503232</text:p>
          </table:table-cell>
          <table:table-cell table:formula="of:=[.B34]*&#10;IF(&#10;    [.A34]&gt;=DATE(2010;1;1);&#10;    RANDBETWEEN(7308;10507)/10000;&#10;    RANDBETWEEN(9504; 12514)/10000&#10;)" office:value-type="float" office:value="20.5482133739416" calcext:value-type="float">
            <text:p>20.5482133739416</text:p>
          </table:table-cell>
          <table:table-cell table:formula="of:=IF(YEAR([.A3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4];1)" office:value-type="date" office:date-value="2002-10-01" calcext:value-type="date">
            <text:p>01.10.2002</text:p>
          </table:table-cell>
          <table:table-cell table:formula="of:=[.B34]*RANDBETWEEN(95;108)/100" office:value-type="float" office:value="18.7646756328393" calcext:value-type="float">
            <text:p>18.7646756328393</text:p>
          </table:table-cell>
          <table:table-cell table:formula="of:=[.B35]*&#10;IF(&#10;    [.A35]&gt;=DATE(2010;1;1);&#10;    RANDBETWEEN(7308;10507)/10000;&#10;    RANDBETWEEN(9504; 12514)/10000&#10;)" office:value-type="float" office:value="19.3482570450206" calcext:value-type="float">
            <text:p>19.3482570450206</text:p>
          </table:table-cell>
          <table:table-cell table:formula="of:=IF(YEAR([.A3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5];1)" office:value-type="date" office:date-value="2002-11-01" calcext:value-type="date">
            <text:p>01.11.2002</text:p>
          </table:table-cell>
          <table:table-cell table:formula="of:=[.B35]*RANDBETWEEN(95;108)/100" office:value-type="float" office:value="18.9523223891677" calcext:value-type="float">
            <text:p>18.9523223891677</text:p>
          </table:table-cell>
          <table:table-cell table:formula="of:=[.B36]*&#10;IF(&#10;    [.A36]&gt;=DATE(2010;1;1);&#10;    RANDBETWEEN(7308;10507)/10000;&#10;    RANDBETWEEN(9504; 12514)/10000&#10;)" office:value-type="float" office:value="22.3523690257844" calcext:value-type="float">
            <text:p>22.3523690257844</text:p>
          </table:table-cell>
          <table:table-cell table:formula="of:=IF(YEAR([.A3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6];1)" office:value-type="date" office:date-value="2002-12-01" calcext:value-type="date">
            <text:p>01.12.2002</text:p>
          </table:table-cell>
          <table:table-cell table:formula="of:=[.B36]*RANDBETWEEN(95;108)/100" office:value-type="float" office:value="19.1418456130594" calcext:value-type="float">
            <text:p>19.1418456130594</text:p>
          </table:table-cell>
          <table:table-cell table:formula="of:=[.B37]*&#10;IF(&#10;    [.A37]&gt;=DATE(2010;1;1);&#10;    RANDBETWEEN(7308;10507)/10000;&#10;    RANDBETWEEN(9504; 12514)/10000&#10;)" office:value-type="float" office:value="20.6636223392976" calcext:value-type="float">
            <text:p>20.6636223392976</text:p>
          </table:table-cell>
          <table:table-cell table:formula="of:=IF(YEAR([.A3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7];1)" office:value-type="date" office:date-value="2003-01-01" calcext:value-type="date">
            <text:p>01.01.2003</text:p>
          </table:table-cell>
          <table:table-cell table:formula="of:=[.B37]*RANDBETWEEN(95;108)/100" office:value-type="float" office:value="19.5246825253206" calcext:value-type="float">
            <text:p>19.5246825253206</text:p>
          </table:table-cell>
          <table:table-cell table:formula="of:=[.B38]*&#10;IF(&#10;    [.A38]&gt;=DATE(2010;1;1);&#10;    RANDBETWEEN(7308;10507)/10000;&#10;    RANDBETWEEN(9504; 12514)/10000&#10;)" office:value-type="float" office:value="23.1504160702726" calcext:value-type="float">
            <text:p>23.1504160702726</text:p>
          </table:table-cell>
          <table:table-cell table:formula="of:=IF(YEAR([.A3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8];1)" office:value-type="date" office:date-value="2003-02-01" calcext:value-type="date">
            <text:p>01.02.2003</text:p>
          </table:table-cell>
          <table:table-cell table:formula="of:=[.B38]*RANDBETWEEN(95;108)/100" office:value-type="float" office:value="19.1341888748142" calcext:value-type="float">
            <text:p>19.1341888748142</text:p>
          </table:table-cell>
          <table:table-cell table:formula="of:=[.B39]*&#10;IF(&#10;    [.A39]&gt;=DATE(2010;1;1);&#10;    RANDBETWEEN(7308;10507)/10000;&#10;    RANDBETWEEN(9504; 12514)/10000&#10;)" office:value-type="float" office:value="19.4537298290236" calcext:value-type="float">
            <text:p>19.4537298290236</text:p>
          </table:table-cell>
          <table:table-cell table:formula="of:=IF(YEAR([.A3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39];1)" office:value-type="date" office:date-value="2003-03-01" calcext:value-type="date">
            <text:p>01.03.2003</text:p>
          </table:table-cell>
          <table:table-cell table:formula="of:=[.B39]*RANDBETWEEN(95;108)/100" office:value-type="float" office:value="20.0908983185549" calcext:value-type="float">
            <text:p>20.0908983185549</text:p>
          </table:table-cell>
          <table:table-cell table:formula="of:=[.B40]*&#10;IF(&#10;    [.A40]&gt;=DATE(2010;1;1);&#10;    RANDBETWEEN(7308;10507)/10000;&#10;    RANDBETWEEN(9504; 12514)/10000&#10;)" office:value-type="float" office:value="21.3325158346416" calcext:value-type="float">
            <text:p>21.3325158346416</text:p>
          </table:table-cell>
          <table:table-cell table:formula="of:=IF(YEAR([.A4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0];1)" office:value-type="date" office:date-value="2003-04-01" calcext:value-type="date">
            <text:p>01.04.2003</text:p>
          </table:table-cell>
          <table:table-cell table:formula="of:=[.B40]*RANDBETWEEN(95;108)/100" office:value-type="float" office:value="21.6981701840393" calcext:value-type="float">
            <text:p>21.6981701840393</text:p>
          </table:table-cell>
          <table:table-cell table:formula="of:=[.B41]*&#10;IF(&#10;    [.A41]&gt;=DATE(2010;1;1);&#10;    RANDBETWEEN(7308;10507)/10000;&#10;    RANDBETWEEN(9504; 12514)/10000&#10;)" office:value-type="float" office:value="26.719126764626" calcext:value-type="float">
            <text:p>26.719126764626</text:p>
          </table:table-cell>
          <table:table-cell table:formula="of:=IF(YEAR([.A4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1];1)" office:value-type="date" office:date-value="2003-05-01" calcext:value-type="date">
            <text:p>01.05.2003</text:p>
          </table:table-cell>
          <table:table-cell table:formula="of:=[.B41]*RANDBETWEEN(95;108)/100" office:value-type="float" office:value="21.4811884821989" calcext:value-type="float">
            <text:p>21.4811884821989</text:p>
          </table:table-cell>
          <table:table-cell table:formula="of:=[.B42]*&#10;IF(&#10;    [.A42]&gt;=DATE(2010;1;1);&#10;    RANDBETWEEN(7308;10507)/10000;&#10;    RANDBETWEEN(9504; 12514)/10000&#10;)" office:value-type="float" office:value="23.8978221864463" calcext:value-type="float">
            <text:p>23.8978221864463</text:p>
          </table:table-cell>
          <table:table-cell table:formula="of:=IF(YEAR([.A4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2];1)" office:value-type="date" office:date-value="2003-06-01" calcext:value-type="date">
            <text:p>01.06.2003</text:p>
          </table:table-cell>
          <table:table-cell table:formula="of:=[.B42]*RANDBETWEEN(95;108)/100" office:value-type="float" office:value="21.4811884821989" calcext:value-type="float">
            <text:p>21.4811884821989</text:p>
          </table:table-cell>
          <table:table-cell table:formula="of:=[.B43]*&#10;IF(&#10;    [.A43]&gt;=DATE(2010;1;1);&#10;    RANDBETWEEN(7308;10507)/10000;&#10;    RANDBETWEEN(9504; 12514)/10000&#10;)" office:value-type="float" office:value="24.3790008084475" calcext:value-type="float">
            <text:p>24.3790008084475</text:p>
          </table:table-cell>
          <table:table-cell table:formula="of:=IF(YEAR([.A4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3];1)" office:value-type="date" office:date-value="2003-07-01" calcext:value-type="date">
            <text:p>01.07.2003</text:p>
          </table:table-cell>
          <table:table-cell table:formula="of:=[.B43]*RANDBETWEEN(95;108)/100" office:value-type="float" office:value="21.2663765973769" calcext:value-type="float">
            <text:p>21.2663765973769</text:p>
          </table:table-cell>
          <table:table-cell table:formula="of:=[.B44]*&#10;IF(&#10;    [.A44]&gt;=DATE(2010;1;1);&#10;    RANDBETWEEN(7308;10507)/10000;&#10;    RANDBETWEEN(9504; 12514)/10000&#10;)" office:value-type="float" office:value="26.0045253032725" calcext:value-type="float">
            <text:p>26.0045253032725</text:p>
          </table:table-cell>
          <table:table-cell table:formula="of:=IF(YEAR([.A4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4];1)" office:value-type="date" office:date-value="2003-08-01" calcext:value-type="date">
            <text:p>01.08.2003</text:p>
          </table:table-cell>
          <table:table-cell table:formula="of:=[.B44]*RANDBETWEEN(95;108)/100" office:value-type="float" office:value="22.3296954272457" calcext:value-type="float">
            <text:p>22.3296954272457</text:p>
          </table:table-cell>
          <table:table-cell table:formula="of:=[.B45]*&#10;IF(&#10;    [.A45]&gt;=DATE(2010;1;1);&#10;    RANDBETWEEN(7308;10507)/10000;&#10;    RANDBETWEEN(9504; 12514)/10000&#10;)" office:value-type="float" office:value="23.5154022544325" calcext:value-type="float">
            <text:p>23.5154022544325</text:p>
          </table:table-cell>
          <table:table-cell table:formula="of:=IF(YEAR([.A4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5];1)" office:value-type="date" office:date-value="2003-09-01" calcext:value-type="date">
            <text:p>01.09.2003</text:p>
          </table:table-cell>
          <table:table-cell table:formula="of:=[.B45]*RANDBETWEEN(95;108)/100" office:value-type="float" office:value="23.446180198608" calcext:value-type="float">
            <text:p>23.446180198608</text:p>
          </table:table-cell>
          <table:table-cell table:formula="of:=[.B46]*&#10;IF(&#10;    [.A46]&gt;=DATE(2010;1;1);&#10;    RANDBETWEEN(7308;10507)/10000;&#10;    RANDBETWEEN(9504; 12514)/10000&#10;)" office:value-type="float" office:value="24.9654926754778" calcext:value-type="float">
            <text:p>24.9654926754778</text:p>
          </table:table-cell>
          <table:table-cell table:formula="of:=IF(YEAR([.A4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6];1)" office:value-type="date" office:date-value="2003-10-01" calcext:value-type="date">
            <text:p>01.10.2003</text:p>
          </table:table-cell>
          <table:table-cell table:formula="of:=[.B46]*RANDBETWEEN(95;108)/100" office:value-type="float" office:value="25.3218746144967" calcext:value-type="float">
            <text:p>25.3218746144967</text:p>
          </table:table-cell>
          <table:table-cell table:formula="of:=[.B47]*&#10;IF(&#10;    [.A47]&gt;=DATE(2010;1;1);&#10;    RANDBETWEEN(7308;10507)/10000;&#10;    RANDBETWEEN(9504; 12514)/10000&#10;)" office:value-type="float" office:value="29.1581386185929" calcext:value-type="float">
            <text:p>29.1581386185929</text:p>
          </table:table-cell>
          <table:table-cell table:formula="of:=IF(YEAR([.A4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7];1)" office:value-type="date" office:date-value="2003-11-01" calcext:value-type="date">
            <text:p>01.11.2003</text:p>
          </table:table-cell>
          <table:table-cell table:formula="of:=[.B47]*RANDBETWEEN(95;108)/100" office:value-type="float" office:value="26.5879683452215" calcext:value-type="float">
            <text:p>26.5879683452215</text:p>
          </table:table-cell>
          <table:table-cell table:formula="of:=[.B48]*&#10;IF(&#10;    [.A48]&gt;=DATE(2010;1;1);&#10;    RANDBETWEEN(7308;10507)/10000;&#10;    RANDBETWEEN(9504; 12514)/10000&#10;)" office:value-type="float" office:value="29.6721726732672" calcext:value-type="float">
            <text:p>29.6721726732672</text:p>
          </table:table-cell>
          <table:table-cell table:formula="of:=IF(YEAR([.A4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8];1)" office:value-type="date" office:date-value="2003-12-01" calcext:value-type="date">
            <text:p>01.12.2003</text:p>
          </table:table-cell>
          <table:table-cell table:formula="of:=[.B48]*RANDBETWEEN(95;108)/100" office:value-type="float" office:value="26.8538480286737" calcext:value-type="float">
            <text:p>26.8538480286737</text:p>
          </table:table-cell>
          <table:table-cell table:formula="of:=[.B49]*&#10;IF(&#10;    [.A49]&gt;=DATE(2010;1;1);&#10;    RANDBETWEEN(7308;10507)/10000;&#10;    RANDBETWEEN(9504; 12514)/10000&#10;)" office:value-type="float" office:value="26.3194564529031" calcext:value-type="float">
            <text:p>26.3194564529031</text:p>
          </table:table-cell>
          <table:table-cell table:formula="of:=IF(YEAR([.A4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49];1)" office:value-type="date" office:date-value="2004-01-01" calcext:value-type="date">
            <text:p>01.01.2004</text:p>
          </table:table-cell>
          <table:table-cell table:formula="of:=[.B49]*RANDBETWEEN(95;108)/100" office:value-type="float" office:value="28.1965404301074" calcext:value-type="float">
            <text:p>28.1965404301074</text:p>
          </table:table-cell>
          <table:table-cell table:formula="of:=[.B50]*&#10;IF(&#10;    [.A50]&gt;=DATE(2010;1;1);&#10;    RANDBETWEEN(7308;10507)/10000;&#10;    RANDBETWEEN(9504; 12514)/10000&#10;)" office:value-type="float" office:value="32.0735647392472" calcext:value-type="float">
            <text:p>32.0735647392472</text:p>
          </table:table-cell>
          <table:table-cell table:formula="of:=IF(YEAR([.A5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0];1)" office:value-type="date" office:date-value="2004-02-01" calcext:value-type="date">
            <text:p>01.02.2004</text:p>
          </table:table-cell>
          <table:table-cell table:formula="of:=[.B50]*RANDBETWEEN(95;108)/100" office:value-type="float" office:value="26.786713408602" calcext:value-type="float">
            <text:p>26.786713408602</text:p>
          </table:table-cell>
          <table:table-cell table:formula="of:=[.B51]*&#10;IF(&#10;    [.A51]&gt;=DATE(2010;1;1);&#10;    RANDBETWEEN(7308;10507)/10000;&#10;    RANDBETWEEN(9504; 12514)/10000&#10;)" office:value-type="float" office:value="31.8252942007601" calcext:value-type="float">
            <text:p>31.8252942007601</text:p>
          </table:table-cell>
          <table:table-cell table:formula="of:=IF(YEAR([.A5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1];1)" office:value-type="date" office:date-value="2004-03-01" calcext:value-type="date">
            <text:p>01.03.2004</text:p>
          </table:table-cell>
          <table:table-cell table:formula="of:=[.B51]*RANDBETWEEN(95;108)/100" office:value-type="float" office:value="28.1260490790321" calcext:value-type="float">
            <text:p>28.1260490790321</text:p>
          </table:table-cell>
          <table:table-cell table:formula="of:=[.B52]*&#10;IF(&#10;    [.A52]&gt;=DATE(2010;1;1);&#10;    RANDBETWEEN(7308;10507)/10000;&#10;    RANDBETWEEN(9504; 12514)/10000&#10;)" office:value-type="float" office:value="33.4615605893245" calcext:value-type="float">
            <text:p>33.4615605893245</text:p>
          </table:table-cell>
          <table:table-cell table:formula="of:=IF(YEAR([.A5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2];1)" office:value-type="date" office:date-value="2004-04-01" calcext:value-type="date">
            <text:p>01.04.2004</text:p>
          </table:table-cell>
          <table:table-cell table:formula="of:=[.B52]*RANDBETWEEN(95;108)/100" office:value-type="float" office:value="26.7197466250805" calcext:value-type="float">
            <text:p>26.7197466250805</text:p>
          </table:table-cell>
          <table:table-cell table:formula="of:=[.B53]*&#10;IF(&#10;    [.A53]&gt;=DATE(2010;1;1);&#10;    RANDBETWEEN(7308;10507)/10000;&#10;    RANDBETWEEN(9504; 12514)/10000&#10;)" office:value-type="float" office:value="26.874721155506" calcext:value-type="float">
            <text:p>26.874721155506</text:p>
          </table:table-cell>
          <table:table-cell table:formula="of:=IF(YEAR([.A5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3];1)" office:value-type="date" office:date-value="2004-05-01" calcext:value-type="date">
            <text:p>01.05.2004</text:p>
          </table:table-cell>
          <table:table-cell table:formula="of:=[.B53]*RANDBETWEEN(95;108)/100" office:value-type="float" office:value="25.6509567600773" calcext:value-type="float">
            <text:p>25.6509567600773</text:p>
          </table:table-cell>
          <table:table-cell table:formula="of:=[.B54]*&#10;IF(&#10;    [.A54]&gt;=DATE(2010;1;1);&#10;    RANDBETWEEN(7308;10507)/10000;&#10;    RANDBETWEEN(9504; 12514)/10000&#10;)" office:value-type="float" office:value="27.882589998204" calcext:value-type="float">
            <text:p>27.882589998204</text:p>
          </table:table-cell>
          <table:table-cell table:formula="of:=IF(YEAR([.A5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4];1)" office:value-type="date" office:date-value="2004-06-01" calcext:value-type="date">
            <text:p>01.06.2004</text:p>
          </table:table-cell>
          <table:table-cell table:formula="of:=[.B54]*RANDBETWEEN(95;108)/100" office:value-type="float" office:value="26.9335045980812" calcext:value-type="float">
            <text:p>26.9335045980812</text:p>
          </table:table-cell>
          <table:table-cell table:formula="of:=[.B55]*&#10;IF(&#10;    [.A55]&gt;=DATE(2010;1;1);&#10;    RANDBETWEEN(7308;10507)/10000;&#10;    RANDBETWEEN(9504; 12514)/10000&#10;)" office:value-type="float" office:value="32.2151648497649" calcext:value-type="float">
            <text:p>32.2151648497649</text:p>
          </table:table-cell>
          <table:table-cell table:formula="of:=IF(YEAR([.A5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5];1)" office:value-type="date" office:date-value="2004-07-01" calcext:value-type="date">
            <text:p>01.07.2004</text:p>
          </table:table-cell>
          <table:table-cell table:formula="of:=[.B55]*RANDBETWEEN(95;108)/100" office:value-type="float" office:value="26.3948345061195" calcext:value-type="float">
            <text:p>26.3948345061195</text:p>
          </table:table-cell>
          <table:table-cell table:formula="of:=[.B56]*&#10;IF(&#10;    [.A56]&gt;=DATE(2010;1;1);&#10;    RANDBETWEEN(7308;10507)/10000;&#10;    RANDBETWEEN(9504; 12514)/10000&#10;)" office:value-type="float" office:value="29.282429401089" calcext:value-type="float">
            <text:p>29.282429401089</text:p>
          </table:table-cell>
          <table:table-cell table:formula="of:=IF(YEAR([.A5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6];1)" office:value-type="date" office:date-value="2004-08-01" calcext:value-type="date">
            <text:p>01.08.2004</text:p>
          </table:table-cell>
          <table:table-cell table:formula="of:=[.B56]*RANDBETWEEN(95;108)/100" office:value-type="float" office:value="27.4506278863643" calcext:value-type="float">
            <text:p>27.4506278863643</text:p>
          </table:table-cell>
          <table:table-cell table:formula="of:=[.B57]*&#10;IF(&#10;    [.A57]&gt;=DATE(2010;1;1);&#10;    RANDBETWEEN(7308;10507)/10000;&#10;    RANDBETWEEN(9504; 12514)/10000&#10;)" office:value-type="float" office:value="32.0568432456963" calcext:value-type="float">
            <text:p>32.0568432456963</text:p>
          </table:table-cell>
          <table:table-cell table:formula="of:=IF(YEAR([.A5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7];1)" office:value-type="date" office:date-value="2004-09-01" calcext:value-type="date">
            <text:p>01.09.2004</text:p>
          </table:table-cell>
          <table:table-cell table:formula="of:=[.B57]*RANDBETWEEN(95;108)/100" office:value-type="float" office:value="26.901615328637" calcext:value-type="float">
            <text:p>26.901615328637</text:p>
          </table:table-cell>
          <table:table-cell table:formula="of:=[.B58]*&#10;IF(&#10;    [.A58]&gt;=DATE(2010;1;1);&#10;    RANDBETWEEN(7308;10507)/10000;&#10;    RANDBETWEEN(9504; 12514)/10000&#10;)" office:value-type="float" office:value="27.6064376502473" calcext:value-type="float">
            <text:p>27.6064376502473</text:p>
          </table:table-cell>
          <table:table-cell table:formula="of:=IF(YEAR([.A5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8];1)" office:value-type="date" office:date-value="2004-10-01" calcext:value-type="date">
            <text:p>01.10.2004</text:p>
          </table:table-cell>
          <table:table-cell table:formula="of:=[.B58]*RANDBETWEEN(95;108)/100" office:value-type="float" office:value="28.2466960950689" calcext:value-type="float">
            <text:p>28.2466960950689</text:p>
          </table:table-cell>
          <table:table-cell table:formula="of:=[.B59]*&#10;IF(&#10;    [.A59]&gt;=DATE(2010;1;1);&#10;    RANDBETWEEN(7308;10507)/10000;&#10;    RANDBETWEEN(9504; 12514)/10000&#10;)" office:value-type="float" office:value="29.6901022655269" calcext:value-type="float">
            <text:p>29.6901022655269</text:p>
          </table:table-cell>
          <table:table-cell table:formula="of:=IF(YEAR([.A5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59];1)" office:value-type="date" office:date-value="2004-11-01" calcext:value-type="date">
            <text:p>01.11.2004</text:p>
          </table:table-cell>
          <table:table-cell table:formula="of:=[.B59]*RANDBETWEEN(95;108)/100" office:value-type="float" office:value="27.1168282512661" calcext:value-type="float">
            <text:p>27.1168282512661</text:p>
          </table:table-cell>
          <table:table-cell table:formula="of:=[.B60]*&#10;IF(&#10;    [.A60]&gt;=DATE(2010;1;1);&#10;    RANDBETWEEN(7308;10507)/10000;&#10;    RANDBETWEEN(9504; 12514)/10000&#10;)" office:value-type="float" office:value="29.6522516927595" calcext:value-type="float">
            <text:p>29.6522516927595</text:p>
          </table:table-cell>
          <table:table-cell table:formula="of:=IF(YEAR([.A6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0];1)" office:value-type="date" office:date-value="2004-12-01" calcext:value-type="date">
            <text:p>01.12.2004</text:p>
          </table:table-cell>
          <table:table-cell table:formula="of:=[.B60]*RANDBETWEEN(95;108)/100" office:value-type="float" office:value="26.5744916862408" calcext:value-type="float">
            <text:p>26.5744916862408</text:p>
          </table:table-cell>
          <table:table-cell table:formula="of:=[.B61]*&#10;IF(&#10;    [.A61]&gt;=DATE(2010;1;1);&#10;    RANDBETWEEN(7308;10507)/10000;&#10;    RANDBETWEEN(9504; 12514)/10000&#10;)" office:value-type="float" office:value="30.7971784151845" calcext:value-type="float">
            <text:p>30.7971784151845</text:p>
          </table:table-cell>
          <table:table-cell table:formula="of:=IF(YEAR([.A6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1];1)" office:value-type="date" office:date-value="2005-01-01" calcext:value-type="date">
            <text:p>01.01.2005</text:p>
          </table:table-cell>
          <table:table-cell table:formula="of:=[.B61]*RANDBETWEEN(95;108)/100" office:value-type="float" office:value="27.1059815199656" calcext:value-type="float">
            <text:p>27.1059815199656</text:p>
          </table:table-cell>
          <table:table-cell table:formula="of:=[.B62]*&#10;IF(&#10;    [.A62]&gt;=DATE(2010;1;1);&#10;    RANDBETWEEN(7308;10507)/10000;&#10;    RANDBETWEEN(9504; 12514)/10000&#10;)" office:value-type="float" office:value="32.9988219024062" calcext:value-type="float">
            <text:p>32.9988219024062</text:p>
          </table:table-cell>
          <table:table-cell table:formula="of:=IF(YEAR([.A6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2];1)" office:value-type="date" office:date-value="2005-02-01" calcext:value-type="date">
            <text:p>01.02.2005</text:p>
          </table:table-cell>
          <table:table-cell table:formula="of:=[.B62]*RANDBETWEEN(95;108)/100" office:value-type="float" office:value="28.7323404111636" calcext:value-type="float">
            <text:p>28.7323404111636</text:p>
          </table:table-cell>
          <table:table-cell table:formula="of:=[.B63]*&#10;IF(&#10;    [.A63]&gt;=DATE(2010;1;1);&#10;    RANDBETWEEN(7308;10507)/10000;&#10;    RANDBETWEEN(9504; 12514)/10000&#10;)" office:value-type="float" office:value="35.0678214718251" calcext:value-type="float">
            <text:p>35.0678214718251</text:p>
          </table:table-cell>
          <table:table-cell table:formula="of:=IF(YEAR([.A6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3];1)" office:value-type="date" office:date-value="2005-03-01" calcext:value-type="date">
            <text:p>01.03.2005</text:p>
          </table:table-cell>
          <table:table-cell table:formula="of:=[.B63]*RANDBETWEEN(95;108)/100" office:value-type="float" office:value="29.0196638152752" calcext:value-type="float">
            <text:p>29.0196638152752</text:p>
          </table:table-cell>
          <table:table-cell table:formula="of:=[.B64]*&#10;IF(&#10;    [.A64]&gt;=DATE(2010;1;1);&#10;    RANDBETWEEN(7308;10507)/10000;&#10;    RANDBETWEEN(9504; 12514)/10000&#10;)" office:value-type="float" office:value="34.0110459915025" calcext:value-type="float">
            <text:p>34.0110459915025</text:p>
          </table:table-cell>
          <table:table-cell table:formula="of:=IF(YEAR([.A6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4];1)" office:value-type="date" office:date-value="2005-04-01" calcext:value-type="date">
            <text:p>01.04.2005</text:p>
          </table:table-cell>
          <table:table-cell table:formula="of:=[.B64]*RANDBETWEEN(95;108)/100" office:value-type="float" office:value="27.8588772626642" calcext:value-type="float">
            <text:p>27.8588772626642</text:p>
          </table:table-cell>
          <table:table-cell table:formula="of:=[.B65]*&#10;IF(&#10;    [.A65]&gt;=DATE(2010;1;1);&#10;    RANDBETWEEN(7308;10507)/10000;&#10;    RANDBETWEEN(9504; 12514)/10000&#10;)" office:value-type="float" office:value="30.4051786444717" calcext:value-type="float">
            <text:p>30.4051786444717</text:p>
          </table:table-cell>
          <table:table-cell table:formula="of:=IF(YEAR([.A6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5];1)" office:value-type="date" office:date-value="2005-05-01" calcext:value-type="date">
            <text:p>01.05.2005</text:p>
          </table:table-cell>
          <table:table-cell table:formula="of:=[.B65]*RANDBETWEEN(95;108)/100" office:value-type="float" office:value="27.0231109447843" calcext:value-type="float">
            <text:p>27.0231109447843</text:p>
          </table:table-cell>
          <table:table-cell table:formula="of:=[.B66]*&#10;IF(&#10;    [.A66]&gt;=DATE(2010;1;1);&#10;    RANDBETWEEN(7308;10507)/10000;&#10;    RANDBETWEEN(9504; 12514)/10000&#10;)" office:value-type="float" office:value="27.4149460534836" calcext:value-type="float">
            <text:p>27.4149460534836</text:p>
          </table:table-cell>
          <table:table-cell table:formula="of:=IF(YEAR([.A6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6];1)" office:value-type="date" office:date-value="2005-06-01" calcext:value-type="date">
            <text:p>01.06.2005</text:p>
          </table:table-cell>
          <table:table-cell table:formula="of:=[.B66]*RANDBETWEEN(95;108)/100" office:value-type="float" office:value="28.9147287109192" calcext:value-type="float">
            <text:p>28.9147287109192</text:p>
          </table:table-cell>
          <table:table-cell table:formula="of:=[.B67]*&#10;IF(&#10;    [.A67]&gt;=DATE(2010;1;1);&#10;    RANDBETWEEN(7308;10507)/10000;&#10;    RANDBETWEEN(9504; 12514)/10000&#10;)" office:value-type="float" office:value="27.7552480896113" calcext:value-type="float">
            <text:p>27.7552480896113</text:p>
          </table:table-cell>
          <table:table-cell table:formula="of:=IF(YEAR([.A6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7];1)" office:value-type="date" office:date-value="2005-07-01" calcext:value-type="date">
            <text:p>01.07.2005</text:p>
          </table:table-cell>
          <table:table-cell table:formula="of:=[.B67]*RANDBETWEEN(95;108)/100" office:value-type="float" office:value="31.2279070077927" calcext:value-type="float">
            <text:p>31.2279070077927</text:p>
          </table:table-cell>
          <table:table-cell table:formula="of:=[.B68]*&#10;IF(&#10;    [.A68]&gt;=DATE(2010;1;1);&#10;    RANDBETWEEN(7308;10507)/10000;&#10;    RANDBETWEEN(9504; 12514)/10000&#10;)" office:value-type="float" office:value="30.8812772400062" calcext:value-type="float">
            <text:p>30.8812772400062</text:p>
          </table:table-cell>
          <table:table-cell table:formula="of:=IF(YEAR([.A6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8];1)" office:value-type="date" office:date-value="2005-08-01" calcext:value-type="date">
            <text:p>01.08.2005</text:p>
          </table:table-cell>
          <table:table-cell table:formula="of:=[.B68]*RANDBETWEEN(95;108)/100" office:value-type="float" office:value="32.1647442180265" calcext:value-type="float">
            <text:p>32.1647442180265</text:p>
          </table:table-cell>
          <table:table-cell table:formula="of:=[.B69]*&#10;IF(&#10;    [.A69]&gt;=DATE(2010;1;1);&#10;    RANDBETWEEN(7308;10507)/10000;&#10;    RANDBETWEEN(9504; 12514)/10000&#10;)" office:value-type="float" office:value="39.5948001323906" calcext:value-type="float">
            <text:p>39.5948001323906</text:p>
          </table:table-cell>
          <table:table-cell table:formula="of:=IF(YEAR([.A6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69];1)" office:value-type="date" office:date-value="2005-09-01" calcext:value-type="date">
            <text:p>01.09.2005</text:p>
          </table:table-cell>
          <table:table-cell table:formula="of:=[.B69]*RANDBETWEEN(95;108)/100" office:value-type="float" office:value="30.8781544493054" calcext:value-type="float">
            <text:p>30.8781544493054</text:p>
          </table:table-cell>
          <table:table-cell table:formula="of:=[.B70]*&#10;IF(&#10;    [.A70]&gt;=DATE(2010;1;1);&#10;    RANDBETWEEN(7308;10507)/10000;&#10;    RANDBETWEEN(9504; 12514)/10000&#10;)" office:value-type="float" office:value="32.8296538105015" calcext:value-type="float">
            <text:p>32.8296538105015</text:p>
          </table:table-cell>
          <table:table-cell table:formula="of:=IF(YEAR([.A7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0];1)" office:value-type="date" office:date-value="2005-10-01" calcext:value-type="date">
            <text:p>01.10.2005</text:p>
          </table:table-cell>
          <table:table-cell table:formula="of:=[.B70]*RANDBETWEEN(95;108)/100" office:value-type="float" office:value="29.6430282713332" calcext:value-type="float">
            <text:p>29.6430282713332</text:p>
          </table:table-cell>
          <table:table-cell table:formula="of:=[.B71]*&#10;IF(&#10;    [.A71]&gt;=DATE(2010;1;1);&#10;    RANDBETWEEN(7308;10507)/10000;&#10;    RANDBETWEEN(9504; 12514)/10000&#10;)" office:value-type="float" office:value="31.7743620040421" calcext:value-type="float">
            <text:p>31.7743620040421</text:p>
          </table:table-cell>
          <table:table-cell table:formula="of:=IF(YEAR([.A7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1];1)" office:value-type="date" office:date-value="2005-11-01" calcext:value-type="date">
            <text:p>01.11.2005</text:p>
          </table:table-cell>
          <table:table-cell table:formula="of:=[.B71]*RANDBETWEEN(95;108)/100" office:value-type="float" office:value="28.1608768577666" calcext:value-type="float">
            <text:p>28.1608768577666</text:p>
          </table:table-cell>
          <table:table-cell table:formula="of:=[.B72]*&#10;IF(&#10;    [.A72]&gt;=DATE(2010;1;1);&#10;    RANDBETWEEN(7308;10507)/10000;&#10;    RANDBETWEEN(9504; 12514)/10000&#10;)" office:value-type="float" office:value="34.2746032235877" calcext:value-type="float">
            <text:p>34.2746032235877</text:p>
          </table:table-cell>
          <table:table-cell table:formula="of:=IF(YEAR([.A7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2];1)" office:value-type="date" office:date-value="2005-12-01" calcext:value-type="date">
            <text:p>01.12.2005</text:p>
          </table:table-cell>
          <table:table-cell table:formula="of:=[.B72]*RANDBETWEEN(95;108)/100" office:value-type="float" office:value="28.1608768577666" calcext:value-type="float">
            <text:p>28.1608768577666</text:p>
          </table:table-cell>
          <table:table-cell table:formula="of:=[.B73]*&#10;IF(&#10;    [.A73]&gt;=DATE(2010;1;1);&#10;    RANDBETWEEN(7308;10507)/10000;&#10;    RANDBETWEEN(9504; 12514)/10000&#10;)" office:value-type="float" office:value="32.6666171550092" calcext:value-type="float">
            <text:p>32.6666171550092</text:p>
          </table:table-cell>
          <table:table-cell table:formula="of:=IF(YEAR([.A7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3];1)" office:value-type="date" office:date-value="2006-01-01" calcext:value-type="date">
            <text:p>01.01.2006</text:p>
          </table:table-cell>
          <table:table-cell table:formula="of:=[.B73]*RANDBETWEEN(95;108)/100" office:value-type="float" office:value="29.2873119320772" calcext:value-type="float">
            <text:p>29.2873119320772</text:p>
          </table:table-cell>
          <table:table-cell table:formula="of:=[.B74]*&#10;IF(&#10;    [.A74]&gt;=DATE(2010;1;1);&#10;    RANDBETWEEN(7308;10507)/10000;&#10;    RANDBETWEEN(9504; 12514)/10000&#10;)" office:value-type="float" office:value="31.1089827342524" calcext:value-type="float">
            <text:p>31.1089827342524</text:p>
          </table:table-cell>
          <table:table-cell table:formula="of:=IF(YEAR([.A7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4];1)" office:value-type="date" office:date-value="2006-02-01" calcext:value-type="date">
            <text:p>01.02.2006</text:p>
          </table:table-cell>
          <table:table-cell table:formula="of:=[.B74]*RANDBETWEEN(95;108)/100" office:value-type="float" office:value="31.6302968866434" calcext:value-type="float">
            <text:p>31.6302968866434</text:p>
          </table:table-cell>
          <table:table-cell table:formula="of:=[.B75]*&#10;IF(&#10;    [.A75]&gt;=DATE(2010;1;1);&#10;    RANDBETWEEN(7308;10507)/10000;&#10;    RANDBETWEEN(9504; 12514)/10000&#10;)" office:value-type="float" office:value="38.3643870938098" calcext:value-type="float">
            <text:p>38.3643870938098</text:p>
          </table:table-cell>
          <table:table-cell table:formula="of:=IF(YEAR([.A7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5];1)" office:value-type="date" office:date-value="2006-03-01" calcext:value-type="date">
            <text:p>01.03.2006</text:p>
          </table:table-cell>
          <table:table-cell table:formula="of:=[.B75]*RANDBETWEEN(95;108)/100" office:value-type="float" office:value="33.2118117309756" calcext:value-type="float">
            <text:p>33.2118117309756</text:p>
          </table:table-cell>
          <table:table-cell table:formula="of:=[.B76]*&#10;IF(&#10;    [.A76]&gt;=DATE(2010;1;1);&#10;    RANDBETWEEN(7308;10507)/10000;&#10;    RANDBETWEEN(9504; 12514)/10000&#10;)" office:value-type="float" office:value="33.8328726103448" calcext:value-type="float">
            <text:p>33.8328726103448</text:p>
          </table:table-cell>
          <table:table-cell table:formula="of:=IF(YEAR([.A7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6];1)" office:value-type="date" office:date-value="2006-04-01" calcext:value-type="date">
            <text:p>01.04.2006</text:p>
          </table:table-cell>
          <table:table-cell table:formula="of:=[.B76]*RANDBETWEEN(95;108)/100" office:value-type="float" office:value="32.2154573790463" calcext:value-type="float">
            <text:p>32.2154573790463</text:p>
          </table:table-cell>
          <table:table-cell table:formula="of:=[.B77]*&#10;IF(&#10;    [.A77]&gt;=DATE(2010;1;1);&#10;    RANDBETWEEN(7308;10507)/10000;&#10;    RANDBETWEEN(9504; 12514)/10000&#10;)" office:value-type="float" office:value="35.8622471543543" calcext:value-type="float">
            <text:p>35.8622471543543</text:p>
          </table:table-cell>
          <table:table-cell table:formula="of:=IF(YEAR([.A7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7];1)" office:value-type="date" office:date-value="2006-05-01" calcext:value-type="date">
            <text:p>01.05.2006</text:p>
          </table:table-cell>
          <table:table-cell table:formula="of:=[.B77]*RANDBETWEEN(95;108)/100" office:value-type="float" office:value="34.79269396937" calcext:value-type="float">
            <text:p>34.79269396937</text:p>
          </table:table-cell>
          <table:table-cell table:formula="of:=[.B78]*&#10;IF(&#10;    [.A78]&gt;=DATE(2010;1;1);&#10;    RANDBETWEEN(7308;10507)/10000;&#10;    RANDBETWEEN(9504; 12514)/10000&#10;)" office:value-type="float" office:value="38.4702817219324" calcext:value-type="float">
            <text:p>38.4702817219324</text:p>
          </table:table-cell>
          <table:table-cell table:formula="of:=IF(YEAR([.A7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8];1)" office:value-type="date" office:date-value="2006-06-01" calcext:value-type="date">
            <text:p>01.06.2006</text:p>
          </table:table-cell>
          <table:table-cell table:formula="of:=[.B78]*RANDBETWEEN(95;108)/100" office:value-type="float" office:value="36.8802556075322" calcext:value-type="float">
            <text:p>36.8802556075322</text:p>
          </table:table-cell>
          <table:table-cell table:formula="of:=[.B79]*&#10;IF(&#10;    [.A79]&gt;=DATE(2010;1;1);&#10;    RANDBETWEEN(7308;10507)/10000;&#10;    RANDBETWEEN(9504; 12514)/10000&#10;)" office:value-type="float" office:value="39.6536508292186" calcext:value-type="float">
            <text:p>39.6536508292186</text:p>
          </table:table-cell>
          <table:table-cell table:formula="of:=IF(YEAR([.A7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79];1)" office:value-type="date" office:date-value="2006-07-01" calcext:value-type="date">
            <text:p>01.07.2006</text:p>
          </table:table-cell>
          <table:table-cell table:formula="of:=[.B79]*RANDBETWEEN(95;108)/100" office:value-type="float" office:value="36.5114530514569" calcext:value-type="float">
            <text:p>36.5114530514569</text:p>
          </table:table-cell>
          <table:table-cell table:formula="of:=[.B80]*&#10;IF(&#10;    [.A80]&gt;=DATE(2010;1;1);&#10;    RANDBETWEEN(7308;10507)/10000;&#10;    RANDBETWEEN(9504; 12514)/10000&#10;)" office:value-type="float" office:value="37.0700782831442" calcext:value-type="float">
            <text:p>37.0700782831442</text:p>
          </table:table-cell>
          <table:table-cell table:formula="of:=IF(YEAR([.A8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0];1)" office:value-type="date" office:date-value="2006-08-01" calcext:value-type="date">
            <text:p>01.08.2006</text:p>
          </table:table-cell>
          <table:table-cell table:formula="of:=[.B80]*RANDBETWEEN(95;108)/100" office:value-type="float" office:value="35.0509949293986" calcext:value-type="float">
            <text:p>35.0509949293986</text:p>
          </table:table-cell>
          <table:table-cell table:formula="of:=[.B81]*&#10;IF(&#10;    [.A81]&gt;=DATE(2010;1;1);&#10;    RANDBETWEEN(7308;10507)/10000;&#10;    RANDBETWEEN(9504; 12514)/10000&#10;)" office:value-type="float" office:value="33.396587968731" calcext:value-type="float">
            <text:p>33.396587968731</text:p>
          </table:table-cell>
          <table:table-cell table:formula="of:=IF(YEAR([.A8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1];1)" office:value-type="date" office:date-value="2006-09-01" calcext:value-type="date">
            <text:p>01.09.2006</text:p>
          </table:table-cell>
          <table:table-cell table:formula="of:=[.B81]*RANDBETWEEN(95;108)/100" office:value-type="float" office:value="36.4530347265745" calcext:value-type="float">
            <text:p>36.4530347265745</text:p>
          </table:table-cell>
          <table:table-cell table:formula="of:=[.B82]*&#10;IF(&#10;    [.A82]&gt;=DATE(2010;1;1);&#10;    RANDBETWEEN(7308;10507)/10000;&#10;    RANDBETWEEN(9504; 12514)/10000&#10;)" office:value-type="float" office:value="37.5648522857351" calcext:value-type="float">
            <text:p>37.5648522857351</text:p>
          </table:table-cell>
          <table:table-cell table:formula="of:=IF(YEAR([.A8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2];1)" office:value-type="date" office:date-value="2006-10-01" calcext:value-type="date">
            <text:p>01.10.2006</text:p>
          </table:table-cell>
          <table:table-cell table:formula="of:=[.B82]*RANDBETWEEN(95;108)/100" office:value-type="float" office:value="36.4530347265745" calcext:value-type="float">
            <text:p>36.4530347265745</text:p>
          </table:table-cell>
          <table:table-cell table:formula="of:=[.B83]*&#10;IF(&#10;    [.A83]&gt;=DATE(2010;1;1);&#10;    RANDBETWEEN(7308;10507)/10000;&#10;    RANDBETWEEN(9504; 12514)/10000&#10;)" office:value-type="float" office:value="35.5125464306289" calcext:value-type="float">
            <text:p>35.5125464306289</text:p>
          </table:table-cell>
          <table:table-cell table:formula="of:=IF(YEAR([.A8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3];1)" office:value-type="date" office:date-value="2006-11-01" calcext:value-type="date">
            <text:p>01.11.2006</text:p>
          </table:table-cell>
          <table:table-cell table:formula="of:=[.B83]*RANDBETWEEN(95;108)/100" office:value-type="float" office:value="37.182095421106" calcext:value-type="float">
            <text:p>37.182095421106</text:p>
          </table:table-cell>
          <table:table-cell table:formula="of:=[.B84]*&#10;IF(&#10;    [.A84]&gt;=DATE(2010;1;1);&#10;    RANDBETWEEN(7308;10507)/10000;&#10;    RANDBETWEEN(9504; 12514)/10000&#10;)" office:value-type="float" office:value="44.4400404473059" calcext:value-type="float">
            <text:p>44.4400404473059</text:p>
          </table:table-cell>
          <table:table-cell table:formula="of:=IF(YEAR([.A8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4];1)" office:value-type="date" office:date-value="2006-12-01" calcext:value-type="date">
            <text:p>01.12.2006</text:p>
          </table:table-cell>
          <table:table-cell table:formula="of:=[.B84]*RANDBETWEEN(95;108)/100" office:value-type="float" office:value="38.6693792379503" calcext:value-type="float">
            <text:p>38.6693792379503</text:p>
          </table:table-cell>
          <table:table-cell table:formula="of:=[.B85]*&#10;IF(&#10;    [.A85]&gt;=DATE(2010;1;1);&#10;    RANDBETWEEN(7308;10507)/10000;&#10;    RANDBETWEEN(9504; 12514)/10000&#10;)" office:value-type="float" office:value="45.7458756384952" calcext:value-type="float">
            <text:p>45.7458756384952</text:p>
          </table:table-cell>
          <table:table-cell table:formula="of:=IF(YEAR([.A8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5];1)" office:value-type="date" office:date-value="2007-01-01" calcext:value-type="date">
            <text:p>01.01.2007</text:p>
          </table:table-cell>
          <table:table-cell table:formula="of:=[.B85]*RANDBETWEEN(95;108)/100" office:value-type="float" office:value="40.9895419922273" calcext:value-type="float">
            <text:p>40.9895419922273</text:p>
          </table:table-cell>
          <table:table-cell table:formula="of:=[.B86]*&#10;IF(&#10;    [.A86]&gt;=DATE(2010;1;1);&#10;    RANDBETWEEN(7308;10507)/10000;&#10;    RANDBETWEEN(9504; 12514)/10000&#10;)" office:value-type="float" office:value="47.756915375144" calcext:value-type="float">
            <text:p>47.756915375144</text:p>
          </table:table-cell>
          <table:table-cell table:formula="of:=IF(YEAR([.A8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6];1)" office:value-type="date" office:date-value="2007-02-01" calcext:value-type="date">
            <text:p>01.02.2007</text:p>
          </table:table-cell>
          <table:table-cell table:formula="of:=[.B86]*RANDBETWEEN(95;108)/100" office:value-type="float" office:value="43.4489145117609" calcext:value-type="float">
            <text:p>43.4489145117609</text:p>
          </table:table-cell>
          <table:table-cell table:formula="of:=[.B87]*&#10;IF(&#10;    [.A87]&gt;=DATE(2010;1;1);&#10;    RANDBETWEEN(7308;10507)/10000;&#10;    RANDBETWEEN(9504; 12514)/10000&#10;)" office:value-type="float" office:value="43.1578067845321" calcext:value-type="float">
            <text:p>43.1578067845321</text:p>
          </table:table-cell>
          <table:table-cell table:formula="of:=IF(YEAR([.A8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7];1)" office:value-type="date" office:date-value="2007-03-01" calcext:value-type="date">
            <text:p>01.03.2007</text:p>
          </table:table-cell>
          <table:table-cell table:formula="of:=[.B87]*RANDBETWEEN(95;108)/100" office:value-type="float" office:value="44.7523819471138" calcext:value-type="float">
            <text:p>44.7523819471138</text:p>
          </table:table-cell>
          <table:table-cell table:formula="of:=[.B88]*&#10;IF(&#10;    [.A88]&gt;=DATE(2010;1;1);&#10;    RANDBETWEEN(7308;10507)/10000;&#10;    RANDBETWEEN(9504; 12514)/10000&#10;)" office:value-type="float" office:value="45.2580838631161" calcext:value-type="float">
            <text:p>45.2580838631161</text:p>
          </table:table-cell>
          <table:table-cell table:formula="of:=IF(YEAR([.A8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8];1)" office:value-type="date" office:date-value="2007-04-01" calcext:value-type="date">
            <text:p>01.04.2007</text:p>
          </table:table-cell>
          <table:table-cell table:formula="of:=[.B88]*RANDBETWEEN(95;108)/100" office:value-type="float" office:value="48.3325725028829" calcext:value-type="float">
            <text:p>48.3325725028829</text:p>
          </table:table-cell>
          <table:table-cell table:formula="of:=[.B89]*&#10;IF(&#10;    [.A89]&gt;=DATE(2010;1;1);&#10;    RANDBETWEEN(7308;10507)/10000;&#10;    RANDBETWEEN(9504; 12514)/10000&#10;)" office:value-type="float" office:value="57.4094296189243" calcext:value-type="float">
            <text:p>57.4094296189243</text:p>
          </table:table-cell>
          <table:table-cell table:formula="of:=IF(YEAR([.A8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89];1)" office:value-type="date" office:date-value="2007-05-01" calcext:value-type="date">
            <text:p>01.05.2007</text:p>
          </table:table-cell>
          <table:table-cell table:formula="of:=[.B89]*RANDBETWEEN(95;108)/100" office:value-type="float" office:value="48.8158982279117" calcext:value-type="float">
            <text:p>48.8158982279117</text:p>
          </table:table-cell>
          <table:table-cell table:formula="of:=[.B90]*&#10;IF(&#10;    [.A90]&gt;=DATE(2010;1;1);&#10;    RANDBETWEEN(7308;10507)/10000;&#10;    RANDBETWEEN(9504; 12514)/10000&#10;)" office:value-type="float" office:value="56.9486268726818" calcext:value-type="float">
            <text:p>56.9486268726818</text:p>
          </table:table-cell>
          <table:table-cell table:formula="of:=IF(YEAR([.A9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0];1)" office:value-type="date" office:date-value="2007-06-01" calcext:value-type="date">
            <text:p>01.06.2007</text:p>
          </table:table-cell>
          <table:table-cell table:formula="of:=[.B90]*RANDBETWEEN(95;108)/100" office:value-type="float" office:value="48.3277392456326" calcext:value-type="float">
            <text:p>48.3277392456326</text:p>
          </table:table-cell>
          <table:table-cell table:formula="of:=[.B91]*&#10;IF(&#10;    [.A91]&gt;=DATE(2010;1;1);&#10;    RANDBETWEEN(7308;10507)/10000;&#10;    RANDBETWEEN(9504; 12514)/10000&#10;)" office:value-type="float" office:value="54.0594091201646" calcext:value-type="float">
            <text:p>54.0594091201646</text:p>
          </table:table-cell>
          <table:table-cell table:formula="of:=IF(YEAR([.A9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1];1)" office:value-type="date" office:date-value="2007-07-01" calcext:value-type="date">
            <text:p>01.07.2007</text:p>
          </table:table-cell>
          <table:table-cell table:formula="of:=[.B91]*RANDBETWEEN(95;108)/100" office:value-type="float" office:value="46.8779070682636" calcext:value-type="float">
            <text:p>46.8779070682636</text:p>
          </table:table-cell>
          <table:table-cell table:formula="of:=[.B92]*&#10;IF(&#10;    [.A92]&gt;=DATE(2010;1;1);&#10;    RANDBETWEEN(7308;10507)/10000;&#10;    RANDBETWEEN(9504; 12514)/10000&#10;)" office:value-type="float" office:value="53.2298634760133" calcext:value-type="float">
            <text:p>53.2298634760133</text:p>
          </table:table-cell>
          <table:table-cell table:formula="of:=IF(YEAR([.A9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2];1)" office:value-type="date" office:date-value="2007-08-01" calcext:value-type="date">
            <text:p>01.08.2007</text:p>
          </table:table-cell>
          <table:table-cell table:formula="of:=[.B92]*RANDBETWEEN(95;108)/100" office:value-type="float" office:value="45.0027907855331" calcext:value-type="float">
            <text:p>45.0027907855331</text:p>
          </table:table-cell>
          <table:table-cell table:formula="of:=[.B93]*&#10;IF(&#10;    [.A93]&gt;=DATE(2010;1;1);&#10;    RANDBETWEEN(7308;10507)/10000;&#10;    RANDBETWEEN(9504; 12514)/10000&#10;)" office:value-type="float" office:value="48.9945383282098" calcext:value-type="float">
            <text:p>48.9945383282098</text:p>
          </table:table-cell>
          <table:table-cell table:formula="of:=IF(YEAR([.A9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3];1)" office:value-type="date" office:date-value="2007-09-01" calcext:value-type="date">
            <text:p>01.09.2007</text:p>
          </table:table-cell>
          <table:table-cell table:formula="of:=[.B93]*RANDBETWEEN(95;108)/100" office:value-type="float" office:value="46.3528745090991" calcext:value-type="float">
            <text:p>46.3528745090991</text:p>
          </table:table-cell>
          <table:table-cell table:formula="of:=[.B94]*&#10;IF(&#10;    [.A94]&gt;=DATE(2010;1;1);&#10;    RANDBETWEEN(7308;10507)/10000;&#10;    RANDBETWEEN(9504; 12514)/10000&#10;)" office:value-type="float" office:value="55.3638733136679" calcext:value-type="float">
            <text:p>55.3638733136679</text:p>
          </table:table-cell>
          <table:table-cell table:formula="of:=IF(YEAR([.A9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4];1)" office:value-type="date" office:date-value="2007-10-01" calcext:value-type="date">
            <text:p>01.10.2007</text:p>
          </table:table-cell>
          <table:table-cell table:formula="of:=[.B94]*RANDBETWEEN(95;108)/100" office:value-type="float" office:value="47.279931999281" calcext:value-type="float">
            <text:p>47.279931999281</text:p>
          </table:table-cell>
          <table:table-cell table:formula="of:=[.B95]*&#10;IF(&#10;    [.A95]&gt;=DATE(2010;1;1);&#10;    RANDBETWEEN(7308;10507)/10000;&#10;    RANDBETWEEN(9504; 12514)/10000&#10;)" office:value-type="float" office:value="53.3081233291894" calcext:value-type="float">
            <text:p>53.3081233291894</text:p>
          </table:table-cell>
          <table:table-cell table:formula="of:=IF(YEAR([.A9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5];1)" office:value-type="date" office:date-value="2007-11-01" calcext:value-type="date">
            <text:p>01.11.2007</text:p>
          </table:table-cell>
          <table:table-cell table:formula="of:=[.B95]*RANDBETWEEN(95;108)/100" office:value-type="float" office:value="47.279931999281" calcext:value-type="float">
            <text:p>47.279931999281</text:p>
          </table:table-cell>
          <table:table-cell table:formula="of:=[.B96]*&#10;IF(&#10;    [.A96]&gt;=DATE(2010;1;1);&#10;    RANDBETWEEN(7308;10507)/10000;&#10;    RANDBETWEEN(9504; 12514)/10000&#10;)" office:value-type="float" office:value="52.9251558799952" calcext:value-type="float">
            <text:p>52.9251558799952</text:p>
          </table:table-cell>
          <table:table-cell table:formula="of:=IF(YEAR([.A9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6];1)" office:value-type="date" office:date-value="2007-12-01" calcext:value-type="date">
            <text:p>01.12.2007</text:p>
          </table:table-cell>
          <table:table-cell table:formula="of:=[.B96]*RANDBETWEEN(95;108)/100" office:value-type="float" office:value="45.3887347193098" calcext:value-type="float">
            <text:p>45.3887347193098</text:p>
          </table:table-cell>
          <table:table-cell table:formula="of:=[.B97]*&#10;IF(&#10;    [.A97]&gt;=DATE(2010;1;1);&#10;    RANDBETWEEN(7308;10507)/10000;&#10;    RANDBETWEEN(9504; 12514)/10000&#10;)" office:value-type="float" office:value="51.3437367144832" calcext:value-type="float">
            <text:p>51.3437367144832</text:p>
          </table:table-cell>
          <table:table-cell table:formula="of:=IF(YEAR([.A9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7];1)" office:value-type="date" office:date-value="2008-01-01" calcext:value-type="date">
            <text:p>01.01.2008</text:p>
          </table:table-cell>
          <table:table-cell table:formula="of:=[.B97]*RANDBETWEEN(95;108)/100" office:value-type="float" office:value="44.0270726777305" calcext:value-type="float">
            <text:p>44.0270726777305</text:p>
          </table:table-cell>
          <table:table-cell table:formula="of:=[.B98]*&#10;IF(&#10;    [.A98]&gt;=DATE(2010;1;1);&#10;    RANDBETWEEN(7308;10507)/10000;&#10;    RANDBETWEEN(9504; 12514)/10000&#10;)" office:value-type="float" office:value="45.9070286810696" calcext:value-type="float">
            <text:p>45.9070286810696</text:p>
          </table:table-cell>
          <table:table-cell table:formula="of:=IF(YEAR([.A9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8];1)" office:value-type="date" office:date-value="2008-02-01" calcext:value-type="date">
            <text:p>01.02.2008</text:p>
          </table:table-cell>
          <table:table-cell table:formula="of:=[.B98]*RANDBETWEEN(95;108)/100" office:value-type="float" office:value="43.1465312241759" calcext:value-type="float">
            <text:p>43.1465312241759</text:p>
          </table:table-cell>
          <table:table-cell table:formula="of:=[.B99]*&#10;IF(&#10;    [.A99]&gt;=DATE(2010;1;1);&#10;    RANDBETWEEN(7308;10507)/10000;&#10;    RANDBETWEEN(9504; 12514)/10000&#10;)" office:value-type="float" office:value="51.3530014630141" calcext:value-type="float">
            <text:p>51.3530014630141</text:p>
          </table:table-cell>
          <table:table-cell table:formula="of:=IF(YEAR([.A9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99];1)" office:value-type="date" office:date-value="2008-03-01" calcext:value-type="date">
            <text:p>01.03.2008</text:p>
          </table:table-cell>
          <table:table-cell table:formula="of:=[.B99]*RANDBETWEEN(95;108)/100" office:value-type="float" office:value="46.1667884098682" calcext:value-type="float">
            <text:p>46.1667884098682</text:p>
          </table:table-cell>
          <table:table-cell table:formula="of:=[.B100]*&#10;IF(&#10;    [.A100]&gt;=DATE(2010;1;1);&#10;    RANDBETWEEN(7308;10507)/10000;&#10;    RANDBETWEEN(9504; 12514)/10000&#10;)" office:value-type="float" office:value="50.811167323901" calcext:value-type="float">
            <text:p>50.811167323901</text:p>
          </table:table-cell>
          <table:table-cell table:formula="of:=IF(YEAR([.A10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0];1)" office:value-type="date" office:date-value="2008-04-01" calcext:value-type="date">
            <text:p>01.04.2008</text:p>
          </table:table-cell>
          <table:table-cell table:formula="of:=[.B100]*RANDBETWEEN(95;108)/100" office:value-type="float" office:value="44.7817847575722" calcext:value-type="float">
            <text:p>44.7817847575722</text:p>
          </table:table-cell>
          <table:table-cell table:formula="of:=[.B101]*&#10;IF(&#10;    [.A101]&gt;=DATE(2010;1;1);&#10;    RANDBETWEEN(7308;10507)/10000;&#10;    RANDBETWEEN(9504; 12514)/10000&#10;)" office:value-type="float" office:value="46.4297544366508" calcext:value-type="float">
            <text:p>46.4297544366508</text:p>
          </table:table-cell>
          <table:table-cell table:formula="of:=IF(YEAR([.A10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1];1)" office:value-type="date" office:date-value="2008-05-01" calcext:value-type="date">
            <text:p>01.05.2008</text:p>
          </table:table-cell>
          <table:table-cell table:formula="of:=[.B101]*RANDBETWEEN(95;108)/100" office:value-type="float" office:value="44.7817847575722" calcext:value-type="float">
            <text:p>44.7817847575722</text:p>
          </table:table-cell>
          <table:table-cell table:formula="of:=[.B102]*&#10;IF(&#10;    [.A102]&gt;=DATE(2010;1;1);&#10;    RANDBETWEEN(7308;10507)/10000;&#10;    RANDBETWEEN(9504; 12514)/10000&#10;)" office:value-type="float" office:value="48.5927146404416" calcext:value-type="float">
            <text:p>48.5927146404416</text:p>
          </table:table-cell>
          <table:table-cell table:formula="of:=IF(YEAR([.A10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2];1)" office:value-type="date" office:date-value="2008-06-01" calcext:value-type="date">
            <text:p>01.06.2008</text:p>
          </table:table-cell>
          <table:table-cell table:formula="of:=[.B102]*RANDBETWEEN(95;108)/100" office:value-type="float" office:value="47.0208739954508" calcext:value-type="float">
            <text:p>47.0208739954508</text:p>
          </table:table-cell>
          <table:table-cell table:formula="of:=[.B103]*&#10;IF(&#10;    [.A103]&gt;=DATE(2010;1;1);&#10;    RANDBETWEEN(7308;10507)/10000;&#10;    RANDBETWEEN(9504; 12514)/10000&#10;)" office:value-type="float" office:value="52.0709158625622" calcext:value-type="float">
            <text:p>52.0709158625622</text:p>
          </table:table-cell>
          <table:table-cell table:formula="of:=IF(YEAR([.A10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3];1)" office:value-type="date" office:date-value="2008-07-01" calcext:value-type="date">
            <text:p>01.07.2008</text:p>
          </table:table-cell>
          <table:table-cell table:formula="of:=[.B103]*RANDBETWEEN(95;108)/100" office:value-type="float" office:value="48.9017089552688" calcext:value-type="float">
            <text:p>48.9017089552688</text:p>
          </table:table-cell>
          <table:table-cell table:formula="of:=[.B104]*&#10;IF(&#10;    [.A104]&gt;=DATE(2010;1;1);&#10;    RANDBETWEEN(7308;10507)/10000;&#10;    RANDBETWEEN(9504; 12514)/10000&#10;)" office:value-type="float" office:value="47.3808658067599" calcext:value-type="float">
            <text:p>47.3808658067599</text:p>
          </table:table-cell>
          <table:table-cell table:formula="of:=IF(YEAR([.A10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4];1)" office:value-type="date" office:date-value="2008-08-01" calcext:value-type="date">
            <text:p>01.08.2008</text:p>
          </table:table-cell>
          <table:table-cell table:formula="of:=[.B104]*RANDBETWEEN(95;108)/100" office:value-type="float" office:value="51.8358114925849" calcext:value-type="float">
            <text:p>51.8358114925849</text:p>
          </table:table-cell>
          <table:table-cell table:formula="of:=[.B105]*&#10;IF(&#10;    [.A105]&gt;=DATE(2010;1;1);&#10;    RANDBETWEEN(7308;10507)/10000;&#10;    RANDBETWEEN(9504; 12514)/10000&#10;)" office:value-type="float" office:value="56.1018987784247" calcext:value-type="float">
            <text:p>56.1018987784247</text:p>
          </table:table-cell>
          <table:table-cell table:formula="of:=IF(YEAR([.A10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5];1)" office:value-type="date" office:date-value="2008-09-01" calcext:value-type="date">
            <text:p>01.09.2008</text:p>
          </table:table-cell>
          <table:table-cell table:formula="of:=[.B105]*RANDBETWEEN(95;108)/100" office:value-type="float" office:value="54.94596018214" calcext:value-type="float">
            <text:p>54.94596018214</text:p>
          </table:table-cell>
          <table:table-cell table:formula="of:=[.B106]*&#10;IF(&#10;    [.A106]&gt;=DATE(2010;1;1);&#10;    RANDBETWEEN(7308;10507)/10000;&#10;    RANDBETWEEN(9504; 12514)/10000&#10;)" office:value-type="float" office:value="63.1768650174246" calcext:value-type="float">
            <text:p>63.1768650174246</text:p>
          </table:table-cell>
          <table:table-cell table:formula="of:=IF(YEAR([.A10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6];1)" office:value-type="date" office:date-value="2008-10-01" calcext:value-type="date">
            <text:p>01.10.2008</text:p>
          </table:table-cell>
          <table:table-cell table:formula="of:=[.B106]*RANDBETWEEN(95;108)/100" office:value-type="float" office:value="58.2427177930684" calcext:value-type="float">
            <text:p>58.2427177930684</text:p>
          </table:table-cell>
          <table:table-cell table:formula="of:=[.B107]*&#10;IF(&#10;    [.A107]&gt;=DATE(2010;1;1);&#10;    RANDBETWEEN(7308;10507)/10000;&#10;    RANDBETWEEN(9504; 12514)/10000&#10;)" office:value-type="float" office:value="70.4911613449507" calcext:value-type="float">
            <text:p>70.4911613449507</text:p>
          </table:table-cell>
          <table:table-cell table:formula="of:=IF(YEAR([.A10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7];1)" office:value-type="date" office:date-value="2008-11-01" calcext:value-type="date">
            <text:p>01.11.2008</text:p>
          </table:table-cell>
          <table:table-cell table:formula="of:=[.B107]*RANDBETWEEN(95;108)/100" office:value-type="float" office:value="59.4075721489298" calcext:value-type="float">
            <text:p>59.4075721489298</text:p>
          </table:table-cell>
          <table:table-cell table:formula="of:=[.B108]*&#10;IF(&#10;    [.A108]&gt;=DATE(2010;1;1);&#10;    RANDBETWEEN(7308;10507)/10000;&#10;    RANDBETWEEN(9504; 12514)/10000&#10;)" office:value-type="float" office:value="62.2769578837231" calcext:value-type="float">
            <text:p>62.2769578837231</text:p>
          </table:table-cell>
          <table:table-cell table:formula="of:=IF(YEAR([.A10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8];1)" office:value-type="date" office:date-value="2008-12-01" calcext:value-type="date">
            <text:p>01.12.2008</text:p>
          </table:table-cell>
          <table:table-cell table:formula="of:=[.B108]*RANDBETWEEN(95;108)/100" office:value-type="float" office:value="58.8134964274405" calcext:value-type="float">
            <text:p>58.8134964274405</text:p>
          </table:table-cell>
          <table:table-cell table:formula="of:=[.B109]*&#10;IF(&#10;    [.A109]&gt;=DATE(2010;1;1);&#10;    RANDBETWEEN(7308;10507)/10000;&#10;    RANDBETWEEN(9504; 12514)/10000&#10;)" office:value-type="float" office:value="64.2125753994795" calcext:value-type="float">
            <text:p>64.2125753994795</text:p>
          </table:table-cell>
          <table:table-cell table:formula="of:=IF(YEAR([.A10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09];1)" office:value-type="date" office:date-value="2009-01-01" calcext:value-type="date">
            <text:p>01.01.2009</text:p>
          </table:table-cell>
          <table:table-cell table:formula="of:=[.B109]*RANDBETWEEN(95;108)/100" office:value-type="float" office:value="61.7541712488125" calcext:value-type="float">
            <text:p>61.7541712488125</text:p>
          </table:table-cell>
          <table:table-cell table:formula="of:=[.B110]*&#10;IF(&#10;    [.A110]&gt;=DATE(2010;1;1);&#10;    RANDBETWEEN(7308;10507)/10000;&#10;    RANDBETWEEN(9504; 12514)/10000&#10;)" office:value-type="float" office:value="75.8773502134159" calcext:value-type="float">
            <text:p>75.8773502134159</text:p>
          </table:table-cell>
          <table:table-cell table:formula="of:=IF(YEAR([.A11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0];1)" office:value-type="date" office:date-value="2009-02-01" calcext:value-type="date">
            <text:p>01.02.2009</text:p>
          </table:table-cell>
          <table:table-cell table:formula="of:=[.B110]*RANDBETWEEN(95;108)/100" office:value-type="float" office:value="58.6664626863719" calcext:value-type="float">
            <text:p>58.6664626863719</text:p>
          </table:table-cell>
          <table:table-cell table:formula="of:=[.B111]*&#10;IF(&#10;    [.A111]&gt;=DATE(2010;1;1);&#10;    RANDBETWEEN(7308;10507)/10000;&#10;    RANDBETWEEN(9504; 12514)/10000&#10;)" office:value-type="float" office:value="64.5565755400836" calcext:value-type="float">
            <text:p>64.5565755400836</text:p>
          </table:table-cell>
          <table:table-cell table:formula="of:=IF(YEAR([.A11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1];1)" office:value-type="date" office:date-value="2009-03-01" calcext:value-type="date">
            <text:p>01.03.2009</text:p>
          </table:table-cell>
          <table:table-cell table:formula="of:=[.B111]*RANDBETWEEN(95;108)/100" office:value-type="float" office:value="57.4931334326444" calcext:value-type="float">
            <text:p>57.4931334326444</text:p>
          </table:table-cell>
          <table:table-cell table:formula="of:=[.B112]*&#10;IF(&#10;    [.A112]&gt;=DATE(2010;1;1);&#10;    RANDBETWEEN(7308;10507)/10000;&#10;    RANDBETWEEN(9504; 12514)/10000&#10;)" office:value-type="float" office:value="54.8541986080861" calcext:value-type="float">
            <text:p>54.8541986080861</text:p>
          </table:table-cell>
          <table:table-cell table:formula="of:=IF(YEAR([.A11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2];1)" office:value-type="date" office:date-value="2009-04-01" calcext:value-type="date">
            <text:p>01.04.2009</text:p>
          </table:table-cell>
          <table:table-cell table:formula="of:=[.B112]*RANDBETWEEN(95;108)/100" office:value-type="float" office:value="59.7928587699502" calcext:value-type="float">
            <text:p>59.7928587699502</text:p>
          </table:table-cell>
          <table:table-cell table:formula="of:=[.B113]*&#10;IF(&#10;    [.A113]&gt;=DATE(2010;1;1);&#10;    RANDBETWEEN(7308;10507)/10000;&#10;    RANDBETWEEN(9504; 12514)/10000&#10;)" office:value-type="float" office:value="57.9153630045738" calcext:value-type="float">
            <text:p>57.9153630045738</text:p>
          </table:table-cell>
          <table:table-cell table:formula="of:=IF(YEAR([.A11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3];1)" office:value-type="date" office:date-value="2009-05-01" calcext:value-type="date">
            <text:p>01.05.2009</text:p>
          </table:table-cell>
          <table:table-cell table:formula="of:=[.B113]*RANDBETWEEN(95;108)/100" office:value-type="float" office:value="62.1845731207482" calcext:value-type="float">
            <text:p>62.1845731207482</text:p>
          </table:table-cell>
          <table:table-cell table:formula="of:=[.B114]*&#10;IF(&#10;    [.A114]&gt;=DATE(2010;1;1);&#10;    RANDBETWEEN(7308;10507)/10000;&#10;    RANDBETWEEN(9504; 12514)/10000&#10;)" office:value-type="float" office:value="71.5682252046691" calcext:value-type="float">
            <text:p>71.5682252046691</text:p>
          </table:table-cell>
          <table:table-cell table:formula="of:=IF(YEAR([.A11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4];1)" office:value-type="date" office:date-value="2009-06-01" calcext:value-type="date">
            <text:p>01.06.2009</text:p>
          </table:table-cell>
          <table:table-cell table:formula="of:=[.B114]*RANDBETWEEN(95;108)/100" office:value-type="float" office:value="65.2938017767856" calcext:value-type="float">
            <text:p>65.2938017767856</text:p>
          </table:table-cell>
          <table:table-cell table:formula="of:=[.B115]*&#10;IF(&#10;    [.A115]&gt;=DATE(2010;1;1);&#10;    RANDBETWEEN(7308;10507)/10000;&#10;    RANDBETWEEN(9504; 12514)/10000&#10;)" office:value-type="float" office:value="64.4319235933321" calcext:value-type="float">
            <text:p>64.4319235933321</text:p>
          </table:table-cell>
          <table:table-cell table:formula="of:=IF(YEAR([.A11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5];1)" office:value-type="date" office:date-value="2009-07-01" calcext:value-type="date">
            <text:p>01.07.2009</text:p>
          </table:table-cell>
          <table:table-cell table:formula="of:=[.B115]*RANDBETWEEN(95;108)/100" office:value-type="float" office:value="64.6408637590178" calcext:value-type="float">
            <text:p>64.6408637590178</text:p>
          </table:table-cell>
          <table:table-cell table:formula="of:=[.B116]*&#10;IF(&#10;    [.A116]&gt;=DATE(2010;1;1);&#10;    RANDBETWEEN(7308;10507)/10000;&#10;    RANDBETWEEN(9504; 12514)/10000&#10;)" office:value-type="float" office:value="64.3887643903576" calcext:value-type="float">
            <text:p>64.3887643903576</text:p>
          </table:table-cell>
          <table:table-cell table:formula="of:=IF(YEAR([.A11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6];1)" office:value-type="date" office:date-value="2009-08-01" calcext:value-type="date">
            <text:p>01.08.2009</text:p>
          </table:table-cell>
          <table:table-cell table:formula="of:=[.B116]*RANDBETWEEN(95;108)/100" office:value-type="float" office:value="67.8729069469687" calcext:value-type="float">
            <text:p>67.8729069469687</text:p>
          </table:table-cell>
          <table:table-cell table:formula="of:=[.B117]*&#10;IF(&#10;    [.A117]&gt;=DATE(2010;1;1);&#10;    RANDBETWEEN(7308;10507)/10000;&#10;    RANDBETWEEN(9504; 12514)/10000&#10;)" office:value-type="float" office:value="65.6534628898028" calcext:value-type="float">
            <text:p>65.6534628898028</text:p>
          </table:table-cell>
          <table:table-cell table:formula="of:=IF(YEAR([.A11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7];1)" office:value-type="date" office:date-value="2009-09-01" calcext:value-type="date">
            <text:p>01.09.2009</text:p>
          </table:table-cell>
          <table:table-cell table:formula="of:=[.B117]*RANDBETWEEN(95;108)/100" office:value-type="float" office:value="65.1579906690899" calcext:value-type="float">
            <text:p>65.1579906690899</text:p>
          </table:table-cell>
          <table:table-cell table:formula="of:=[.B118]*&#10;IF(&#10;    [.A118]&gt;=DATE(2010;1;1);&#10;    RANDBETWEEN(7308;10507)/10000;&#10;    RANDBETWEEN(9504; 12514)/10000&#10;)" office:value-type="float" office:value="69.5170602448521" calcext:value-type="float">
            <text:p>69.5170602448521</text:p>
          </table:table-cell>
          <table:table-cell table:formula="of:=IF(YEAR([.A11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8];1)" office:value-type="date" office:date-value="2009-10-01" calcext:value-type="date">
            <text:p>01.10.2009</text:p>
          </table:table-cell>
          <table:table-cell table:formula="of:=[.B118]*RANDBETWEEN(95;108)/100" office:value-type="float" office:value="69.0674701092353" calcext:value-type="float">
            <text:p>69.0674701092353</text:p>
          </table:table-cell>
          <table:table-cell table:formula="of:=[.B119]*&#10;IF(&#10;    [.A119]&gt;=DATE(2010;1;1);&#10;    RANDBETWEEN(7308;10507)/10000;&#10;    RANDBETWEEN(9504; 12514)/10000&#10;)" office:value-type="float" office:value="80.7744062927507" calcext:value-type="float">
            <text:p>80.7744062927507</text:p>
          </table:table-cell>
          <table:table-cell table:formula="of:=IF(YEAR([.A11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19];1)" office:value-type="date" office:date-value="2009-11-01" calcext:value-type="date">
            <text:p>01.11.2009</text:p>
          </table:table-cell>
          <table:table-cell table:formula="of:=[.B119]*RANDBETWEEN(95;108)/100" office:value-type="float" office:value="67.6861207070506" calcext:value-type="float">
            <text:p>67.6861207070506</text:p>
          </table:table-cell>
          <table:table-cell table:formula="of:=[.B120]*&#10;IF(&#10;    [.A120]&gt;=DATE(2010;1;1);&#10;    RANDBETWEEN(7308;10507)/10000;&#10;    RANDBETWEEN(9504; 12514)/10000&#10;)" office:value-type="float" office:value="66.3188610687682" calcext:value-type="float">
            <text:p>66.3188610687682</text:p>
          </table:table-cell>
          <table:table-cell table:formula="of:=IF(YEAR([.A12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0];1)" office:value-type="date" office:date-value="2009-12-01" calcext:value-type="date">
            <text:p>01.12.2009</text:p>
          </table:table-cell>
          <table:table-cell table:formula="of:=[.B120]*RANDBETWEEN(95;108)/100" office:value-type="float" office:value="69.7167043282621" calcext:value-type="float">
            <text:p>69.7167043282621</text:p>
          </table:table-cell>
          <table:table-cell table:formula="of:=[.B121]*&#10;IF(&#10;    [.A121]&gt;=DATE(2010;1;1);&#10;    RANDBETWEEN(7308;10507)/10000;&#10;    RANDBETWEEN(9504; 12514)/10000&#10;)" office:value-type="float" office:value="80.3066717157252" calcext:value-type="float">
            <text:p>80.3066717157252</text:p>
          </table:table-cell>
          <table:table-cell table:formula="of:=IF(YEAR([.A12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1];1)" office:value-type="date" office:date-value="2010-01-01" calcext:value-type="date">
            <text:p>01.01.2010</text:p>
          </table:table-cell>
          <table:table-cell table:formula="of:=[.B121]*RANDBETWEEN(95;108)/100" office:value-type="float" office:value="66.9280361551317" calcext:value-type="float">
            <text:p>66.9280361551317</text:p>
          </table:table-cell>
          <table:table-cell table:formula="of:=[.B122]*&#10;IF(&#10;    [.A122]&gt;=DATE(2010;1;1);&#10;    RANDBETWEEN(7308;10507)/10000;&#10;    RANDBETWEEN(9504; 12514)/10000&#10;)" office:value-type="float" office:value="53.0136974384798" calcext:value-type="float">
            <text:p>53.0136974384798</text:p>
          </table:table-cell>
          <table:table-cell table:formula="of:=IF(YEAR([.A12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2];1)" office:value-type="date" office:date-value="2010-02-01" calcext:value-type="date">
            <text:p>01.02.2010</text:p>
          </table:table-cell>
          <table:table-cell table:formula="of:=[.B122]*RANDBETWEEN(95;108)/100" office:value-type="float" office:value="71.6129986859909" calcext:value-type="float">
            <text:p>71.6129986859909</text:p>
          </table:table-cell>
          <table:table-cell table:formula="of:=[.B123]*&#10;IF(&#10;    [.A123]&gt;=DATE(2010;1;1);&#10;    RANDBETWEEN(7308;10507)/10000;&#10;    RANDBETWEEN(9504; 12514)/10000&#10;)" office:value-type="float" office:value="67.7817032562904" calcext:value-type="float">
            <text:p>67.7817032562904</text:p>
          </table:table-cell>
          <table:table-cell table:formula="of:=IF(YEAR([.A12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3];1)" office:value-type="date" office:date-value="2010-03-01" calcext:value-type="date">
            <text:p>01.03.2010</text:p>
          </table:table-cell>
          <table:table-cell table:formula="of:=[.B123]*RANDBETWEEN(95;108)/100" office:value-type="float" office:value="75.9097786071503" calcext:value-type="float">
            <text:p>75.9097786071503</text:p>
          </table:table-cell>
          <table:table-cell table:formula="of:=[.B124]*&#10;IF(&#10;    [.A124]&gt;=DATE(2010;1;1);&#10;    RANDBETWEEN(7308;10507)/10000;&#10;    RANDBETWEEN(9504; 12514)/10000&#10;)" office:value-type="float" office:value="61.3806469817418" calcext:value-type="float">
            <text:p>61.3806469817418</text:p>
          </table:table-cell>
          <table:table-cell table:formula="of:=IF(YEAR([.A12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4];1)" office:value-type="date" office:date-value="2010-04-01" calcext:value-type="date">
            <text:p>01.04.2010</text:p>
          </table:table-cell>
          <table:table-cell table:formula="of:=[.B124]*RANDBETWEEN(95;108)/100" office:value-type="float" office:value="75.9097786071503" calcext:value-type="float">
            <text:p>75.9097786071503</text:p>
          </table:table-cell>
          <table:table-cell table:formula="of:=[.B125]*&#10;IF(&#10;    [.A125]&gt;=DATE(2010;1;1);&#10;    RANDBETWEEN(7308;10507)/10000;&#10;    RANDBETWEEN(9504; 12514)/10000&#10;)" office:value-type="float" office:value="58.7389866862129" calcext:value-type="float">
            <text:p>58.7389866862129</text:p>
          </table:table-cell>
          <table:table-cell table:formula="of:=IF(YEAR([.A12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5];1)" office:value-type="date" office:date-value="2010-05-01" calcext:value-type="date">
            <text:p>01.05.2010</text:p>
          </table:table-cell>
          <table:table-cell table:formula="of:=[.B125]*RANDBETWEEN(95;108)/100" office:value-type="float" office:value="75.9097786071503" calcext:value-type="float">
            <text:p>75.9097786071503</text:p>
          </table:table-cell>
          <table:table-cell table:formula="of:=[.B126]*&#10;IF(&#10;    [.A126]&gt;=DATE(2010;1;1);&#10;    RANDBETWEEN(7308;10507)/10000;&#10;    RANDBETWEEN(9504; 12514)/10000&#10;)" office:value-type="float" office:value="76.4183741238182" calcext:value-type="float">
            <text:p>76.4183741238182</text:p>
          </table:table-cell>
          <table:table-cell table:formula="of:=IF(YEAR([.A12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6];1)" office:value-type="date" office:date-value="2010-06-01" calcext:value-type="date">
            <text:p>01.06.2010</text:p>
          </table:table-cell>
          <table:table-cell table:formula="of:=[.B126]*RANDBETWEEN(95;108)/100" office:value-type="float" office:value="75.9097786071503" calcext:value-type="float">
            <text:p>75.9097786071503</text:p>
          </table:table-cell>
          <table:table-cell table:formula="of:=[.B127]*&#10;IF(&#10;    [.A127]&gt;=DATE(2010;1;1);&#10;    RANDBETWEEN(7308;10507)/10000;&#10;    RANDBETWEEN(9504; 12514)/10000&#10;)" office:value-type="float" office:value="70.057134676539" calcext:value-type="float">
            <text:p>70.057134676539</text:p>
          </table:table-cell>
          <table:table-cell table:formula="of:=IF(YEAR([.A12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7];1)" office:value-type="date" office:date-value="2010-07-01" calcext:value-type="date">
            <text:p>01.07.2010</text:p>
          </table:table-cell>
          <table:table-cell table:formula="of:=[.B127]*RANDBETWEEN(95;108)/100" office:value-type="float" office:value="75.1506808210788" calcext:value-type="float">
            <text:p>75.1506808210788</text:p>
          </table:table-cell>
          <table:table-cell table:formula="of:=[.B128]*&#10;IF(&#10;    [.A128]&gt;=DATE(2010;1;1);&#10;    RANDBETWEEN(7308;10507)/10000;&#10;    RANDBETWEEN(9504; 12514)/10000&#10;)" office:value-type="float" office:value="55.6641092841731" calcext:value-type="float">
            <text:p>55.6641092841731</text:p>
          </table:table-cell>
          <table:table-cell table:formula="of:=IF(YEAR([.A12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8];1)" office:value-type="date" office:date-value="2010-08-01" calcext:value-type="date">
            <text:p>01.08.2010</text:p>
          </table:table-cell>
          <table:table-cell table:formula="of:=[.B128]*RANDBETWEEN(95;108)/100" office:value-type="float" office:value="71.3931467800249" calcext:value-type="float">
            <text:p>71.3931467800249</text:p>
          </table:table-cell>
          <table:table-cell table:formula="of:=[.B129]*&#10;IF(&#10;    [.A129]&gt;=DATE(2010;1;1);&#10;    RANDBETWEEN(7308;10507)/10000;&#10;    RANDBETWEEN(9504; 12514)/10000&#10;)" office:value-type="float" office:value="60.7412892804452" calcext:value-type="float">
            <text:p>60.7412892804452</text:p>
          </table:table-cell>
          <table:table-cell table:formula="of:=IF(YEAR([.A12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29];1)" office:value-type="date" office:date-value="2010-09-01" calcext:value-type="date">
            <text:p>01.09.2010</text:p>
          </table:table-cell>
          <table:table-cell table:formula="of:=[.B129]*RANDBETWEEN(95;108)/100" office:value-type="float" office:value="72.1070782478251" calcext:value-type="float">
            <text:p>72.1070782478251</text:p>
          </table:table-cell>
          <table:table-cell table:formula="of:=[.B130]*&#10;IF(&#10;    [.A130]&gt;=DATE(2010;1;1);&#10;    RANDBETWEEN(7308;10507)/10000;&#10;    RANDBETWEEN(9504; 12514)/10000&#10;)" office:value-type="float" office:value="64.8458954682691" calcext:value-type="float">
            <text:p>64.8458954682691</text:p>
          </table:table-cell>
          <table:table-cell table:formula="of:=IF(YEAR([.A13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0];1)" office:value-type="date" office:date-value="2010-10-01" calcext:value-type="date">
            <text:p>01.10.2010</text:p>
          </table:table-cell>
          <table:table-cell table:formula="of:=[.B130]*RANDBETWEEN(95;108)/100" office:value-type="float" office:value="69.9438659003904" calcext:value-type="float">
            <text:p>69.9438659003904</text:p>
          </table:table-cell>
          <table:table-cell table:formula="of:=[.B131]*&#10;IF(&#10;    [.A131]&gt;=DATE(2010;1;1);&#10;    RANDBETWEEN(7308;10507)/10000;&#10;    RANDBETWEEN(9504; 12514)/10000&#10;)" office:value-type="float" office:value="62.2780181977076" calcext:value-type="float">
            <text:p>62.2780181977076</text:p>
          </table:table-cell>
          <table:table-cell table:formula="of:=IF(YEAR([.A13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1];1)" office:value-type="date" office:date-value="2010-11-01" calcext:value-type="date">
            <text:p>01.11.2010</text:p>
          </table:table-cell>
          <table:table-cell table:formula="of:=[.B131]*RANDBETWEEN(95;108)/100" office:value-type="float" office:value="67.1461112643748" calcext:value-type="float">
            <text:p>67.1461112643748</text:p>
          </table:table-cell>
          <table:table-cell table:formula="of:=[.B132]*&#10;IF(&#10;    [.A132]&gt;=DATE(2010;1;1);&#10;    RANDBETWEEN(7308;10507)/10000;&#10;    RANDBETWEEN(9504; 12514)/10000&#10;)" office:value-type="float" office:value="68.4286019895243" calcext:value-type="float">
            <text:p>68.4286019895243</text:p>
          </table:table-cell>
          <table:table-cell table:formula="of:=IF(YEAR([.A13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2];1)" office:value-type="date" office:date-value="2010-12-01" calcext:value-type="date">
            <text:p>01.12.2010</text:p>
          </table:table-cell>
          <table:table-cell table:formula="of:=[.B132]*RANDBETWEEN(95;108)/100" office:value-type="float" office:value="68.4890334896623" calcext:value-type="float">
            <text:p>68.4890334896623</text:p>
          </table:table-cell>
          <table:table-cell table:formula="of:=[.B133]*&#10;IF(&#10;    [.A133]&gt;=DATE(2010;1;1);&#10;    RANDBETWEEN(7308;10507)/10000;&#10;    RANDBETWEEN(9504; 12514)/10000&#10;)" office:value-type="float" office:value="62.1537978918685" calcext:value-type="float">
            <text:p>62.1537978918685</text:p>
          </table:table-cell>
          <table:table-cell table:formula="of:=IF(YEAR([.A13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3];1)" office:value-type="date" office:date-value="2011-01-01" calcext:value-type="date">
            <text:p>01.01.2011</text:p>
          </table:table-cell>
          <table:table-cell table:formula="of:=[.B133]*RANDBETWEEN(95;108)/100" office:value-type="float" office:value="65.0645818151791" calcext:value-type="float">
            <text:p>65.0645818151791</text:p>
          </table:table-cell>
          <table:table-cell table:formula="of:=[.B134]*&#10;IF(&#10;    [.A134]&gt;=DATE(2010;1;1);&#10;    RANDBETWEEN(7308;10507)/10000;&#10;    RANDBETWEEN(9504; 12514)/10000&#10;)" office:value-type="float" office:value="50.1322602885955" calcext:value-type="float">
            <text:p>50.1322602885955</text:p>
          </table:table-cell>
          <table:table-cell table:formula="of:=IF(YEAR([.A13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4];1)" office:value-type="date" office:date-value="2011-02-01" calcext:value-type="date">
            <text:p>01.02.2011</text:p>
          </table:table-cell>
          <table:table-cell table:formula="of:=[.B134]*RANDBETWEEN(95;108)/100" office:value-type="float" office:value="68.9684567240899" calcext:value-type="float">
            <text:p>68.9684567240899</text:p>
          </table:table-cell>
          <table:table-cell table:formula="of:=[.B135]*&#10;IF(&#10;    [.A135]&gt;=DATE(2010;1;1);&#10;    RANDBETWEEN(7308;10507)/10000;&#10;    RANDBETWEEN(9504; 12514)/10000&#10;)" office:value-type="float" office:value="59.9128983562169" calcext:value-type="float">
            <text:p>59.9128983562169</text:p>
          </table:table-cell>
          <table:table-cell table:formula="of:=IF(YEAR([.A13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5];1)" office:value-type="date" office:date-value="2011-03-01" calcext:value-type="date">
            <text:p>01.03.2011</text:p>
          </table:table-cell>
          <table:table-cell table:formula="of:=[.B135]*RANDBETWEEN(95;108)/100" office:value-type="float" office:value="68.9684567240899" calcext:value-type="float">
            <text:p>68.9684567240899</text:p>
          </table:table-cell>
          <table:table-cell table:formula="of:=[.B136]*&#10;IF(&#10;    [.A136]&gt;=DATE(2010;1;1);&#10;    RANDBETWEEN(7308;10507)/10000;&#10;    RANDBETWEEN(9504; 12514)/10000&#10;)" office:value-type="float" office:value="70.2581668648304" calcext:value-type="float">
            <text:p>70.2581668648304</text:p>
          </table:table-cell>
          <table:table-cell table:formula="of:=IF(YEAR([.A13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6];1)" office:value-type="date" office:date-value="2011-04-01" calcext:value-type="date">
            <text:p>01.04.2011</text:p>
          </table:table-cell>
          <table:table-cell table:formula="of:=[.B136]*RANDBETWEEN(95;108)/100" office:value-type="float" office:value="71.7271949930535" calcext:value-type="float">
            <text:p>71.7271949930535</text:p>
          </table:table-cell>
          <table:table-cell table:formula="of:=[.B137]*&#10;IF(&#10;    [.A137]&gt;=DATE(2010;1;1);&#10;    RANDBETWEEN(7308;10507)/10000;&#10;    RANDBETWEEN(9504; 12514)/10000&#10;)" office:value-type="float" office:value="60.6023070496309" calcext:value-type="float">
            <text:p>60.6023070496309</text:p>
          </table:table-cell>
          <table:table-cell table:formula="of:=IF(YEAR([.A13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7];1)" office:value-type="date" office:date-value="2011-05-01" calcext:value-type="date">
            <text:p>01.05.2011</text:p>
          </table:table-cell>
          <table:table-cell table:formula="of:=[.B137]*RANDBETWEEN(95;108)/100" office:value-type="float" office:value="71.7271949930535" calcext:value-type="float">
            <text:p>71.7271949930535</text:p>
          </table:table-cell>
          <table:table-cell table:formula="of:=[.B138]*&#10;IF(&#10;    [.A138]&gt;=DATE(2010;1;1);&#10;    RANDBETWEEN(7308;10507)/10000;&#10;    RANDBETWEEN(9504; 12514)/10000&#10;)" office:value-type="float" office:value="59.0027906012858" calcext:value-type="float">
            <text:p>59.0027906012858</text:p>
          </table:table-cell>
          <table:table-cell table:formula="of:=IF(YEAR([.A13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8];1)" office:value-type="date" office:date-value="2011-06-01" calcext:value-type="date">
            <text:p>01.06.2011</text:p>
          </table:table-cell>
          <table:table-cell table:formula="of:=[.B138]*RANDBETWEEN(95;108)/100" office:value-type="float" office:value="71.7271949930535" calcext:value-type="float">
            <text:p>71.7271949930535</text:p>
          </table:table-cell>
          <table:table-cell table:formula="of:=[.B139]*&#10;IF(&#10;    [.A139]&gt;=DATE(2010;1;1);&#10;    RANDBETWEEN(7308;10507)/10000;&#10;    RANDBETWEEN(9504; 12514)/10000&#10;)" office:value-type="float" office:value="70.7230142631507" calcext:value-type="float">
            <text:p>70.7230142631507</text:p>
          </table:table-cell>
          <table:table-cell table:formula="of:=IF(YEAR([.A13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39];1)" office:value-type="date" office:date-value="2011-07-01" calcext:value-type="date">
            <text:p>01.07.2011</text:p>
          </table:table-cell>
          <table:table-cell table:formula="of:=[.B139]*RANDBETWEEN(95;108)/100" office:value-type="float" office:value="71.7271949930535" calcext:value-type="float">
            <text:p>71.7271949930535</text:p>
          </table:table-cell>
          <table:table-cell table:formula="of:=[.B140]*&#10;IF(&#10;    [.A140]&gt;=DATE(2010;1;1);&#10;    RANDBETWEEN(7308;10507)/10000;&#10;    RANDBETWEEN(9504; 12514)/10000&#10;)" office:value-type="float" office:value="54.1109959027595" calcext:value-type="float">
            <text:p>54.1109959027595</text:p>
          </table:table-cell>
          <table:table-cell table:formula="of:=IF(YEAR([.A14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0];1)" office:value-type="date" office:date-value="2011-08-01" calcext:value-type="date">
            <text:p>01.08.2011</text:p>
          </table:table-cell>
          <table:table-cell table:formula="of:=[.B140]*RANDBETWEEN(95;108)/100" office:value-type="float" office:value="71.7271949930535" calcext:value-type="float">
            <text:p>71.7271949930535</text:p>
          </table:table-cell>
          <table:table-cell table:formula="of:=[.B141]*&#10;IF(&#10;    [.A141]&gt;=DATE(2010;1;1);&#10;    RANDBETWEEN(7308;10507)/10000;&#10;    RANDBETWEEN(9504; 12514)/10000&#10;)" office:value-type="float" office:value="70.565214434166" calcext:value-type="float">
            <text:p>70.565214434166</text:p>
          </table:table-cell>
          <table:table-cell table:formula="of:=IF(YEAR([.A14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1];1)" office:value-type="date" office:date-value="2011-09-01" calcext:value-type="date">
            <text:p>01.09.2011</text:p>
          </table:table-cell>
          <table:table-cell table:formula="of:=[.B141]*RANDBETWEEN(95;108)/100" office:value-type="float" office:value="76.0308266926367" calcext:value-type="float">
            <text:p>76.0308266926367</text:p>
          </table:table-cell>
          <table:table-cell table:formula="of:=[.B142]*&#10;IF(&#10;    [.A142]&gt;=DATE(2010;1;1);&#10;    RANDBETWEEN(7308;10507)/10000;&#10;    RANDBETWEEN(9504; 12514)/10000&#10;)" office:value-type="float" office:value="67.1504261349367" calcext:value-type="float">
            <text:p>67.1504261349367</text:p>
          </table:table-cell>
          <table:table-cell table:formula="of:=IF(YEAR([.A14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2];1)" office:value-type="date" office:date-value="2011-10-01" calcext:value-type="date">
            <text:p>01.10.2011</text:p>
          </table:table-cell>
          <table:table-cell table:formula="of:=[.B142]*RANDBETWEEN(95;108)/100" office:value-type="float" office:value="81.3529845611213" calcext:value-type="float">
            <text:p>81.3529845611213</text:p>
          </table:table-cell>
          <table:table-cell table:formula="of:=[.B143]*&#10;IF(&#10;    [.A143]&gt;=DATE(2010;1;1);&#10;    RANDBETWEEN(7308;10507)/10000;&#10;    RANDBETWEEN(9504; 12514)/10000&#10;)" office:value-type="float" office:value="63.4309220623062" calcext:value-type="float">
            <text:p>63.4309220623062</text:p>
          </table:table-cell>
          <table:table-cell table:formula="of:=IF(YEAR([.A14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3];1)" office:value-type="date" office:date-value="2011-11-01" calcext:value-type="date">
            <text:p>01.11.2011</text:p>
          </table:table-cell>
          <table:table-cell table:formula="of:=[.B143]*RANDBETWEEN(95;108)/100" office:value-type="float" office:value="78.0988651786764" calcext:value-type="float">
            <text:p>78.0988651786764</text:p>
          </table:table-cell>
          <table:table-cell table:formula="of:=[.B144]*&#10;IF(&#10;    [.A144]&gt;=DATE(2010;1;1);&#10;    RANDBETWEEN(7308;10507)/10000;&#10;    RANDBETWEEN(9504; 12514)/10000&#10;)" office:value-type="float" office:value="62.9711149935668" calcext:value-type="float">
            <text:p>62.9711149935668</text:p>
          </table:table-cell>
          <table:table-cell table:formula="of:=IF(YEAR([.A14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4];1)" office:value-type="date" office:date-value="2011-12-01" calcext:value-type="date">
            <text:p>01.12.2011</text:p>
          </table:table-cell>
          <table:table-cell table:formula="of:=[.B144]*RANDBETWEEN(95;108)/100" office:value-type="float" office:value="76.5368878751029" calcext:value-type="float">
            <text:p>76.5368878751029</text:p>
          </table:table-cell>
          <table:table-cell table:formula="of:=[.B145]*&#10;IF(&#10;    [.A145]&gt;=DATE(2010;1;1);&#10;    RANDBETWEEN(7308;10507)/10000;&#10;    RANDBETWEEN(9504; 12514)/10000&#10;)" office:value-type="float" office:value="56.4842232518259" calcext:value-type="float">
            <text:p>56.4842232518259</text:p>
          </table:table-cell>
          <table:table-cell table:formula="of:=IF(YEAR([.A14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5];1)" office:value-type="date" office:date-value="2012-01-01" calcext:value-type="date">
            <text:p>01.01.2012</text:p>
          </table:table-cell>
          <table:table-cell table:formula="of:=[.B145]*RANDBETWEEN(95;108)/100" office:value-type="float" office:value="81.8944700263601" calcext:value-type="float">
            <text:p>81.8944700263601</text:p>
          </table:table-cell>
          <table:table-cell table:formula="of:=[.B146]*&#10;IF(&#10;    [.A146]&gt;=DATE(2010;1;1);&#10;    RANDBETWEEN(7308;10507)/10000;&#10;    RANDBETWEEN(9504; 12514)/10000&#10;)" office:value-type="float" office:value="81.7143021923021" calcext:value-type="float">
            <text:p>81.7143021923021</text:p>
          </table:table-cell>
          <table:table-cell table:formula="of:=IF(YEAR([.A14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6];1)" office:value-type="date" office:date-value="2012-02-01" calcext:value-type="date">
            <text:p>01.02.2012</text:p>
          </table:table-cell>
          <table:table-cell table:formula="of:=[.B146]*RANDBETWEEN(95;108)/100" office:value-type="float" office:value="78.6186912253057" calcext:value-type="float">
            <text:p>78.6186912253057</text:p>
          </table:table-cell>
          <table:table-cell table:formula="of:=[.B147]*&#10;IF(&#10;    [.A147]&gt;=DATE(2010;1;1);&#10;    RANDBETWEEN(7308;10507)/10000;&#10;    RANDBETWEEN(9504; 12514)/10000&#10;)" office:value-type="float" office:value="62.7141299904263" calcext:value-type="float">
            <text:p>62.7141299904263</text:p>
          </table:table-cell>
          <table:table-cell table:formula="of:=IF(YEAR([.A14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7];1)" office:value-type="date" office:date-value="2012-03-01" calcext:value-type="date">
            <text:p>01.03.2012</text:p>
          </table:table-cell>
          <table:table-cell table:formula="of:=[.B147]*RANDBETWEEN(95;108)/100" office:value-type="float" office:value="80.1910650498118" calcext:value-type="float">
            <text:p>80.1910650498118</text:p>
          </table:table-cell>
          <table:table-cell table:formula="of:=[.B148]*&#10;IF(&#10;    [.A148]&gt;=DATE(2010;1;1);&#10;    RANDBETWEEN(7308;10507)/10000;&#10;    RANDBETWEEN(9504; 12514)/10000&#10;)" office:value-type="float" office:value="64.337291489464" calcext:value-type="float">
            <text:p>64.337291489464</text:p>
          </table:table-cell>
          <table:table-cell table:formula="of:=IF(YEAR([.A14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8];1)" office:value-type="date" office:date-value="2012-04-01" calcext:value-type="date">
            <text:p>01.04.2012</text:p>
          </table:table-cell>
          <table:table-cell table:formula="of:=[.B148]*RANDBETWEEN(95;108)/100" office:value-type="float" office:value="83.3987076518043" calcext:value-type="float">
            <text:p>83.3987076518043</text:p>
          </table:table-cell>
          <table:table-cell table:formula="of:=[.B149]*&#10;IF(&#10;    [.A149]&gt;=DATE(2010;1;1);&#10;    RANDBETWEEN(7308;10507)/10000;&#10;    RANDBETWEEN(9504; 12514)/10000&#10;)" office:value-type="float" office:value="85.5670740507512" calcext:value-type="float">
            <text:p>85.5670740507512</text:p>
          </table:table-cell>
          <table:table-cell table:formula="of:=IF(YEAR([.A14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49];1)" office:value-type="date" office:date-value="2012-05-01" calcext:value-type="date">
            <text:p>01.05.2012</text:p>
          </table:table-cell>
          <table:table-cell table:formula="of:=[.B149]*RANDBETWEEN(95;108)/100" office:value-type="float" office:value="85.0666818048404" calcext:value-type="float">
            <text:p>85.0666818048404</text:p>
          </table:table-cell>
          <table:table-cell table:formula="of:=[.B150]*&#10;IF(&#10;    [.A150]&gt;=DATE(2010;1;1);&#10;    RANDBETWEEN(7308;10507)/10000;&#10;    RANDBETWEEN(9504; 12514)/10000&#10;)" office:value-type="float" office:value="71.8558261205487" calcext:value-type="float">
            <text:p>71.8558261205487</text:p>
          </table:table-cell>
          <table:table-cell table:formula="of:=IF(YEAR([.A15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0];1)" office:value-type="date" office:date-value="2012-06-01" calcext:value-type="date">
            <text:p>01.06.2012</text:p>
          </table:table-cell>
          <table:table-cell table:formula="of:=[.B150]*RANDBETWEEN(95;108)/100" office:value-type="float" office:value="83.3653481687436" calcext:value-type="float">
            <text:p>83.3653481687436</text:p>
          </table:table-cell>
          <table:table-cell table:formula="of:=[.B151]*&#10;IF(&#10;    [.A151]&gt;=DATE(2010;1;1);&#10;    RANDBETWEEN(7308;10507)/10000;&#10;    RANDBETWEEN(9504; 12514)/10000&#10;)" office:value-type="float" office:value="83.2736462857579" calcext:value-type="float">
            <text:p>83.2736462857579</text:p>
          </table:table-cell>
          <table:table-cell table:formula="of:=IF(YEAR([.A15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1];1)" office:value-type="date" office:date-value="2012-07-01" calcext:value-type="date">
            <text:p>01.07.2012</text:p>
          </table:table-cell>
          <table:table-cell table:formula="of:=[.B151]*RANDBETWEEN(95;108)/100" office:value-type="float" office:value="88.3672690588682" calcext:value-type="float">
            <text:p>88.3672690588682</text:p>
          </table:table-cell>
          <table:table-cell table:formula="of:=[.B152]*&#10;IF(&#10;    [.A152]&gt;=DATE(2010;1;1);&#10;    RANDBETWEEN(7308;10507)/10000;&#10;    RANDBETWEEN(9504; 12514)/10000&#10;)" office:value-type="float" office:value="88.5528403238918" calcext:value-type="float">
            <text:p>88.5528403238918</text:p>
          </table:table-cell>
          <table:table-cell table:formula="of:=IF(YEAR([.A15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2];1)" office:value-type="date" office:date-value="2012-08-01" calcext:value-type="date">
            <text:p>01.08.2012</text:p>
          </table:table-cell>
          <table:table-cell table:formula="of:=[.B152]*RANDBETWEEN(95;108)/100" office:value-type="float" office:value="91.0182871306342" calcext:value-type="float">
            <text:p>91.0182871306342</text:p>
          </table:table-cell>
          <table:table-cell table:formula="of:=[.B153]*&#10;IF(&#10;    [.A153]&gt;=DATE(2010;1;1);&#10;    RANDBETWEEN(7308;10507)/10000;&#10;    RANDBETWEEN(9504; 12514)/10000&#10;)" office:value-type="float" office:value="83.51838027107" calcext:value-type="float">
            <text:p>83.51838027107</text:p>
          </table:table-cell>
          <table:table-cell table:formula="of:=IF(YEAR([.A15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3];1)" office:value-type="date" office:date-value="2012-09-01" calcext:value-type="date">
            <text:p>01.09.2012</text:p>
          </table:table-cell>
          <table:table-cell table:formula="of:=[.B153]*RANDBETWEEN(95;108)/100" office:value-type="float" office:value="94.6590186158596" calcext:value-type="float">
            <text:p>94.6590186158596</text:p>
          </table:table-cell>
          <table:table-cell table:formula="of:=[.B154]*&#10;IF(&#10;    [.A154]&gt;=DATE(2010;1;1);&#10;    RANDBETWEEN(7308;10507)/10000;&#10;    RANDBETWEEN(9504; 12514)/10000&#10;)" office:value-type="float" office:value="79.7502231838617" calcext:value-type="float">
            <text:p>79.7502231838617</text:p>
          </table:table-cell>
          <table:table-cell table:formula="of:=IF(YEAR([.A15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4];1)" office:value-type="date" office:date-value="2012-10-01" calcext:value-type="date">
            <text:p>01.10.2012</text:p>
          </table:table-cell>
          <table:table-cell table:formula="of:=[.B154]*RANDBETWEEN(95;108)/100" office:value-type="float" office:value="92.7658382435424" calcext:value-type="float">
            <text:p>92.7658382435424</text:p>
          </table:table-cell>
          <table:table-cell table:formula="of:=[.B155]*&#10;IF(&#10;    [.A155]&gt;=DATE(2010;1;1);&#10;    RANDBETWEEN(7308;10507)/10000;&#10;    RANDBETWEEN(9504; 12514)/10000&#10;)" office:value-type="float" office:value="92.9235401685564" calcext:value-type="float">
            <text:p>92.9235401685564</text:p>
          </table:table-cell>
          <table:table-cell table:formula="of:=IF(YEAR([.A15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5];1)" office:value-type="date" office:date-value="2012-11-01" calcext:value-type="date">
            <text:p>01.11.2012</text:p>
          </table:table-cell>
          <table:table-cell table:formula="of:=[.B155]*RANDBETWEEN(95;108)/100" office:value-type="float" office:value="98.3317885381549" calcext:value-type="float">
            <text:p>98.3317885381549</text:p>
          </table:table-cell>
          <table:table-cell table:formula="of:=[.B156]*&#10;IF(&#10;    [.A156]&gt;=DATE(2010;1;1);&#10;    RANDBETWEEN(7308;10507)/10000;&#10;    RANDBETWEEN(9504; 12514)/10000&#10;)" office:value-type="float" office:value="86.9843001408519" calcext:value-type="float">
            <text:p>86.9843001408519</text:p>
          </table:table-cell>
          <table:table-cell table:formula="of:=IF(YEAR([.A15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6];1)" office:value-type="date" office:date-value="2012-12-01" calcext:value-type="date">
            <text:p>01.12.2012</text:p>
          </table:table-cell>
          <table:table-cell table:formula="of:=[.B156]*RANDBETWEEN(95;108)/100" office:value-type="float" office:value="102.265060079681" calcext:value-type="float">
            <text:p>102.265060079681</text:p>
          </table:table-cell>
          <table:table-cell table:formula="of:=[.B157]*&#10;IF(&#10;    [.A157]&gt;=DATE(2010;1;1);&#10;    RANDBETWEEN(7308;10507)/10000;&#10;    RANDBETWEEN(9504; 12514)/10000&#10;)" office:value-type="float" office:value="82.7222070984541" calcext:value-type="float">
            <text:p>82.7222070984541</text:p>
          </table:table-cell>
          <table:table-cell table:formula="of:=IF(YEAR([.A15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7];1)" office:value-type="date" office:date-value="2013-01-01" calcext:value-type="date">
            <text:p>01.01.2013</text:p>
          </table:table-cell>
          <table:table-cell table:formula="of:=[.B157]*RANDBETWEEN(95;108)/100" office:value-type="float" office:value="105.333011882072" calcext:value-type="float">
            <text:p>105.333011882072</text:p>
          </table:table-cell>
          <table:table-cell table:formula="of:=[.B158]*&#10;IF(&#10;    [.A158]&gt;=DATE(2010;1;1);&#10;    RANDBETWEEN(7308;10507)/10000;&#10;    RANDBETWEEN(9504; 12514)/10000&#10;)" office:value-type="float" office:value="94.0939795142545" calcext:value-type="float">
            <text:p>94.0939795142545</text:p>
          </table:table-cell>
          <table:table-cell table:formula="of:=IF(YEAR([.A15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8];1)" office:value-type="date" office:date-value="2013-02-01" calcext:value-type="date">
            <text:p>01.02.2013</text:p>
          </table:table-cell>
          <table:table-cell table:formula="of:=[.B158]*RANDBETWEEN(95;108)/100" office:value-type="float" office:value="110.599662476175" calcext:value-type="float">
            <text:p>110.599662476175</text:p>
          </table:table-cell>
          <table:table-cell table:formula="of:=[.B159]*&#10;IF(&#10;    [.A159]&gt;=DATE(2010;1;1);&#10;    RANDBETWEEN(7308;10507)/10000;&#10;    RANDBETWEEN(9504; 12514)/10000&#10;)" office:value-type="float" office:value="84.6419216930168" calcext:value-type="float">
            <text:p>84.6419216930168</text:p>
          </table:table-cell>
          <table:table-cell table:formula="of:=IF(YEAR([.A15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59];1)" office:value-type="date" office:date-value="2013-03-01" calcext:value-type="date">
            <text:p>01.03.2013</text:p>
          </table:table-cell>
          <table:table-cell table:formula="of:=[.B159]*RANDBETWEEN(95;108)/100" office:value-type="float" office:value="110.599662476175" calcext:value-type="float">
            <text:p>110.599662476175</text:p>
          </table:table-cell>
          <table:table-cell table:formula="of:=[.B160]*&#10;IF(&#10;    [.A160]&gt;=DATE(2010;1;1);&#10;    RANDBETWEEN(7308;10507)/10000;&#10;    RANDBETWEEN(9504; 12514)/10000&#10;)" office:value-type="float" office:value="83.0492865533599" calcext:value-type="float">
            <text:p>83.0492865533599</text:p>
          </table:table-cell>
          <table:table-cell table:formula="of:=IF(YEAR([.A16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0];1)" office:value-type="date" office:date-value="2013-04-01" calcext:value-type="date">
            <text:p>01.04.2013</text:p>
          </table:table-cell>
          <table:table-cell table:formula="of:=[.B160]*RANDBETWEEN(95;108)/100" office:value-type="float" office:value="116.129645599984" calcext:value-type="float">
            <text:p>116.129645599984</text:p>
          </table:table-cell>
          <table:table-cell table:formula="of:=[.B161]*&#10;IF(&#10;    [.A161]&gt;=DATE(2010;1;1);&#10;    RANDBETWEEN(7308;10507)/10000;&#10;    RANDBETWEEN(9504; 12514)/10000&#10;)" office:value-type="float" office:value="116.663841969744" calcext:value-type="float">
            <text:p>116.663841969744</text:p>
          </table:table-cell>
          <table:table-cell table:formula="of:=IF(YEAR([.A16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1];1)" office:value-type="date" office:date-value="2013-05-01" calcext:value-type="date">
            <text:p>01.05.2013</text:p>
          </table:table-cell>
          <table:table-cell table:formula="of:=[.B161]*RANDBETWEEN(95;108)/100" office:value-type="float" office:value="117.290942055984" calcext:value-type="float">
            <text:p>117.290942055984</text:p>
          </table:table-cell>
          <table:table-cell table:formula="of:=[.B162]*&#10;IF(&#10;    [.A162]&gt;=DATE(2010;1;1);&#10;    RANDBETWEEN(7308;10507)/10000;&#10;    RANDBETWEEN(9504; 12514)/10000&#10;)" office:value-type="float" office:value="120.328777455234" calcext:value-type="float">
            <text:p>120.328777455234</text:p>
          </table:table-cell>
          <table:table-cell table:formula="of:=IF(YEAR([.A16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2];1)" office:value-type="date" office:date-value="2013-06-01" calcext:value-type="date">
            <text:p>01.06.2013</text:p>
          </table:table-cell>
          <table:table-cell table:formula="of:=[.B162]*RANDBETWEEN(95;108)/100" office:value-type="float" office:value="116.118032635424" calcext:value-type="float">
            <text:p>116.118032635424</text:p>
          </table:table-cell>
          <table:table-cell table:formula="of:=[.B163]*&#10;IF(&#10;    [.A163]&gt;=DATE(2010;1;1);&#10;    RANDBETWEEN(7308;10507)/10000;&#10;    RANDBETWEEN(9504; 12514)/10000&#10;)" office:value-type="float" office:value="119.450620172061" calcext:value-type="float">
            <text:p>119.450620172061</text:p>
          </table:table-cell>
          <table:table-cell table:formula="of:=IF(YEAR([.A16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3];1)" office:value-type="date" office:date-value="2013-07-01" calcext:value-type="date">
            <text:p>01.07.2013</text:p>
          </table:table-cell>
          <table:table-cell table:formula="of:=[.B163]*RANDBETWEEN(95;108)/100" office:value-type="float" office:value="116.118032635424" calcext:value-type="float">
            <text:p>116.118032635424</text:p>
          </table:table-cell>
          <table:table-cell table:formula="of:=[.B164]*&#10;IF(&#10;    [.A164]&gt;=DATE(2010;1;1);&#10;    RANDBETWEEN(7308;10507)/10000;&#10;    RANDBETWEEN(9504; 12514)/10000&#10;)" office:value-type="float" office:value="113.888566408824" calcext:value-type="float">
            <text:p>113.888566408824</text:p>
          </table:table-cell>
          <table:table-cell table:formula="of:=IF(YEAR([.A16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4];1)" office:value-type="date" office:date-value="2013-08-01" calcext:value-type="date">
            <text:p>01.08.2013</text:p>
          </table:table-cell>
          <table:table-cell table:formula="of:=[.B164]*RANDBETWEEN(95;108)/100" office:value-type="float" office:value="118.440393288132" calcext:value-type="float">
            <text:p>118.440393288132</text:p>
          </table:table-cell>
          <table:table-cell table:formula="of:=[.B165]*&#10;IF(&#10;    [.A165]&gt;=DATE(2010;1;1);&#10;    RANDBETWEEN(7308;10507)/10000;&#10;    RANDBETWEEN(9504; 12514)/10000&#10;)" office:value-type="float" office:value="102.581224626851" calcext:value-type="float">
            <text:p>102.581224626851</text:p>
          </table:table-cell>
          <table:table-cell table:formula="of:=IF(YEAR([.A16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5];1)" office:value-type="date" office:date-value="2013-09-01" calcext:value-type="date">
            <text:p>01.09.2013</text:p>
          </table:table-cell>
          <table:table-cell table:formula="of:=[.B165]*RANDBETWEEN(95;108)/100" office:value-type="float" office:value="120.809201153895" calcext:value-type="float">
            <text:p>120.809201153895</text:p>
          </table:table-cell>
          <table:table-cell table:formula="of:=[.B166]*&#10;IF(&#10;    [.A166]&gt;=DATE(2010;1;1);&#10;    RANDBETWEEN(7308;10507)/10000;&#10;    RANDBETWEEN(9504; 12514)/10000&#10;)" office:value-type="float" office:value="126.837580291474" calcext:value-type="float">
            <text:p>126.837580291474</text:p>
          </table:table-cell>
          <table:table-cell table:formula="of:=IF(YEAR([.A16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6];1)" office:value-type="date" office:date-value="2013-10-01" calcext:value-type="date">
            <text:p>01.10.2013</text:p>
          </table:table-cell>
          <table:table-cell table:formula="of:=[.B166]*RANDBETWEEN(95;108)/100" office:value-type="float" office:value="130.473937246207" calcext:value-type="float">
            <text:p>130.473937246207</text:p>
          </table:table-cell>
          <table:table-cell table:formula="of:=[.B167]*&#10;IF(&#10;    [.A167]&gt;=DATE(2010;1;1);&#10;    RANDBETWEEN(7308;10507)/10000;&#10;    RANDBETWEEN(9504; 12514)/10000&#10;)" office:value-type="float" office:value="123.780624265476" calcext:value-type="float">
            <text:p>123.780624265476</text:p>
          </table:table-cell>
          <table:table-cell table:formula="of:=IF(YEAR([.A16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7];1)" office:value-type="date" office:date-value="2013-11-01" calcext:value-type="date">
            <text:p>01.11.2013</text:p>
          </table:table-cell>
          <table:table-cell table:formula="of:=[.B167]*RANDBETWEEN(95;108)/100" office:value-type="float" office:value="126.55971912882" calcext:value-type="float">
            <text:p>126.55971912882</text:p>
          </table:table-cell>
          <table:table-cell table:formula="of:=[.B168]*&#10;IF(&#10;    [.A168]&gt;=DATE(2010;1;1);&#10;    RANDBETWEEN(7308;10507)/10000;&#10;    RANDBETWEEN(9504; 12514)/10000&#10;)" office:value-type="float" office:value="118.649736683269" calcext:value-type="float">
            <text:p>118.649736683269</text:p>
          </table:table-cell>
          <table:table-cell table:formula="of:=IF(YEAR([.A16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8];1)" office:value-type="date" office:date-value="2013-12-01" calcext:value-type="date">
            <text:p>01.12.2013</text:p>
          </table:table-cell>
          <table:table-cell table:formula="of:=[.B168]*RANDBETWEEN(95;108)/100" office:value-type="float" office:value="120.231733172379" calcext:value-type="float">
            <text:p>120.231733172379</text:p>
          </table:table-cell>
          <table:table-cell table:formula="of:=[.B169]*&#10;IF(&#10;    [.A169]&gt;=DATE(2010;1;1);&#10;    RANDBETWEEN(7308;10507)/10000;&#10;    RANDBETWEEN(9504; 12514)/10000&#10;)" office:value-type="float" office:value="120.135547785842" calcext:value-type="float">
            <text:p>120.135547785842</text:p>
          </table:table-cell>
          <table:table-cell table:formula="of:=IF(YEAR([.A16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69];1)" office:value-type="date" office:date-value="2014-01-01" calcext:value-type="date">
            <text:p>01.01.2014</text:p>
          </table:table-cell>
          <table:table-cell table:formula="of:=[.B169]*RANDBETWEEN(95;108)/100" office:value-type="float" office:value="121.434050504103" calcext:value-type="float">
            <text:p>121.434050504103</text:p>
          </table:table-cell>
          <table:table-cell table:formula="of:=[.B170]*&#10;IF(&#10;    [.A170]&gt;=DATE(2010;1;1);&#10;    RANDBETWEEN(7308;10507)/10000;&#10;    RANDBETWEEN(9504; 12514)/10000&#10;)" office:value-type="float" office:value="117.742455368778" calcext:value-type="float">
            <text:p>117.742455368778</text:p>
          </table:table-cell>
          <table:table-cell table:formula="of:=IF(YEAR([.A17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0];1)" office:value-type="date" office:date-value="2014-02-01" calcext:value-type="date">
            <text:p>01.02.2014</text:p>
          </table:table-cell>
          <table:table-cell table:formula="of:=[.B170]*RANDBETWEEN(95;108)/100" office:value-type="float" office:value="127.505753029308" calcext:value-type="float">
            <text:p>127.505753029308</text:p>
          </table:table-cell>
          <table:table-cell table:formula="of:=[.B171]*&#10;IF(&#10;    [.A171]&gt;=DATE(2010;1;1);&#10;    RANDBETWEEN(7308;10507)/10000;&#10;    RANDBETWEEN(9504; 12514)/10000&#10;)" office:value-type="float" office:value="116.348999639244" calcext:value-type="float">
            <text:p>116.348999639244</text:p>
          </table:table-cell>
          <table:table-cell table:formula="of:=IF(YEAR([.A17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1];1)" office:value-type="date" office:date-value="2014-03-01" calcext:value-type="date">
            <text:p>01.03.2014</text:p>
          </table:table-cell>
          <table:table-cell table:formula="of:=[.B171]*RANDBETWEEN(95;108)/100" office:value-type="float" office:value="128.780810559601" calcext:value-type="float">
            <text:p>128.780810559601</text:p>
          </table:table-cell>
          <table:table-cell table:formula="of:=[.B172]*&#10;IF(&#10;    [.A172]&gt;=DATE(2010;1;1);&#10;    RANDBETWEEN(7308;10507)/10000;&#10;    RANDBETWEEN(9504; 12514)/10000&#10;)" office:value-type="float" office:value="98.0150749169127" calcext:value-type="float">
            <text:p>98.0150749169127</text:p>
          </table:table-cell>
          <table:table-cell table:formula="of:=IF(YEAR([.A17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2];1)" office:value-type="date" office:date-value="2014-04-01" calcext:value-type="date">
            <text:p>01.04.2014</text:p>
          </table:table-cell>
          <table:table-cell table:formula="of:=[.B172]*RANDBETWEEN(95;108)/100" office:value-type="float" office:value="128.780810559601" calcext:value-type="float">
            <text:p>128.780810559601</text:p>
          </table:table-cell>
          <table:table-cell table:formula="of:=[.B173]*&#10;IF(&#10;    [.A173]&gt;=DATE(2010;1;1);&#10;    RANDBETWEEN(7308;10507)/10000;&#10;    RANDBETWEEN(9504; 12514)/10000&#10;)" office:value-type="float" office:value="111.640084674119" calcext:value-type="float">
            <text:p>111.640084674119</text:p>
          </table:table-cell>
          <table:table-cell table:formula="of:=IF(YEAR([.A17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3];1)" office:value-type="date" office:date-value="2014-05-01" calcext:value-type="date">
            <text:p>01.05.2014</text:p>
          </table:table-cell>
          <table:table-cell table:formula="of:=[.B173]*RANDBETWEEN(95;108)/100" office:value-type="float" office:value="135.219851087582" calcext:value-type="float">
            <text:p>135.219851087582</text:p>
          </table:table-cell>
          <table:table-cell table:formula="of:=[.B174]*&#10;IF(&#10;    [.A174]&gt;=DATE(2010;1;1);&#10;    RANDBETWEEN(7308;10507)/10000;&#10;    RANDBETWEEN(9504; 12514)/10000&#10;)" office:value-type="float" office:value="124.253521164379" calcext:value-type="float">
            <text:p>124.253521164379</text:p>
          </table:table-cell>
          <table:table-cell table:formula="of:=IF(YEAR([.A17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4];1)" office:value-type="date" office:date-value="2014-06-01" calcext:value-type="date">
            <text:p>01.06.2014</text:p>
          </table:table-cell>
          <table:table-cell table:formula="of:=[.B174]*RANDBETWEEN(95;108)/100" office:value-type="float" office:value="128.458858533202" calcext:value-type="float">
            <text:p>128.458858533202</text:p>
          </table:table-cell>
          <table:table-cell table:formula="of:=[.B175]*&#10;IF(&#10;    [.A175]&gt;=DATE(2010;1;1);&#10;    RANDBETWEEN(7308;10507)/10000;&#10;    RANDBETWEEN(9504; 12514)/10000&#10;)" office:value-type="float" office:value="129.011231624895" calcext:value-type="float">
            <text:p>129.011231624895</text:p>
          </table:table-cell>
          <table:table-cell table:formula="of:=IF(YEAR([.A17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5];1)" office:value-type="date" office:date-value="2014-07-01" calcext:value-type="date">
            <text:p>01.07.2014</text:p>
          </table:table-cell>
          <table:table-cell table:formula="of:=[.B175]*RANDBETWEEN(95;108)/100" office:value-type="float" office:value="132.312624289199" calcext:value-type="float">
            <text:p>132.312624289199</text:p>
          </table:table-cell>
          <table:table-cell table:formula="of:=[.B176]*&#10;IF(&#10;    [.A176]&gt;=DATE(2010;1;1);&#10;    RANDBETWEEN(7308;10507)/10000;&#10;    RANDBETWEEN(9504; 12514)/10000&#10;)" office:value-type="float" office:value="123.487372249109" calcext:value-type="float">
            <text:p>123.487372249109</text:p>
          </table:table-cell>
          <table:table-cell table:formula="of:=IF(YEAR([.A17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6];1)" office:value-type="date" office:date-value="2014-08-01" calcext:value-type="date">
            <text:p>01.08.2014</text:p>
          </table:table-cell>
          <table:table-cell table:formula="of:=[.B176]*RANDBETWEEN(95;108)/100" office:value-type="float" office:value="127.020119317631" calcext:value-type="float">
            <text:p>127.020119317631</text:p>
          </table:table-cell>
          <table:table-cell table:formula="of:=[.B177]*&#10;IF(&#10;    [.A177]&gt;=DATE(2010;1;1);&#10;    RANDBETWEEN(7308;10507)/10000;&#10;    RANDBETWEEN(9504; 12514)/10000&#10;)" office:value-type="float" office:value="129.141355310235" calcext:value-type="float">
            <text:p>129.141355310235</text:p>
          </table:table-cell>
          <table:table-cell table:formula="of:=IF(YEAR([.A17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7];1)" office:value-type="date" office:date-value="2014-09-01" calcext:value-type="date">
            <text:p>01.09.2014</text:p>
          </table:table-cell>
          <table:table-cell table:formula="of:=[.B177]*RANDBETWEEN(95;108)/100" office:value-type="float" office:value="123.209515738102" calcext:value-type="float">
            <text:p>123.209515738102</text:p>
          </table:table-cell>
          <table:table-cell table:formula="of:=[.B178]*&#10;IF(&#10;    [.A178]&gt;=DATE(2010;1;1);&#10;    RANDBETWEEN(7308;10507)/10000;&#10;    RANDBETWEEN(9504; 12514)/10000&#10;)" office:value-type="float" office:value="119.242169331335" calcext:value-type="float">
            <text:p>119.242169331335</text:p>
          </table:table-cell>
          <table:table-cell table:formula="of:=IF(YEAR([.A17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8];1)" office:value-type="date" office:date-value="2014-10-01" calcext:value-type="date">
            <text:p>01.10.2014</text:p>
          </table:table-cell>
          <table:table-cell table:formula="of:=[.B178]*RANDBETWEEN(95;108)/100" office:value-type="float" office:value="130.602086682388" calcext:value-type="float">
            <text:p>130.602086682388</text:p>
          </table:table-cell>
          <table:table-cell table:formula="of:=[.B179]*&#10;IF(&#10;    [.A179]&gt;=DATE(2010;1;1);&#10;    RANDBETWEEN(7308;10507)/10000;&#10;    RANDBETWEEN(9504; 12514)/10000&#10;)" office:value-type="float" office:value="127.141131385305" calcext:value-type="float">
            <text:p>127.141131385305</text:p>
          </table:table-cell>
          <table:table-cell table:formula="of:=IF(YEAR([.A17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79];1)" office:value-type="date" office:date-value="2014-11-01" calcext:value-type="date">
            <text:p>01.11.2014</text:p>
          </table:table-cell>
          <table:table-cell table:formula="of:=[.B179]*RANDBETWEEN(95;108)/100" office:value-type="float" office:value="131.908107549212" calcext:value-type="float">
            <text:p>131.908107549212</text:p>
          </table:table-cell>
          <table:table-cell table:formula="of:=[.B180]*&#10;IF(&#10;    [.A180]&gt;=DATE(2010;1;1);&#10;    RANDBETWEEN(7308;10507)/10000;&#10;    RANDBETWEEN(9504; 12514)/10000&#10;)" office:value-type="float" office:value="96.7282152658369" calcext:value-type="float">
            <text:p>96.7282152658369</text:p>
          </table:table-cell>
          <table:table-cell table:formula="of:=IF(YEAR([.A18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0];1)" office:value-type="date" office:date-value="2014-12-01" calcext:value-type="date">
            <text:p>01.12.2014</text:p>
          </table:table-cell>
          <table:table-cell table:formula="of:=[.B180]*RANDBETWEEN(95;108)/100" office:value-type="float" office:value="133.227188624704" calcext:value-type="float">
            <text:p>133.227188624704</text:p>
          </table:table-cell>
          <table:table-cell table:formula="of:=[.B181]*&#10;IF(&#10;    [.A181]&gt;=DATE(2010;1;1);&#10;    RANDBETWEEN(7308;10507)/10000;&#10;    RANDBETWEEN(9504; 12514)/10000&#10;)" office:value-type="float" office:value="105.729096892565" calcext:value-type="float">
            <text:p>105.729096892565</text:p>
          </table:table-cell>
          <table:table-cell table:formula="of:=IF(YEAR([.A18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1];1)" office:value-type="date" office:date-value="2015-01-01" calcext:value-type="date">
            <text:p>01.01.2015</text:p>
          </table:table-cell>
          <table:table-cell table:formula="of:=[.B181]*RANDBETWEEN(95;108)/100" office:value-type="float" office:value="134.559460510951" calcext:value-type="float">
            <text:p>134.559460510951</text:p>
          </table:table-cell>
          <table:table-cell table:formula="of:=[.B182]*&#10;IF(&#10;    [.A182]&gt;=DATE(2010;1;1);&#10;    RANDBETWEEN(7308;10507)/10000;&#10;    RANDBETWEEN(9504; 12514)/10000&#10;)" office:value-type="float" office:value="123.579408533257" calcext:value-type="float">
            <text:p>123.579408533257</text:p>
          </table:table-cell>
          <table:table-cell table:formula="of:=IF(YEAR([.A18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2];1)" office:value-type="date" office:date-value="2015-02-01" calcext:value-type="date">
            <text:p>01.02.2015</text:p>
          </table:table-cell>
          <table:table-cell table:formula="of:=[.B182]*RANDBETWEEN(95;108)/100" office:value-type="float" office:value="141.287433536498" calcext:value-type="float">
            <text:p>141.287433536498</text:p>
          </table:table-cell>
          <table:table-cell table:formula="of:=[.B183]*&#10;IF(&#10;    [.A183]&gt;=DATE(2010;1;1);&#10;    RANDBETWEEN(7308;10507)/10000;&#10;    RANDBETWEEN(9504; 12514)/10000&#10;)" office:value-type="float" office:value="112.832144422248" calcext:value-type="float">
            <text:p>112.832144422248</text:p>
          </table:table-cell>
          <table:table-cell table:formula="of:=IF(YEAR([.A18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3];1)" office:value-type="date" office:date-value="2015-03-01" calcext:value-type="date">
            <text:p>01.03.2015</text:p>
          </table:table-cell>
          <table:table-cell table:formula="of:=[.B183]*RANDBETWEEN(95;108)/100" office:value-type="float" office:value="138.461684865768" calcext:value-type="float">
            <text:p>138.461684865768</text:p>
          </table:table-cell>
          <table:table-cell table:formula="of:=[.B184]*&#10;IF(&#10;    [.A184]&gt;=DATE(2010;1;1);&#10;    RANDBETWEEN(7308;10507)/10000;&#10;    RANDBETWEEN(9504; 12514)/10000&#10;)" office:value-type="float" office:value="127.080134369802" calcext:value-type="float">
            <text:p>127.080134369802</text:p>
          </table:table-cell>
          <table:table-cell table:formula="of:=IF(YEAR([.A18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4];1)" office:value-type="date" office:date-value="2015-04-01" calcext:value-type="date">
            <text:p>01.04.2015</text:p>
          </table:table-cell>
          <table:table-cell table:formula="of:=[.B184]*RANDBETWEEN(95;108)/100" office:value-type="float" office:value="145.384769109057" calcext:value-type="float">
            <text:p>145.384769109057</text:p>
          </table:table-cell>
          <table:table-cell table:formula="of:=[.B185]*&#10;IF(&#10;    [.A185]&gt;=DATE(2010;1;1);&#10;    RANDBETWEEN(7308;10507)/10000;&#10;    RANDBETWEEN(9504; 12514)/10000&#10;)" office:value-type="float" office:value="138.958762314437" calcext:value-type="float">
            <text:p>138.958762314437</text:p>
          </table:table-cell>
          <table:table-cell table:formula="of:=IF(YEAR([.A18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5];1)" office:value-type="date" office:date-value="2015-05-01" calcext:value-type="date">
            <text:p>01.05.2015</text:p>
          </table:table-cell>
          <table:table-cell table:formula="of:=[.B185]*RANDBETWEEN(95;108)/100" office:value-type="float" office:value="145.384769109057" calcext:value-type="float">
            <text:p>145.384769109057</text:p>
          </table:table-cell>
          <table:table-cell table:formula="of:=[.B186]*&#10;IF(&#10;    [.A186]&gt;=DATE(2010;1;1);&#10;    RANDBETWEEN(7308;10507)/10000;&#10;    RANDBETWEEN(9504; 12514)/10000&#10;)" office:value-type="float" office:value="118.037894039643" calcext:value-type="float">
            <text:p>118.037894039643</text:p>
          </table:table-cell>
          <table:table-cell table:formula="of:=IF(YEAR([.A18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6];1)" office:value-type="date" office:date-value="2015-06-01" calcext:value-type="date">
            <text:p>01.06.2015</text:p>
          </table:table-cell>
          <table:table-cell table:formula="of:=[.B186]*RANDBETWEEN(95;108)/100" office:value-type="float" office:value="151.200159873419" calcext:value-type="float">
            <text:p>151.200159873419</text:p>
          </table:table-cell>
          <table:table-cell table:formula="of:=[.B187]*&#10;IF(&#10;    [.A187]&gt;=DATE(2010;1;1);&#10;    RANDBETWEEN(7308;10507)/10000;&#10;    RANDBETWEEN(9504; 12514)/10000&#10;)" office:value-type="float" office:value="153.180881967761" calcext:value-type="float">
            <text:p>153.180881967761</text:p>
          </table:table-cell>
          <table:table-cell table:formula="of:=IF(YEAR([.A18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7];1)" office:value-type="date" office:date-value="2015-07-01" calcext:value-type="date">
            <text:p>01.07.2015</text:p>
          </table:table-cell>
          <table:table-cell table:formula="of:=[.B187]*RANDBETWEEN(95;108)/100" office:value-type="float" office:value="160.272169465824" calcext:value-type="float">
            <text:p>160.272169465824</text:p>
          </table:table-cell>
          <table:table-cell table:formula="of:=[.B188]*&#10;IF(&#10;    [.A188]&gt;=DATE(2010;1;1);&#10;    RANDBETWEEN(7308;10507)/10000;&#10;    RANDBETWEEN(9504; 12514)/10000&#10;)" office:value-type="float" office:value="148.668464396499" calcext:value-type="float">
            <text:p>148.668464396499</text:p>
          </table:table-cell>
          <table:table-cell table:formula="of:=IF(YEAR([.A18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8];1)" office:value-type="date" office:date-value="2015-08-01" calcext:value-type="date">
            <text:p>01.08.2015</text:p>
          </table:table-cell>
          <table:table-cell table:formula="of:=[.B188]*RANDBETWEEN(95;108)/100" office:value-type="float" office:value="161.874891160482" calcext:value-type="float">
            <text:p>161.874891160482</text:p>
          </table:table-cell>
          <table:table-cell table:formula="of:=[.B189]*&#10;IF(&#10;    [.A189]&gt;=DATE(2010;1;1);&#10;    RANDBETWEEN(7308;10507)/10000;&#10;    RANDBETWEEN(9504; 12514)/10000&#10;)" office:value-type="float" office:value="141.883342102163" calcext:value-type="float">
            <text:p>141.883342102163</text:p>
          </table:table-cell>
          <table:table-cell table:formula="of:=IF(YEAR([.A18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89];1)" office:value-type="date" office:date-value="2015-09-01" calcext:value-type="date">
            <text:p>01.09.2015</text:p>
          </table:table-cell>
          <table:table-cell table:formula="of:=[.B189]*RANDBETWEEN(95;108)/100" office:value-type="float" office:value="158.637393337273" calcext:value-type="float">
            <text:p>158.637393337273</text:p>
          </table:table-cell>
          <table:table-cell table:formula="of:=[.B190]*&#10;IF(&#10;    [.A190]&gt;=DATE(2010;1;1);&#10;    RANDBETWEEN(7308;10507)/10000;&#10;    RANDBETWEEN(9504; 12514)/10000&#10;)" office:value-type="float" office:value="131.018623157254" calcext:value-type="float">
            <text:p>131.018623157254</text:p>
          </table:table-cell>
          <table:table-cell table:formula="of:=IF(YEAR([.A19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0];1)" office:value-type="date" office:date-value="2015-10-01" calcext:value-type="date">
            <text:p>01.10.2015</text:p>
          </table:table-cell>
          <table:table-cell table:formula="of:=[.B190]*RANDBETWEEN(95;108)/100" office:value-type="float" office:value="155.464645470527" calcext:value-type="float">
            <text:p>155.464645470527</text:p>
          </table:table-cell>
          <table:table-cell table:formula="of:=[.B191]*&#10;IF(&#10;    [.A191]&gt;=DATE(2010;1;1);&#10;    RANDBETWEEN(7308;10507)/10000;&#10;    RANDBETWEEN(9504; 12514)/10000&#10;)" office:value-type="float" office:value="118.914907320406" calcext:value-type="float">
            <text:p>118.914907320406</text:p>
          </table:table-cell>
          <table:table-cell table:formula="of:=IF(YEAR([.A19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1];1)" office:value-type="date" office:date-value="2015-11-01" calcext:value-type="date">
            <text:p>01.11.2015</text:p>
          </table:table-cell>
          <table:table-cell table:formula="of:=[.B191]*RANDBETWEEN(95;108)/100" office:value-type="float" office:value="164.792524198759" calcext:value-type="float">
            <text:p>164.792524198759</text:p>
          </table:table-cell>
          <table:table-cell table:formula="of:=[.B192]*&#10;IF(&#10;    [.A192]&gt;=DATE(2010;1;1);&#10;    RANDBETWEEN(7308;10507)/10000;&#10;    RANDBETWEEN(9504; 12514)/10000&#10;)" office:value-type="float" office:value="130.598075427517" calcext:value-type="float">
            <text:p>130.598075427517</text:p>
          </table:table-cell>
          <table:table-cell table:formula="of:=IF(YEAR([.A19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2];1)" office:value-type="date" office:date-value="2015-12-01" calcext:value-type="date">
            <text:p>01.12.2015</text:p>
          </table:table-cell>
          <table:table-cell table:formula="of:=[.B192]*RANDBETWEEN(95;108)/100" office:value-type="float" office:value="163.144598956771" calcext:value-type="float">
            <text:p>163.144598956771</text:p>
          </table:table-cell>
          <table:table-cell table:formula="of:=[.B193]*&#10;IF(&#10;    [.A193]&gt;=DATE(2010;1;1);&#10;    RANDBETWEEN(7308;10507)/10000;&#10;    RANDBETWEEN(9504; 12514)/10000&#10;)" office:value-type="float" office:value="144.741888194448" calcext:value-type="float">
            <text:p>144.741888194448</text:p>
          </table:table-cell>
          <table:table-cell table:formula="of:=IF(YEAR([.A19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3];1)" office:value-type="date" office:date-value="2016-01-01" calcext:value-type="date">
            <text:p>01.01.2016</text:p>
          </table:table-cell>
          <table:table-cell table:formula="of:=[.B193]*RANDBETWEEN(95;108)/100" office:value-type="float" office:value="158.250260988068" calcext:value-type="float">
            <text:p>158.250260988068</text:p>
          </table:table-cell>
          <table:table-cell table:formula="of:=[.B194]*&#10;IF(&#10;    [.A194]&gt;=DATE(2010;1;1);&#10;    RANDBETWEEN(7308;10507)/10000;&#10;    RANDBETWEEN(9504; 12514)/10000&#10;)" office:value-type="float" office:value="140.969332488171" calcext:value-type="float">
            <text:p>140.969332488171</text:p>
          </table:table-cell>
          <table:table-cell table:formula="of:=IF(YEAR([.A19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4];1)" office:value-type="date" office:date-value="2016-02-01" calcext:value-type="date">
            <text:p>01.02.2016</text:p>
          </table:table-cell>
          <table:table-cell table:formula="of:=[.B194]*RANDBETWEEN(95;108)/100" office:value-type="float" office:value="170.910281867114" calcext:value-type="float">
            <text:p>170.910281867114</text:p>
          </table:table-cell>
          <table:table-cell table:formula="of:=[.B195]*&#10;IF(&#10;    [.A195]&gt;=DATE(2010;1;1);&#10;    RANDBETWEEN(7308;10507)/10000;&#10;    RANDBETWEEN(9504; 12514)/10000&#10;)" office:value-type="float" office:value="149.700315887405" calcext:value-type="float">
            <text:p>149.700315887405</text:p>
          </table:table-cell>
          <table:table-cell table:formula="of:=IF(YEAR([.A19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5];1)" office:value-type="date" office:date-value="2016-03-01" calcext:value-type="date">
            <text:p>01.03.2016</text:p>
          </table:table-cell>
          <table:table-cell table:formula="of:=[.B195]*RANDBETWEEN(95;108)/100" office:value-type="float" office:value="179.455795960469" calcext:value-type="float">
            <text:p>179.455795960469</text:p>
          </table:table-cell>
          <table:table-cell table:formula="of:=[.B196]*&#10;IF(&#10;    [.A196]&gt;=DATE(2010;1;1);&#10;    RANDBETWEEN(7308;10507)/10000;&#10;    RANDBETWEEN(9504; 12514)/10000&#10;)" office:value-type="float" office:value="180.478693997444" calcext:value-type="float">
            <text:p>180.478693997444</text:p>
          </table:table-cell>
          <table:table-cell table:formula="of:=IF(YEAR([.A19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6];1)" office:value-type="date" office:date-value="2016-04-01" calcext:value-type="date">
            <text:p>01.04.2016</text:p>
          </table:table-cell>
          <table:table-cell table:formula="of:=[.B196]*RANDBETWEEN(95;108)/100" office:value-type="float" office:value="170.483006162446" calcext:value-type="float">
            <text:p>170.483006162446</text:p>
          </table:table-cell>
          <table:table-cell table:formula="of:=[.B197]*&#10;IF(&#10;    [.A197]&gt;=DATE(2010;1;1);&#10;    RANDBETWEEN(7308;10507)/10000;&#10;    RANDBETWEEN(9504; 12514)/10000&#10;)" office:value-type="float" office:value="167.601843358301" calcext:value-type="float">
            <text:p>167.601843358301</text:p>
          </table:table-cell>
          <table:table-cell table:formula="of:=IF(YEAR([.A19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7];1)" office:value-type="date" office:date-value="2016-05-01" calcext:value-type="date">
            <text:p>01.05.2016</text:p>
          </table:table-cell>
          <table:table-cell table:formula="of:=[.B197]*RANDBETWEEN(95;108)/100" office:value-type="float" office:value="182.416816593817" calcext:value-type="float">
            <text:p>182.416816593817</text:p>
          </table:table-cell>
          <table:table-cell table:formula="of:=[.B198]*&#10;IF(&#10;    [.A198]&gt;=DATE(2010;1;1);&#10;    RANDBETWEEN(7308;10507)/10000;&#10;    RANDBETWEEN(9504; 12514)/10000&#10;)" office:value-type="float" office:value="151.898483177672" calcext:value-type="float">
            <text:p>151.898483177672</text:p>
          </table:table-cell>
          <table:table-cell table:formula="of:=IF(YEAR([.A19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8];1)" office:value-type="date" office:date-value="2016-06-01" calcext:value-type="date">
            <text:p>01.06.2016</text:p>
          </table:table-cell>
          <table:table-cell table:formula="of:=[.B198]*RANDBETWEEN(95;108)/100" office:value-type="float" office:value="184.240984759755" calcext:value-type="float">
            <text:p>184.240984759755</text:p>
          </table:table-cell>
          <table:table-cell table:formula="of:=[.B199]*&#10;IF(&#10;    [.A199]&gt;=DATE(2010;1;1);&#10;    RANDBETWEEN(7308;10507)/10000;&#10;    RANDBETWEEN(9504; 12514)/10000&#10;)" office:value-type="float" office:value="155.444118841806" calcext:value-type="float">
            <text:p>155.444118841806</text:p>
          </table:table-cell>
          <table:table-cell table:formula="of:=IF(YEAR([.A19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199];1)" office:value-type="date" office:date-value="2016-07-01" calcext:value-type="date">
            <text:p>01.07.2016</text:p>
          </table:table-cell>
          <table:table-cell table:formula="of:=[.B199]*RANDBETWEEN(95;108)/100" office:value-type="float" office:value="195.295443845341" calcext:value-type="float">
            <text:p>195.295443845341</text:p>
          </table:table-cell>
          <table:table-cell table:formula="of:=[.B200]*&#10;IF(&#10;    [.A200]&gt;=DATE(2010;1;1);&#10;    RANDBETWEEN(7308;10507)/10000;&#10;    RANDBETWEEN(9504; 12514)/10000&#10;)" office:value-type="float" office:value="162.153807024786" calcext:value-type="float">
            <text:p>162.153807024786</text:p>
          </table:table-cell>
          <table:table-cell table:formula="of:=IF(YEAR([.A20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0];1)" office:value-type="date" office:date-value="2016-08-01" calcext:value-type="date">
            <text:p>01.08.2016</text:p>
          </table:table-cell>
          <table:table-cell table:formula="of:=[.B200]*RANDBETWEEN(95;108)/100" office:value-type="float" office:value="191.389534968434" calcext:value-type="float">
            <text:p>191.389534968434</text:p>
          </table:table-cell>
          <table:table-cell table:formula="of:=[.B201]*&#10;IF(&#10;    [.A201]&gt;=DATE(2010;1;1);&#10;    RANDBETWEEN(7308;10507)/10000;&#10;    RANDBETWEEN(9504; 12514)/10000&#10;)" office:value-type="float" office:value="170.06874077295" calcext:value-type="float">
            <text:p>170.06874077295</text:p>
          </table:table-cell>
          <table:table-cell table:formula="of:=IF(YEAR([.A20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1];1)" office:value-type="date" office:date-value="2016-09-01" calcext:value-type="date">
            <text:p>01.09.2016</text:p>
          </table:table-cell>
          <table:table-cell table:formula="of:=[.B201]*RANDBETWEEN(95;108)/100" office:value-type="float" office:value="183.733953569696" calcext:value-type="float">
            <text:p>183.733953569696</text:p>
          </table:table-cell>
          <table:table-cell table:formula="of:=[.B202]*&#10;IF(&#10;    [.A202]&gt;=DATE(2010;1;1);&#10;    RANDBETWEEN(7308;10507)/10000;&#10;    RANDBETWEEN(9504; 12514)/10000&#10;)" office:value-type="float" office:value="146.215480250764" calcext:value-type="float">
            <text:p>146.215480250764</text:p>
          </table:table-cell>
          <table:table-cell table:formula="of:=IF(YEAR([.A20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2];1)" office:value-type="date" office:date-value="2016-10-01" calcext:value-type="date">
            <text:p>01.10.2016</text:p>
          </table:table-cell>
          <table:table-cell table:formula="of:=[.B202]*RANDBETWEEN(95;108)/100" office:value-type="float" office:value="189.245972176787" calcext:value-type="float">
            <text:p>189.245972176787</text:p>
          </table:table-cell>
          <table:table-cell table:formula="of:=[.B203]*&#10;IF(&#10;    [.A203]&gt;=DATE(2010;1;1);&#10;    RANDBETWEEN(7308;10507)/10000;&#10;    RANDBETWEEN(9504; 12514)/10000&#10;)" office:value-type="float" office:value="193.087665411976" calcext:value-type="float">
            <text:p>193.087665411976</text:p>
          </table:table-cell>
          <table:table-cell table:formula="of:=IF(YEAR([.A20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3];1)" office:value-type="date" office:date-value="2016-11-01" calcext:value-type="date">
            <text:p>01.11.2016</text:p>
          </table:table-cell>
          <table:table-cell table:formula="of:=[.B203]*RANDBETWEEN(95;108)/100" office:value-type="float" office:value="196.815811063859" calcext:value-type="float">
            <text:p>196.815811063859</text:p>
          </table:table-cell>
          <table:table-cell table:formula="of:=[.B204]*&#10;IF(&#10;    [.A204]&gt;=DATE(2010;1;1);&#10;    RANDBETWEEN(7308;10507)/10000;&#10;    RANDBETWEEN(9504; 12514)/10000&#10;)" office:value-type="float" office:value="187.88037324156" calcext:value-type="float">
            <text:p>187.88037324156</text:p>
          </table:table-cell>
          <table:table-cell table:formula="of:=IF(YEAR([.A20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4];1)" office:value-type="date" office:date-value="2016-12-01" calcext:value-type="date">
            <text:p>01.12.2016</text:p>
          </table:table-cell>
          <table:table-cell table:formula="of:=[.B204]*RANDBETWEEN(95;108)/100" office:value-type="float" office:value="190.911336731943" calcext:value-type="float">
            <text:p>190.911336731943</text:p>
          </table:table-cell>
          <table:table-cell table:formula="of:=[.B205]*&#10;IF(&#10;    [.A205]&gt;=DATE(2010;1;1);&#10;    RANDBETWEEN(7308;10507)/10000;&#10;    RANDBETWEEN(9504; 12514)/10000&#10;)" office:value-type="float" office:value="183.675797069802" calcext:value-type="float">
            <text:p>183.675797069802</text:p>
          </table:table-cell>
          <table:table-cell table:formula="of:=IF(YEAR([.A20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5];1)" office:value-type="date" office:date-value="2017-01-01" calcext:value-type="date">
            <text:p>01.01.2017</text:p>
          </table:table-cell>
          <table:table-cell table:formula="of:=[.B205]*RANDBETWEEN(95;108)/100" office:value-type="float" office:value="200.45690356854" calcext:value-type="float">
            <text:p>200.45690356854</text:p>
          </table:table-cell>
          <table:table-cell table:formula="of:=[.B206]*&#10;IF(&#10;    [.A206]&gt;=DATE(2010;1;1);&#10;    RANDBETWEEN(7308;10507)/10000;&#10;    RANDBETWEEN(9504; 12514)/10000&#10;)" office:value-type="float" office:value="167.301331718304" calcext:value-type="float">
            <text:p>167.301331718304</text:p>
          </table:table-cell>
          <table:table-cell table:formula="of:=IF(YEAR([.A20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6];1)" office:value-type="date" office:date-value="2017-02-01" calcext:value-type="date">
            <text:p>01.02.2017</text:p>
          </table:table-cell>
          <table:table-cell table:formula="of:=[.B206]*RANDBETWEEN(95;108)/100" office:value-type="float" office:value="194.443196461484" calcext:value-type="float">
            <text:p>194.443196461484</text:p>
          </table:table-cell>
          <table:table-cell table:formula="of:=[.B207]*&#10;IF(&#10;    [.A207]&gt;=DATE(2010;1;1);&#10;    RANDBETWEEN(7308;10507)/10000;&#10;    RANDBETWEEN(9504; 12514)/10000&#10;)" office:value-type="float" office:value="146.746280369482" calcext:value-type="float">
            <text:p>146.746280369482</text:p>
          </table:table-cell>
          <table:table-cell table:formula="of:=IF(YEAR([.A20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7];1)" office:value-type="date" office:date-value="2017-03-01" calcext:value-type="date">
            <text:p>01.03.2017</text:p>
          </table:table-cell>
          <table:table-cell table:formula="of:=[.B207]*RANDBETWEEN(95;108)/100" office:value-type="float" office:value="196.387628426099" calcext:value-type="float">
            <text:p>196.387628426099</text:p>
          </table:table-cell>
          <table:table-cell table:formula="of:=[.B208]*&#10;IF(&#10;    [.A208]&gt;=DATE(2010;1;1);&#10;    RANDBETWEEN(7308;10507)/10000;&#10;    RANDBETWEEN(9504; 12514)/10000&#10;)" office:value-type="float" office:value="147.899522967695" calcext:value-type="float">
            <text:p>147.899522967695</text:p>
          </table:table-cell>
          <table:table-cell table:formula="of:=IF(YEAR([.A20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8];1)" office:value-type="date" office:date-value="2017-04-01" calcext:value-type="date">
            <text:p>01.04.2017</text:p>
          </table:table-cell>
          <table:table-cell table:formula="of:=[.B208]*RANDBETWEEN(95;108)/100" office:value-type="float" office:value="208.170886131665" calcext:value-type="float">
            <text:p>208.170886131665</text:p>
          </table:table-cell>
          <table:table-cell table:formula="of:=[.B209]*&#10;IF(&#10;    [.A209]&gt;=DATE(2010;1;1);&#10;    RANDBETWEEN(7308;10507)/10000;&#10;    RANDBETWEEN(9504; 12514)/10000&#10;)" office:value-type="float" office:value="184.751661441853" calcext:value-type="float">
            <text:p>184.751661441853</text:p>
          </table:table-cell>
          <table:table-cell table:formula="of:=IF(YEAR([.A20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09];1)" office:value-type="date" office:date-value="2017-05-01" calcext:value-type="date">
            <text:p>01.05.2017</text:p>
          </table:table-cell>
          <table:table-cell table:formula="of:=[.B209]*RANDBETWEEN(95;108)/100" office:value-type="float" office:value="197.762341825082" calcext:value-type="float">
            <text:p>197.762341825082</text:p>
          </table:table-cell>
          <table:table-cell table:formula="of:=[.B210]*&#10;IF(&#10;    [.A210]&gt;=DATE(2010;1;1);&#10;    RANDBETWEEN(7308;10507)/10000;&#10;    RANDBETWEEN(9504; 12514)/10000&#10;)" office:value-type="float" office:value="180.95254276995" calcext:value-type="float">
            <text:p>180.95254276995</text:p>
          </table:table-cell>
          <table:table-cell table:formula="of:=IF(YEAR([.A21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0];1)" office:value-type="date" office:date-value="2017-06-01" calcext:value-type="date">
            <text:p>01.06.2017</text:p>
          </table:table-cell>
          <table:table-cell table:formula="of:=[.B210]*RANDBETWEEN(95;108)/100" office:value-type="float" office:value="201.717588661583" calcext:value-type="float">
            <text:p>201.717588661583</text:p>
          </table:table-cell>
          <table:table-cell table:formula="of:=[.B211]*&#10;IF(&#10;    [.A211]&gt;=DATE(2010;1;1);&#10;    RANDBETWEEN(7308;10507)/10000;&#10;    RANDBETWEEN(9504; 12514)/10000&#10;)" office:value-type="float" office:value="162.584376461236" calcext:value-type="float">
            <text:p>162.584376461236</text:p>
          </table:table-cell>
          <table:table-cell table:formula="of:=IF(YEAR([.A21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1];1)" office:value-type="date" office:date-value="2017-07-01" calcext:value-type="date">
            <text:p>01.07.2017</text:p>
          </table:table-cell>
          <table:table-cell table:formula="of:=[.B211]*RANDBETWEEN(95;108)/100" office:value-type="float" office:value="203.734764548199" calcext:value-type="float">
            <text:p>203.734764548199</text:p>
          </table:table-cell>
          <table:table-cell table:formula="of:=[.B212]*&#10;IF(&#10;    [.A212]&gt;=DATE(2010;1;1);&#10;    RANDBETWEEN(7308;10507)/10000;&#10;    RANDBETWEEN(9504; 12514)/10000&#10;)" office:value-type="float" office:value="190.023414894105" calcext:value-type="float">
            <text:p>190.023414894105</text:p>
          </table:table-cell>
          <table:table-cell table:formula="of:=IF(YEAR([.A21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2];1)" office:value-type="date" office:date-value="2017-08-01" calcext:value-type="date">
            <text:p>01.08.2017</text:p>
          </table:table-cell>
          <table:table-cell table:formula="of:=[.B212]*RANDBETWEEN(95;108)/100" office:value-type="float" office:value="207.809459839163" calcext:value-type="float">
            <text:p>207.809459839163</text:p>
          </table:table-cell>
          <table:table-cell table:formula="of:=[.B213]*&#10;IF(&#10;    [.A213]&gt;=DATE(2010;1;1);&#10;    RANDBETWEEN(7308;10507)/10000;&#10;    RANDBETWEEN(9504; 12514)/10000&#10;)" office:value-type="float" office:value="173.645584641605" calcext:value-type="float">
            <text:p>173.645584641605</text:p>
          </table:table-cell>
          <table:table-cell table:formula="of:=IF(YEAR([.A21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3];1)" office:value-type="date" office:date-value="2017-09-01" calcext:value-type="date">
            <text:p>01.09.2017</text:p>
          </table:table-cell>
          <table:table-cell table:formula="of:=[.B213]*RANDBETWEEN(95;108)/100" office:value-type="float" office:value="214.043743634338" calcext:value-type="float">
            <text:p>214.043743634338</text:p>
          </table:table-cell>
          <table:table-cell table:formula="of:=[.B214]*&#10;IF(&#10;    [.A214]&gt;=DATE(2010;1;1);&#10;    RANDBETWEEN(7308;10507)/10000;&#10;    RANDBETWEEN(9504; 12514)/10000&#10;)" office:value-type="float" office:value="221.364039666632" calcext:value-type="float">
            <text:p>221.364039666632</text:p>
          </table:table-cell>
          <table:table-cell table:formula="of:=IF(YEAR([.A21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4];1)" office:value-type="date" office:date-value="2017-10-01" calcext:value-type="date">
            <text:p>01.10.2017</text:p>
          </table:table-cell>
          <table:table-cell table:formula="of:=[.B214]*RANDBETWEEN(95;108)/100" office:value-type="float" office:value="226.886368252398" calcext:value-type="float">
            <text:p>226.886368252398</text:p>
          </table:table-cell>
          <table:table-cell table:formula="of:=[.B215]*&#10;IF(&#10;    [.A215]&gt;=DATE(2010;1;1);&#10;    RANDBETWEEN(7308;10507)/10000;&#10;    RANDBETWEEN(9504; 12514)/10000&#10;)" office:value-type="float" office:value="220.238597662603" calcext:value-type="float">
            <text:p>220.238597662603</text:p>
          </table:table-cell>
          <table:table-cell table:formula="of:=IF(YEAR([.A21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5];1)" office:value-type="date" office:date-value="2017-11-01" calcext:value-type="date">
            <text:p>01.11.2017</text:p>
          </table:table-cell>
          <table:table-cell table:formula="of:=[.B215]*RANDBETWEEN(95;108)/100" office:value-type="float" office:value="242.768414030066" calcext:value-type="float">
            <text:p>242.768414030066</text:p>
          </table:table-cell>
          <table:table-cell table:formula="of:=[.B216]*&#10;IF(&#10;    [.A216]&gt;=DATE(2010;1;1);&#10;    RANDBETWEEN(7308;10507)/10000;&#10;    RANDBETWEEN(9504; 12514)/10000&#10;)" office:value-type="float" office:value="251.095370631297" calcext:value-type="float">
            <text:p>251.095370631297</text:p>
          </table:table-cell>
          <table:table-cell table:formula="of:=IF(YEAR([.A21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6];1)" office:value-type="date" office:date-value="2017-12-01" calcext:value-type="date">
            <text:p>01.12.2017</text:p>
          </table:table-cell>
          <table:table-cell table:formula="of:=[.B216]*RANDBETWEEN(95;108)/100" office:value-type="float" office:value="247.623782310667" calcext:value-type="float">
            <text:p>247.623782310667</text:p>
          </table:table-cell>
          <table:table-cell table:formula="of:=[.B217]*&#10;IF(&#10;    [.A217]&gt;=DATE(2010;1;1);&#10;    RANDBETWEEN(7308;10507)/10000;&#10;    RANDBETWEEN(9504; 12514)/10000&#10;)" office:value-type="float" office:value="199.510481407705" calcext:value-type="float">
            <text:p>199.510481407705</text:p>
          </table:table-cell>
          <table:table-cell table:formula="of:=IF(YEAR([.A21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7];1)" office:value-type="date" office:date-value="2018-01-01" calcext:value-type="date">
            <text:p>01.01.2018</text:p>
          </table:table-cell>
          <table:table-cell table:formula="of:=[.B217]*RANDBETWEEN(95;108)/100" office:value-type="float" office:value="252.576257956881" calcext:value-type="float">
            <text:p>252.576257956881</text:p>
          </table:table-cell>
          <table:table-cell table:formula="of:=[.B218]*&#10;IF(&#10;    [.A218]&gt;=DATE(2010;1;1);&#10;    RANDBETWEEN(7308;10507)/10000;&#10;    RANDBETWEEN(9504; 12514)/10000&#10;)" office:value-type="float" office:value="232.19335393976" calcext:value-type="float">
            <text:p>232.19335393976</text:p>
          </table:table-cell>
          <table:table-cell table:formula="of:=IF(YEAR([.A21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8];1)" office:value-type="date" office:date-value="2018-02-01" calcext:value-type="date">
            <text:p>01.02.2018</text:p>
          </table:table-cell>
          <table:table-cell table:formula="of:=[.B218]*RANDBETWEEN(95;108)/100" office:value-type="float" office:value="270.256596013862" calcext:value-type="float">
            <text:p>270.256596013862</text:p>
          </table:table-cell>
          <table:table-cell table:formula="of:=[.B219]*&#10;IF(&#10;    [.A219]&gt;=DATE(2010;1;1);&#10;    RANDBETWEEN(7308;10507)/10000;&#10;    RANDBETWEEN(9504; 12514)/10000&#10;)" office:value-type="float" office:value="245.122732584573" calcext:value-type="float">
            <text:p>245.122732584573</text:p>
          </table:table-cell>
          <table:table-cell table:formula="of:=IF(YEAR([.A21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19];1)" office:value-type="date" office:date-value="2018-03-01" calcext:value-type="date">
            <text:p>01.03.2018</text:p>
          </table:table-cell>
          <table:table-cell table:formula="of:=[.B219]*RANDBETWEEN(95;108)/100" office:value-type="float" office:value="259.446332173308" calcext:value-type="float">
            <text:p>259.446332173308</text:p>
          </table:table-cell>
          <table:table-cell table:formula="of:=[.B220]*&#10;IF(&#10;    [.A220]&gt;=DATE(2010;1;1);&#10;    RANDBETWEEN(7308;10507)/10000;&#10;    RANDBETWEEN(9504; 12514)/10000&#10;)" office:value-type="float" office:value="197.153267818497" calcext:value-type="float">
            <text:p>197.153267818497</text:p>
          </table:table-cell>
          <table:table-cell table:formula="of:=IF(YEAR([.A22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0];1)" office:value-type="date" office:date-value="2018-04-01" calcext:value-type="date">
            <text:p>01.04.2018</text:p>
          </table:table-cell>
          <table:table-cell table:formula="of:=[.B220]*RANDBETWEEN(95;108)/100" office:value-type="float" office:value="272.418648781973" calcext:value-type="float">
            <text:p>272.418648781973</text:p>
          </table:table-cell>
          <table:table-cell table:formula="of:=[.B221]*&#10;IF(&#10;    [.A221]&gt;=DATE(2010;1;1);&#10;    RANDBETWEEN(7308;10507)/10000;&#10;    RANDBETWEEN(9504; 12514)/10000&#10;)" office:value-type="float" office:value="208.69992683187" calcext:value-type="float">
            <text:p>208.69992683187</text:p>
          </table:table-cell>
          <table:table-cell table:formula="of:=IF(YEAR([.A22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1];1)" office:value-type="date" office:date-value="2018-05-01" calcext:value-type="date">
            <text:p>01.05.2018</text:p>
          </table:table-cell>
          <table:table-cell table:formula="of:=[.B221]*RANDBETWEEN(95;108)/100" office:value-type="float" office:value="288.763767708892" calcext:value-type="float">
            <text:p>288.763767708892</text:p>
          </table:table-cell>
          <table:table-cell table:formula="of:=[.B222]*&#10;IF(&#10;    [.A222]&gt;=DATE(2010;1;1);&#10;    RANDBETWEEN(7308;10507)/10000;&#10;    RANDBETWEEN(9504; 12514)/10000&#10;)" office:value-type="float" office:value="267.424125275205" calcext:value-type="float">
            <text:p>267.424125275205</text:p>
          </table:table-cell>
          <table:table-cell table:formula="of:=IF(YEAR([.A22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2];1)" office:value-type="date" office:date-value="2018-06-01" calcext:value-type="date">
            <text:p>01.06.2018</text:p>
          </table:table-cell>
          <table:table-cell table:formula="of:=[.B222]*RANDBETWEEN(95;108)/100" office:value-type="float" office:value="311.864869125603" calcext:value-type="float">
            <text:p>311.864869125603</text:p>
          </table:table-cell>
          <table:table-cell table:formula="of:=[.B223]*&#10;IF(&#10;    [.A223]&gt;=DATE(2010;1;1);&#10;    RANDBETWEEN(7308;10507)/10000;&#10;    RANDBETWEEN(9504; 12514)/10000&#10;)" office:value-type="float" office:value="325.275058498004" calcext:value-type="float">
            <text:p>325.275058498004</text:p>
          </table:table-cell>
          <table:table-cell table:formula="of:=IF(YEAR([.A22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3];1)" office:value-type="date" office:date-value="2018-07-01" calcext:value-type="date">
            <text:p>01.07.2018</text:p>
          </table:table-cell>
          <table:table-cell table:formula="of:=[.B223]*RANDBETWEEN(95;108)/100" office:value-type="float" office:value="324.339463890627" calcext:value-type="float">
            <text:p>324.339463890627</text:p>
          </table:table-cell>
          <table:table-cell table:formula="of:=[.B224]*&#10;IF(&#10;    [.A224]&gt;=DATE(2010;1;1);&#10;    RANDBETWEEN(7308;10507)/10000;&#10;    RANDBETWEEN(9504; 12514)/10000&#10;)" office:value-type="float" office:value="239.849033547119" calcext:value-type="float">
            <text:p>239.849033547119</text:p>
          </table:table-cell>
          <table:table-cell table:formula="of:=IF(YEAR([.A22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4];1)" office:value-type="date" office:date-value="2018-08-01" calcext:value-type="date">
            <text:p>01.08.2018</text:p>
          </table:table-cell>
          <table:table-cell table:formula="of:=[.B224]*RANDBETWEEN(95;108)/100" office:value-type="float" office:value="340.556437085158" calcext:value-type="float">
            <text:p>340.556437085158</text:p>
          </table:table-cell>
          <table:table-cell table:formula="of:=[.B225]*&#10;IF(&#10;    [.A225]&gt;=DATE(2010;1;1);&#10;    RANDBETWEEN(7308;10507)/10000;&#10;    RANDBETWEEN(9504; 12514)/10000&#10;)" office:value-type="float" office:value="282.900232286641" calcext:value-type="float">
            <text:p>282.900232286641</text:p>
          </table:table-cell>
          <table:table-cell table:formula="of:=IF(YEAR([.A22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5];1)" office:value-type="date" office:date-value="2018-09-01" calcext:value-type="date">
            <text:p>01.09.2018</text:p>
          </table:table-cell>
          <table:table-cell table:formula="of:=[.B225]*RANDBETWEEN(95;108)/100" office:value-type="float" office:value="323.528615230901" calcext:value-type="float">
            <text:p>323.528615230901</text:p>
          </table:table-cell>
          <table:table-cell table:formula="of:=[.B226]*&#10;IF(&#10;    [.A226]&gt;=DATE(2010;1;1);&#10;    RANDBETWEEN(7308;10507)/10000;&#10;    RANDBETWEEN(9504; 12514)/10000&#10;)" office:value-type="float" office:value="335.466821132921" calcext:value-type="float">
            <text:p>335.466821132921</text:p>
          </table:table-cell>
          <table:table-cell table:formula="of:=IF(YEAR([.A22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6];1)" office:value-type="date" office:date-value="2018-10-01" calcext:value-type="date">
            <text:p>01.10.2018</text:p>
          </table:table-cell>
          <table:table-cell table:formula="of:=[.B226]*RANDBETWEEN(95;108)/100" office:value-type="float" office:value="320.293329078592" calcext:value-type="float">
            <text:p>320.293329078592</text:p>
          </table:table-cell>
          <table:table-cell table:formula="of:=[.B227]*&#10;IF(&#10;    [.A227]&gt;=DATE(2010;1;1);&#10;    RANDBETWEEN(7308;10507)/10000;&#10;    RANDBETWEEN(9504; 12514)/10000&#10;)" office:value-type="float" office:value="244.575986084412" calcext:value-type="float">
            <text:p>244.575986084412</text:p>
          </table:table-cell>
          <table:table-cell table:formula="of:=IF(YEAR([.A22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7];1)" office:value-type="date" office:date-value="2018-11-01" calcext:value-type="date">
            <text:p>01.11.2018</text:p>
          </table:table-cell>
          <table:table-cell table:formula="of:=[.B227]*RANDBETWEEN(95;108)/100" office:value-type="float" office:value="323.496262369377" calcext:value-type="float">
            <text:p>323.496262369377</text:p>
          </table:table-cell>
          <table:table-cell table:formula="of:=[.B228]*&#10;IF(&#10;    [.A228]&gt;=DATE(2010;1;1);&#10;    RANDBETWEEN(7308;10507)/10000;&#10;    RANDBETWEEN(9504; 12514)/10000&#10;)" office:value-type="float" office:value="329.480943223211" calcext:value-type="float">
            <text:p>329.480943223211</text:p>
          </table:table-cell>
          <table:table-cell table:formula="of:=IF(YEAR([.A22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8];1)" office:value-type="date" office:date-value="2018-12-01" calcext:value-type="date">
            <text:p>01.12.2018</text:p>
          </table:table-cell>
          <table:table-cell table:formula="of:=[.B228]*RANDBETWEEN(95;108)/100" office:value-type="float" office:value="326.731224993071" calcext:value-type="float">
            <text:p>326.731224993071</text:p>
          </table:table-cell>
          <table:table-cell table:formula="of:=[.B229]*&#10;IF(&#10;    [.A229]&gt;=DATE(2010;1;1);&#10;    RANDBETWEEN(7308;10507)/10000;&#10;    RANDBETWEEN(9504; 12514)/10000&#10;)" office:value-type="float" office:value="306.898639635992" calcext:value-type="float">
            <text:p>306.898639635992</text:p>
          </table:table-cell>
          <table:table-cell table:formula="of:=IF(YEAR([.A22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29];1)" office:value-type="date" office:date-value="2019-01-01" calcext:value-type="date">
            <text:p>01.01.2019</text:p>
          </table:table-cell>
          <table:table-cell table:formula="of:=[.B229]*RANDBETWEEN(95;108)/100" office:value-type="float" office:value="320.19660049321" calcext:value-type="float">
            <text:p>320.19660049321</text:p>
          </table:table-cell>
          <table:table-cell table:formula="of:=[.B230]*&#10;IF(&#10;    [.A230]&gt;=DATE(2010;1;1);&#10;    RANDBETWEEN(7308;10507)/10000;&#10;    RANDBETWEEN(9504; 12514)/10000&#10;)" office:value-type="float" office:value="234.191793600734" calcext:value-type="float">
            <text:p>234.191793600734</text:p>
          </table:table-cell>
          <table:table-cell table:formula="of:=IF(YEAR([.A23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0];1)" office:value-type="date" office:date-value="2019-02-01" calcext:value-type="date">
            <text:p>01.02.2019</text:p>
          </table:table-cell>
          <table:table-cell table:formula="of:=[.B230]*RANDBETWEEN(95;108)/100" office:value-type="float" office:value="310.590702478413" calcext:value-type="float">
            <text:p>310.590702478413</text:p>
          </table:table-cell>
          <table:table-cell table:formula="of:=[.B231]*&#10;IF(&#10;    [.A231]&gt;=DATE(2010;1;1);&#10;    RANDBETWEEN(7308;10507)/10000;&#10;    RANDBETWEEN(9504; 12514)/10000&#10;)" office:value-type="float" office:value="316.243453263521" calcext:value-type="float">
            <text:p>316.243453263521</text:p>
          </table:table-cell>
          <table:table-cell table:formula="of:=IF(YEAR([.A23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1];1)" office:value-type="date" office:date-value="2019-03-01" calcext:value-type="date">
            <text:p>01.03.2019</text:p>
          </table:table-cell>
          <table:table-cell table:formula="of:=[.B231]*RANDBETWEEN(95;108)/100" office:value-type="float" office:value="295.061167354493" calcext:value-type="float">
            <text:p>295.061167354493</text:p>
          </table:table-cell>
          <table:table-cell table:formula="of:=[.B232]*&#10;IF(&#10;    [.A232]&gt;=DATE(2010;1;1);&#10;    RANDBETWEEN(7308;10507)/10000;&#10;    RANDBETWEEN(9504; 12514)/10000&#10;)" office:value-type="float" office:value="230.236228886711" calcext:value-type="float">
            <text:p>230.236228886711</text:p>
          </table:table-cell>
          <table:table-cell table:formula="of:=IF(YEAR([.A23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2];1)" office:value-type="date" office:date-value="2019-04-01" calcext:value-type="date">
            <text:p>01.04.2019</text:p>
          </table:table-cell>
          <table:table-cell table:formula="of:=[.B232]*RANDBETWEEN(95;108)/100" office:value-type="float" office:value="289.159944007403" calcext:value-type="float">
            <text:p>289.159944007403</text:p>
          </table:table-cell>
          <table:table-cell table:formula="of:=[.B233]*&#10;IF(&#10;    [.A233]&gt;=DATE(2010;1;1);&#10;    RANDBETWEEN(7308;10507)/10000;&#10;    RANDBETWEEN(9504; 12514)/10000&#10;)" office:value-type="float" office:value="261.400589382692" calcext:value-type="float">
            <text:p>261.400589382692</text:p>
          </table:table-cell>
          <table:table-cell table:formula="of:=IF(YEAR([.A23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3];1)" office:value-type="date" office:date-value="2019-05-01" calcext:value-type="date">
            <text:p>01.05.2019</text:p>
          </table:table-cell>
          <table:table-cell table:formula="of:=[.B233]*RANDBETWEEN(95;108)/100" office:value-type="float" office:value="312.292739527995" calcext:value-type="float">
            <text:p>312.292739527995</text:p>
          </table:table-cell>
          <table:table-cell table:formula="of:=[.B234]*&#10;IF(&#10;    [.A234]&gt;=DATE(2010;1;1);&#10;    RANDBETWEEN(7308;10507)/10000;&#10;    RANDBETWEEN(9504; 12514)/10000&#10;)" office:value-type="float" office:value="260.514603314254" calcext:value-type="float">
            <text:p>260.514603314254</text:p>
          </table:table-cell>
          <table:table-cell table:formula="of:=IF(YEAR([.A23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4];1)" office:value-type="date" office:date-value="2019-06-01" calcext:value-type="date">
            <text:p>01.06.2019</text:p>
          </table:table-cell>
          <table:table-cell table:formula="of:=[.B234]*RANDBETWEEN(95;108)/100" office:value-type="float" office:value="321.661521713835" calcext:value-type="float">
            <text:p>321.661521713835</text:p>
          </table:table-cell>
          <table:table-cell table:formula="of:=[.B235]*&#10;IF(&#10;    [.A235]&gt;=DATE(2010;1;1);&#10;    RANDBETWEEN(7308;10507)/10000;&#10;    RANDBETWEEN(9504; 12514)/10000&#10;)" office:value-type="float" office:value="329.67089360451" calcext:value-type="float">
            <text:p>329.67089360451</text:p>
          </table:table-cell>
          <table:table-cell table:formula="of:=IF(YEAR([.A23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5];1)" office:value-type="date" office:date-value="2019-07-01" calcext:value-type="date">
            <text:p>01.07.2019</text:p>
          </table:table-cell>
          <table:table-cell table:formula="of:=[.B235]*RANDBETWEEN(95;108)/100" office:value-type="float" office:value="340.961213016665" calcext:value-type="float">
            <text:p>340.961213016665</text:p>
          </table:table-cell>
          <table:table-cell table:formula="of:=[.B236]*&#10;IF(&#10;    [.A236]&gt;=DATE(2010;1;1);&#10;    RANDBETWEEN(7308;10507)/10000;&#10;    RANDBETWEEN(9504; 12514)/10000&#10;)" office:value-type="float" office:value="263.528921540581" calcext:value-type="float">
            <text:p>263.528921540581</text:p>
          </table:table-cell>
          <table:table-cell table:formula="of:=IF(YEAR([.A23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6];1)" office:value-type="date" office:date-value="2019-08-01" calcext:value-type="date">
            <text:p>01.08.2019</text:p>
          </table:table-cell>
          <table:table-cell table:formula="of:=[.B236]*RANDBETWEEN(95;108)/100" office:value-type="float" office:value="337.551600886499" calcext:value-type="float">
            <text:p>337.551600886499</text:p>
          </table:table-cell>
          <table:table-cell table:formula="of:=[.B237]*&#10;IF(&#10;    [.A237]&gt;=DATE(2010;1;1);&#10;    RANDBETWEEN(7308;10507)/10000;&#10;    RANDBETWEEN(9504; 12514)/10000&#10;)" office:value-type="float" office:value="343.289978101569" calcext:value-type="float">
            <text:p>343.289978101569</text:p>
          </table:table-cell>
          <table:table-cell table:formula="of:=IF(YEAR([.A23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7];1)" office:value-type="date" office:date-value="2019-09-01" calcext:value-type="date">
            <text:p>01.09.2019</text:p>
          </table:table-cell>
          <table:table-cell table:formula="of:=[.B237]*RANDBETWEEN(95;108)/100" office:value-type="float" office:value="351.053664921959" calcext:value-type="float">
            <text:p>351.053664921959</text:p>
          </table:table-cell>
          <table:table-cell table:formula="of:=[.B238]*&#10;IF(&#10;    [.A238]&gt;=DATE(2010;1;1);&#10;    RANDBETWEEN(7308;10507)/10000;&#10;    RANDBETWEEN(9504; 12514)/10000&#10;)" office:value-type="float" office:value="261.008399869476" calcext:value-type="float">
            <text:p>261.008399869476</text:p>
          </table:table-cell>
          <table:table-cell table:formula="of:=IF(YEAR([.A23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8];1)" office:value-type="date" office:date-value="2019-10-01" calcext:value-type="date">
            <text:p>01.10.2019</text:p>
          </table:table-cell>
          <table:table-cell table:formula="of:=[.B238]*RANDBETWEEN(95;108)/100" office:value-type="float" office:value="344.032591623519" calcext:value-type="float">
            <text:p>344.032591623519</text:p>
          </table:table-cell>
          <table:table-cell table:formula="of:=[.B239]*&#10;IF(&#10;    [.A239]&gt;=DATE(2010;1;1);&#10;    RANDBETWEEN(7308;10507)/10000;&#10;    RANDBETWEEN(9504; 12514)/10000&#10;)" office:value-type="float" office:value="252.003873364228" calcext:value-type="float">
            <text:p>252.003873364228</text:p>
          </table:table-cell>
          <table:table-cell table:formula="of:=IF(YEAR([.A23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39];1)" office:value-type="date" office:date-value="2019-11-01" calcext:value-type="date">
            <text:p>01.11.2019</text:p>
          </table:table-cell>
          <table:table-cell table:formula="of:=[.B239]*RANDBETWEEN(95;108)/100" office:value-type="float" office:value="364.674547120931" calcext:value-type="float">
            <text:p>364.674547120931</text:p>
          </table:table-cell>
          <table:table-cell table:formula="of:=[.B240]*&#10;IF(&#10;    [.A240]&gt;=DATE(2010;1;1);&#10;    RANDBETWEEN(7308;10507)/10000;&#10;    RANDBETWEEN(9504; 12514)/10000&#10;)" office:value-type="float" office:value="344.909186666976" calcext:value-type="float">
            <text:p>344.909186666976</text:p>
          </table:table-cell>
          <table:table-cell table:formula="of:=IF(YEAR([.A24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0];1)" office:value-type="date" office:date-value="2019-12-01" calcext:value-type="date">
            <text:p>01.12.2019</text:p>
          </table:table-cell>
          <table:table-cell table:formula="of:=[.B240]*RANDBETWEEN(95;108)/100" office:value-type="float" office:value="350.087565236093" calcext:value-type="float">
            <text:p>350.087565236093</text:p>
          </table:table-cell>
          <table:table-cell table:formula="of:=[.B241]*&#10;IF(&#10;    [.A241]&gt;=DATE(2010;1;1);&#10;    RANDBETWEEN(7308;10507)/10000;&#10;    RANDBETWEEN(9504; 12514)/10000&#10;)" office:value-type="float" office:value="339.97003460077" calcext:value-type="float">
            <text:p>339.97003460077</text:p>
          </table:table-cell>
          <table:table-cell table:formula="of:=IF(YEAR([.A24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1];1)" office:value-type="date" office:date-value="2020-01-01" calcext:value-type="date">
            <text:p>01.01.2020</text:p>
          </table:table-cell>
          <table:table-cell table:formula="of:=[.B241]*RANDBETWEEN(95;108)/100" office:value-type="float" office:value="371.092819150259" calcext:value-type="float">
            <text:p>371.092819150259</text:p>
          </table:table-cell>
          <table:table-cell table:formula="of:=[.B242]*&#10;IF(&#10;    [.A242]&gt;=DATE(2010;1;1);&#10;    RANDBETWEEN(7308;10507)/10000;&#10;    RANDBETWEEN(9504; 12514)/10000&#10;)" office:value-type="float" office:value="309.973831836211" calcext:value-type="float">
            <text:p>309.973831836211</text:p>
          </table:table-cell>
          <table:table-cell table:formula="of:=IF(YEAR([.A24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2];1)" office:value-type="date" office:date-value="2020-02-01" calcext:value-type="date">
            <text:p>01.02.2020</text:p>
          </table:table-cell>
          <table:table-cell table:formula="of:=[.B242]*RANDBETWEEN(95;108)/100" office:value-type="float" office:value="374.803747341762" calcext:value-type="float">
            <text:p>374.803747341762</text:p>
          </table:table-cell>
          <table:table-cell table:formula="of:=[.B243]*&#10;IF(&#10;    [.A243]&gt;=DATE(2010;1;1);&#10;    RANDBETWEEN(7308;10507)/10000;&#10;    RANDBETWEEN(9504; 12514)/10000&#10;)" office:value-type="float" office:value="301.679536235384" calcext:value-type="float">
            <text:p>301.679536235384</text:p>
          </table:table-cell>
          <table:table-cell table:formula="of:=IF(YEAR([.A24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3];1)" office:value-type="date" office:date-value="2020-03-01" calcext:value-type="date">
            <text:p>01.03.2020</text:p>
          </table:table-cell>
          <table:table-cell table:formula="of:=[.B243]*RANDBETWEEN(95;108)/100" office:value-type="float" office:value="382.299822288597" calcext:value-type="float">
            <text:p>382.299822288597</text:p>
          </table:table-cell>
          <table:table-cell table:formula="of:=[.B244]*&#10;IF(&#10;    [.A244]&gt;=DATE(2010;1;1);&#10;    RANDBETWEEN(7308;10507)/10000;&#10;    RANDBETWEEN(9504; 12514)/10000&#10;)" office:value-type="float" office:value="378.897353870228" calcext:value-type="float">
            <text:p>378.897353870228</text:p>
          </table:table-cell>
          <table:table-cell table:formula="of:=IF(YEAR([.A244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4];1)" office:value-type="date" office:date-value="2020-04-01" calcext:value-type="date">
            <text:p>01.04.2020</text:p>
          </table:table-cell>
          <table:table-cell table:formula="of:=[.B244]*RANDBETWEEN(95;108)/100" office:value-type="float" office:value="382.299822288597" calcext:value-type="float">
            <text:p>382.299822288597</text:p>
          </table:table-cell>
          <table:table-cell table:formula="of:=[.B245]*&#10;IF(&#10;    [.A245]&gt;=DATE(2010;1;1);&#10;    RANDBETWEEN(7308;10507)/10000;&#10;    RANDBETWEEN(9504; 12514)/10000&#10;)" office:value-type="float" office:value="303.0872991104" calcext:value-type="float">
            <text:p>303.0872991104</text:p>
          </table:table-cell>
          <table:table-cell table:formula="of:=IF(YEAR([.A245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5];1)" office:value-type="date" office:date-value="2020-05-01" calcext:value-type="date">
            <text:p>01.05.2020</text:p>
          </table:table-cell>
          <table:table-cell table:formula="of:=[.B245]*RANDBETWEEN(95;108)/100" office:value-type="float" office:value="374.653825842825" calcext:value-type="float">
            <text:p>374.653825842825</text:p>
          </table:table-cell>
          <table:table-cell table:formula="of:=[.B246]*&#10;IF(&#10;    [.A246]&gt;=DATE(2010;1;1);&#10;    RANDBETWEEN(7308;10507)/10000;&#10;    RANDBETWEEN(9504; 12514)/10000&#10;)" office:value-type="float" office:value="380.311098613051" calcext:value-type="float">
            <text:p>380.311098613051</text:p>
          </table:table-cell>
          <table:table-cell table:formula="of:=IF(YEAR([.A246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6];1)" office:value-type="date" office:date-value="2020-06-01" calcext:value-type="date">
            <text:p>01.06.2020</text:p>
          </table:table-cell>
          <table:table-cell table:formula="of:=[.B246]*RANDBETWEEN(95;108)/100" office:value-type="float" office:value="367.160749325968" calcext:value-type="float">
            <text:p>367.160749325968</text:p>
          </table:table-cell>
          <table:table-cell table:formula="of:=[.B247]*&#10;IF(&#10;    [.A247]&gt;=DATE(2010;1;1);&#10;    RANDBETWEEN(7308;10507)/10000;&#10;    RANDBETWEEN(9504; 12514)/10000&#10;)" office:value-type="float" office:value="274.85653694542" calcext:value-type="float">
            <text:p>274.85653694542</text:p>
          </table:table-cell>
          <table:table-cell table:formula="of:=IF(YEAR([.A247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7];1)" office:value-type="date" office:date-value="2020-07-01" calcext:value-type="date">
            <text:p>01.07.2020</text:p>
          </table:table-cell>
          <table:table-cell table:formula="of:=[.B247]*RANDBETWEEN(95;108)/100" office:value-type="float" office:value="363.489141832709" calcext:value-type="float">
            <text:p>363.489141832709</text:p>
          </table:table-cell>
          <table:table-cell table:formula="of:=[.B248]*&#10;IF(&#10;    [.A248]&gt;=DATE(2010;1;1);&#10;    RANDBETWEEN(7308;10507)/10000;&#10;    RANDBETWEEN(9504; 12514)/10000&#10;)" office:value-type="float" office:value="317.253322991588" calcext:value-type="float">
            <text:p>317.253322991588</text:p>
          </table:table-cell>
          <table:table-cell table:formula="of:=IF(YEAR([.A248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8];1)" office:value-type="date" office:date-value="2020-08-01" calcext:value-type="date">
            <text:p>01.08.2020</text:p>
          </table:table-cell>
          <table:table-cell table:formula="of:=[.B248]*RANDBETWEEN(95;108)/100" office:value-type="float" office:value="356.219358996054" calcext:value-type="float">
            <text:p>356.219358996054</text:p>
          </table:table-cell>
          <table:table-cell table:formula="of:=[.B249]*&#10;IF(&#10;    [.A249]&gt;=DATE(2010;1;1);&#10;    RANDBETWEEN(7308;10507)/10000;&#10;    RANDBETWEEN(9504; 12514)/10000&#10;)" office:value-type="float" office:value="348.240045354543" calcext:value-type="float">
            <text:p>348.240045354543</text:p>
          </table:table-cell>
          <table:table-cell table:formula="of:=IF(YEAR([.A249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49];1)" office:value-type="date" office:date-value="2020-09-01" calcext:value-type="date">
            <text:p>01.09.2020</text:p>
          </table:table-cell>
          <table:table-cell table:formula="of:=[.B249]*RANDBETWEEN(95;108)/100" office:value-type="float" office:value="352.657165406094" calcext:value-type="float">
            <text:p>352.657165406094</text:p>
          </table:table-cell>
          <table:table-cell table:formula="of:=[.B250]*&#10;IF(&#10;    [.A250]&gt;=DATE(2010;1;1);&#10;    RANDBETWEEN(7308;10507)/10000;&#10;    RANDBETWEEN(9504; 12514)/10000&#10;)" office:value-type="float" office:value="299.405933429774" calcext:value-type="float">
            <text:p>299.405933429774</text:p>
          </table:table-cell>
          <table:table-cell table:formula="of:=IF(YEAR([.A250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50];1)" office:value-type="date" office:date-value="2020-10-01" calcext:value-type="date">
            <text:p>01.10.2020</text:p>
          </table:table-cell>
          <table:table-cell table:formula="of:=[.B250]*RANDBETWEEN(95;108)/100" office:value-type="float" office:value="352.657165406094" calcext:value-type="float">
            <text:p>352.657165406094</text:p>
          </table:table-cell>
          <table:table-cell table:formula="of:=[.B251]*&#10;IF(&#10;    [.A251]&gt;=DATE(2010;1;1);&#10;    RANDBETWEEN(7308;10507)/10000;&#10;    RANDBETWEEN(9504; 12514)/10000&#10;)" office:value-type="float" office:value="314.958114424182" calcext:value-type="float">
            <text:p>314.958114424182</text:p>
          </table:table-cell>
          <table:table-cell table:formula="of:=IF(YEAR([.A251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51];1)" office:value-type="date" office:date-value="2020-11-01" calcext:value-type="date">
            <text:p>01.11.2020</text:p>
          </table:table-cell>
          <table:table-cell table:formula="of:=[.B251]*RANDBETWEEN(95;108)/100" office:value-type="float" office:value="345.604022097972" calcext:value-type="float">
            <text:p>345.604022097972</text:p>
          </table:table-cell>
          <table:table-cell table:formula="of:=[.B252]*&#10;IF(&#10;    [.A252]&gt;=DATE(2010;1;1);&#10;    RANDBETWEEN(7308;10507)/10000;&#10;    RANDBETWEEN(9504; 12514)/10000&#10;)" office:value-type="float" office:value="281.045190770071" calcext:value-type="float">
            <text:p>281.045190770071</text:p>
          </table:table-cell>
          <table:table-cell table:formula="of:=IF(YEAR([.A252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52];1)" office:value-type="date" office:date-value="2020-12-01" calcext:value-type="date">
            <text:p>01.12.2020</text:p>
          </table:table-cell>
          <table:table-cell table:formula="of:=[.B252]*RANDBETWEEN(95;108)/100" office:value-type="float" office:value="352.516102539932" calcext:value-type="float">
            <text:p>352.516102539932</text:p>
          </table:table-cell>
          <table:table-cell table:formula="of:=[.B253]*&#10;IF(&#10;    [.A253]&gt;=DATE(2010;1;1);&#10;    RANDBETWEEN(7308;10507)/10000;&#10;    RANDBETWEEN(9504; 12514)/10000&#10;)" office:value-type="float" office:value="309.262376758282" calcext:value-type="float">
            <text:p>309.262376758282</text:p>
          </table:table-cell>
          <table:table-cell table:formula="of:=IF(YEAR([.A253])&lt;=2020;&quot;HIST&quot;; &quot;FRCST&quot;)" office:value-type="string" office:string-value="HIST" calcext:value-type="string">
            <text:p>HIST</text:p>
          </table:table-cell>
        </table:table-row>
        <table:table-row table:style-name="ro1">
          <table:table-cell table:formula="of:=EDATE([.A253];1)" office:value-type="date" office:date-value="2021-01-01" calcext:value-type="date">
            <text:p>01.01.2021</text:p>
          </table:table-cell>
          <table:table-cell table:formula="of:=[.B253]*RANDBETWEEN(100-COUNT([.$A$254:.A254])/8; 105)/100" office:value-type="float" office:value="356.041263565331" calcext:value-type="float">
            <text:p>356.041263565331</text:p>
          </table:table-cell>
          <table:table-cell table:number-matrix-columns-spanned="1" table:number-matrix-rows-spanned="120" table:formula="of:=0" office:value-type="float" office:value="0" calcext:value-type="float">
            <text:p>0</text:p>
          </table:table-cell>
          <table:table-cell table:formula="of:=IF(YEAR([.A25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54];1)" office:value-type="date" office:date-value="2021-02-01" calcext:value-type="date">
            <text:p>01.02.2021</text:p>
          </table:table-cell>
          <table:table-cell table:formula="of:=[.B254]*RANDBETWEEN(100-COUNT([.$A$254:.A255])/8; 105)/100" office:value-type="float" office:value="363.162088836637" calcext:value-type="float">
            <text:p>363.162088836637</text:p>
          </table:table-cell>
          <table:table-cell office:value-type="float" office:value="0" calcext:value-type="float">
            <text:p>0</text:p>
          </table:table-cell>
          <table:table-cell table:formula="of:=IF(YEAR([.A25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55];1)" office:value-type="date" office:date-value="2021-03-01" calcext:value-type="date">
            <text:p>01.03.2021</text:p>
          </table:table-cell>
          <table:table-cell table:formula="of:=[.B255]*RANDBETWEEN(100-COUNT([.$A$254:.A256])/8; 105)/100" office:value-type="float" office:value="374.056951501737" calcext:value-type="float">
            <text:p>374.056951501737</text:p>
          </table:table-cell>
          <table:table-cell office:value-type="float" office:value="0" calcext:value-type="float">
            <text:p>0</text:p>
          </table:table-cell>
          <table:table-cell table:formula="of:=IF(YEAR([.A25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56];1)" office:value-type="date" office:date-value="2021-04-01" calcext:value-type="date">
            <text:p>01.04.2021</text:p>
          </table:table-cell>
          <table:table-cell table:formula="of:=[.B256]*RANDBETWEEN(100-COUNT([.$A$254:.A257])/8; 105)/100" office:value-type="float" office:value="374.056951501737" calcext:value-type="float">
            <text:p>374.056951501737</text:p>
          </table:table-cell>
          <table:table-cell office:value-type="float" office:value="0" calcext:value-type="float">
            <text:p>0</text:p>
          </table:table-cell>
          <table:table-cell table:formula="of:=IF(YEAR([.A25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57];1)" office:value-type="date" office:date-value="2021-05-01" calcext:value-type="date">
            <text:p>01.05.2021</text:p>
          </table:table-cell>
          <table:table-cell table:formula="of:=[.B257]*RANDBETWEEN(100-COUNT([.$A$254:.A258])/8; 105)/100" office:value-type="float" office:value="389.019229561806" calcext:value-type="float">
            <text:p>389.019229561806</text:p>
          </table:table-cell>
          <table:table-cell office:value-type="float" office:value="0" calcext:value-type="float">
            <text:p>0</text:p>
          </table:table-cell>
          <table:table-cell table:formula="of:=IF(YEAR([.A25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58];1)" office:value-type="date" office:date-value="2021-06-01" calcext:value-type="date">
            <text:p>01.06.2021</text:p>
          </table:table-cell>
          <table:table-cell table:formula="of:=[.B258]*RANDBETWEEN(100-COUNT([.$A$254:.A259])/8; 105)/100" office:value-type="float" office:value="392.909421857424" calcext:value-type="float">
            <text:p>392.909421857424</text:p>
          </table:table-cell>
          <table:table-cell office:value-type="float" office:value="0" calcext:value-type="float">
            <text:p>0</text:p>
          </table:table-cell>
          <table:table-cell table:formula="of:=IF(YEAR([.A25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59];1)" office:value-type="date" office:date-value="2021-07-01" calcext:value-type="date">
            <text:p>01.07.2021</text:p>
          </table:table-cell>
          <table:table-cell table:formula="of:=[.B259]*RANDBETWEEN(100-COUNT([.$A$254:.A260])/8; 105)/100" office:value-type="float" office:value="396.838516075998" calcext:value-type="float">
            <text:p>396.838516075998</text:p>
          </table:table-cell>
          <table:table-cell office:value-type="float" office:value="0" calcext:value-type="float">
            <text:p>0</text:p>
          </table:table-cell>
          <table:table-cell table:formula="of:=IF(YEAR([.A26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0];1)" office:value-type="date" office:date-value="2021-08-01" calcext:value-type="date">
            <text:p>01.08.2021</text:p>
          </table:table-cell>
          <table:table-cell table:formula="of:=[.B260]*RANDBETWEEN(100-COUNT([.$A$254:.A261])/8; 105)/100" office:value-type="float" office:value="400.806901236758" calcext:value-type="float">
            <text:p>400.806901236758</text:p>
          </table:table-cell>
          <table:table-cell office:value-type="float" office:value="0" calcext:value-type="float">
            <text:p>0</text:p>
          </table:table-cell>
          <table:table-cell table:formula="of:=IF(YEAR([.A26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1];1)" office:value-type="date" office:date-value="2021-09-01" calcext:value-type="date">
            <text:p>01.09.2021</text:p>
          </table:table-cell>
          <table:table-cell table:formula="of:=[.B261]*RANDBETWEEN(100-COUNT([.$A$254:.A262])/8; 105)/100" office:value-type="float" office:value="404.814970249126" calcext:value-type="float">
            <text:p>404.814970249126</text:p>
          </table:table-cell>
          <table:table-cell office:value-type="float" office:value="0" calcext:value-type="float">
            <text:p>0</text:p>
          </table:table-cell>
          <table:table-cell table:formula="of:=IF(YEAR([.A26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2];1)" office:value-type="date" office:date-value="2021-10-01" calcext:value-type="date">
            <text:p>01.10.2021</text:p>
          </table:table-cell>
          <table:table-cell table:formula="of:=[.B262]*RANDBETWEEN(100-COUNT([.$A$254:.A263])/8; 105)/100" office:value-type="float" office:value="400.766820546635" calcext:value-type="float">
            <text:p>400.766820546635</text:p>
          </table:table-cell>
          <table:table-cell office:value-type="float" office:value="0" calcext:value-type="float">
            <text:p>0</text:p>
          </table:table-cell>
          <table:table-cell table:formula="of:=IF(YEAR([.A26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3];1)" office:value-type="date" office:date-value="2021-11-01" calcext:value-type="date">
            <text:p>01.11.2021</text:p>
          </table:table-cell>
          <table:table-cell table:formula="of:=[.B263]*RANDBETWEEN(100-COUNT([.$A$254:.A264])/8; 105)/100" office:value-type="float" office:value="404.774488752101" calcext:value-type="float">
            <text:p>404.774488752101</text:p>
          </table:table-cell>
          <table:table-cell office:value-type="float" office:value="0" calcext:value-type="float">
            <text:p>0</text:p>
          </table:table-cell>
          <table:table-cell table:formula="of:=IF(YEAR([.A26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4];1)" office:value-type="date" office:date-value="2021-12-01" calcext:value-type="date">
            <text:p>01.12.2021</text:p>
          </table:table-cell>
          <table:table-cell table:formula="of:=[.B264]*RANDBETWEEN(100-COUNT([.$A$254:.A265])/8; 105)/100" office:value-type="float" office:value="408.822233639622" calcext:value-type="float">
            <text:p>408.822233639622</text:p>
          </table:table-cell>
          <table:table-cell office:value-type="float" office:value="0" calcext:value-type="float">
            <text:p>0</text:p>
          </table:table-cell>
          <table:table-cell table:formula="of:=IF(YEAR([.A26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5];1)" office:value-type="date" office:date-value="2022-01-01" calcext:value-type="date">
            <text:p>01.01.2022</text:p>
          </table:table-cell>
          <table:table-cell table:formula="of:=[.B265]*RANDBETWEEN(100-COUNT([.$A$254:.A266])/8; 105)/100" office:value-type="float" office:value="416.998678312415" calcext:value-type="float">
            <text:p>416.998678312415</text:p>
          </table:table-cell>
          <table:table-cell office:value-type="float" office:value="0" calcext:value-type="float">
            <text:p>0</text:p>
          </table:table-cell>
          <table:table-cell table:formula="of:=IF(YEAR([.A26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6];1)" office:value-type="date" office:date-value="2022-02-01" calcext:value-type="date">
            <text:p>01.02.2022</text:p>
          </table:table-cell>
          <table:table-cell table:formula="of:=[.B266]*RANDBETWEEN(100-COUNT([.$A$254:.A267])/8; 105)/100" office:value-type="float" office:value="433.678625444911" calcext:value-type="float">
            <text:p>433.678625444911</text:p>
          </table:table-cell>
          <table:table-cell office:value-type="float" office:value="0" calcext:value-type="float">
            <text:p>0</text:p>
          </table:table-cell>
          <table:table-cell table:formula="of:=IF(YEAR([.A26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7];1)" office:value-type="date" office:date-value="2022-03-01" calcext:value-type="date">
            <text:p>01.03.2022</text:p>
          </table:table-cell>
          <table:table-cell table:formula="of:=[.B267]*RANDBETWEEN(100-COUNT([.$A$254:.A268])/8; 105)/100" office:value-type="float" office:value="429.341839190462" calcext:value-type="float">
            <text:p>429.341839190462</text:p>
          </table:table-cell>
          <table:table-cell office:value-type="float" office:value="0" calcext:value-type="float">
            <text:p>0</text:p>
          </table:table-cell>
          <table:table-cell table:formula="of:=IF(YEAR([.A26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8];1)" office:value-type="date" office:date-value="2022-04-01" calcext:value-type="date">
            <text:p>01.04.2022</text:p>
          </table:table-cell>
          <table:table-cell table:formula="of:=[.B268]*RANDBETWEEN(100-COUNT([.$A$254:.A269])/8; 105)/100" office:value-type="float" office:value="429.341839190462" calcext:value-type="float">
            <text:p>429.341839190462</text:p>
          </table:table-cell>
          <table:table-cell office:value-type="float" office:value="0" calcext:value-type="float">
            <text:p>0</text:p>
          </table:table-cell>
          <table:table-cell table:formula="of:=IF(YEAR([.A26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69];1)" office:value-type="date" office:date-value="2022-05-01" calcext:value-type="date">
            <text:p>01.05.2022</text:p>
          </table:table-cell>
          <table:table-cell table:formula="of:=[.B269]*RANDBETWEEN(100-COUNT([.$A$254:.A270])/8; 105)/100" office:value-type="float" office:value="420.755002406653" calcext:value-type="float">
            <text:p>420.755002406653</text:p>
          </table:table-cell>
          <table:table-cell office:value-type="float" office:value="0" calcext:value-type="float">
            <text:p>0</text:p>
          </table:table-cell>
          <table:table-cell table:formula="of:=IF(YEAR([.A27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0];1)" office:value-type="date" office:date-value="2022-06-01" calcext:value-type="date">
            <text:p>01.06.2022</text:p>
          </table:table-cell>
          <table:table-cell table:formula="of:=[.B270]*RANDBETWEEN(100-COUNT([.$A$254:.A271])/8; 105)/100" office:value-type="float" office:value="429.170102454786" calcext:value-type="float">
            <text:p>429.170102454786</text:p>
          </table:table-cell>
          <table:table-cell office:value-type="float" office:value="0" calcext:value-type="float">
            <text:p>0</text:p>
          </table:table-cell>
          <table:table-cell table:formula="of:=IF(YEAR([.A27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1];1)" office:value-type="date" office:date-value="2022-07-01" calcext:value-type="date">
            <text:p>01.07.2022</text:p>
          </table:table-cell>
          <table:table-cell table:formula="of:=[.B271]*RANDBETWEEN(100-COUNT([.$A$254:.A272])/8; 105)/100" office:value-type="float" office:value="442.045205528429" calcext:value-type="float">
            <text:p>442.045205528429</text:p>
          </table:table-cell>
          <table:table-cell office:value-type="float" office:value="0" calcext:value-type="float">
            <text:p>0</text:p>
          </table:table-cell>
          <table:table-cell table:formula="of:=IF(YEAR([.A27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2];1)" office:value-type="date" office:date-value="2022-08-01" calcext:value-type="date">
            <text:p>01.08.2022</text:p>
          </table:table-cell>
          <table:table-cell table:formula="of:=[.B272]*RANDBETWEEN(100-COUNT([.$A$254:.A273])/8; 105)/100" office:value-type="float" office:value="459.727013749567" calcext:value-type="float">
            <text:p>459.727013749567</text:p>
          </table:table-cell>
          <table:table-cell office:value-type="float" office:value="0" calcext:value-type="float">
            <text:p>0</text:p>
          </table:table-cell>
          <table:table-cell table:formula="of:=IF(YEAR([.A27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3];1)" office:value-type="date" office:date-value="2022-09-01" calcext:value-type="date">
            <text:p>01.09.2022</text:p>
          </table:table-cell>
          <table:table-cell table:formula="of:=[.B273]*RANDBETWEEN(100-COUNT([.$A$254:.A274])/8; 105)/100" office:value-type="float" office:value="450.532473474575" calcext:value-type="float">
            <text:p>450.532473474575</text:p>
          </table:table-cell>
          <table:table-cell office:value-type="float" office:value="0" calcext:value-type="float">
            <text:p>0</text:p>
          </table:table-cell>
          <table:table-cell table:formula="of:=IF(YEAR([.A27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4];1)" office:value-type="date" office:date-value="2022-10-01" calcext:value-type="date">
            <text:p>01.10.2022</text:p>
          </table:table-cell>
          <table:table-cell table:formula="of:=[.B274]*RANDBETWEEN(100-COUNT([.$A$254:.A275])/8; 105)/100" office:value-type="float" office:value="450.532473474575" calcext:value-type="float">
            <text:p>450.532473474575</text:p>
          </table:table-cell>
          <table:table-cell office:value-type="float" office:value="0" calcext:value-type="float">
            <text:p>0</text:p>
          </table:table-cell>
          <table:table-cell table:formula="of:=IF(YEAR([.A27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5];1)" office:value-type="date" office:date-value="2022-11-01" calcext:value-type="date">
            <text:p>01.11.2022</text:p>
          </table:table-cell>
          <table:table-cell table:formula="of:=[.B275]*RANDBETWEEN(100-COUNT([.$A$254:.A276])/8; 105)/100" office:value-type="float" office:value="446.02714873983" calcext:value-type="float">
            <text:p>446.02714873983</text:p>
          </table:table-cell>
          <table:table-cell office:value-type="float" office:value="0" calcext:value-type="float">
            <text:p>0</text:p>
          </table:table-cell>
          <table:table-cell table:formula="of:=IF(YEAR([.A27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6];1)" office:value-type="date" office:date-value="2022-12-01" calcext:value-type="date">
            <text:p>01.12.2022</text:p>
          </table:table-cell>
          <table:table-cell table:formula="of:=[.B276]*RANDBETWEEN(100-COUNT([.$A$254:.A277])/8; 105)/100" office:value-type="float" office:value="446.02714873983" calcext:value-type="float">
            <text:p>446.02714873983</text:p>
          </table:table-cell>
          <table:table-cell office:value-type="float" office:value="0" calcext:value-type="float">
            <text:p>0</text:p>
          </table:table-cell>
          <table:table-cell table:formula="of:=IF(YEAR([.A27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7];1)" office:value-type="date" office:date-value="2023-01-01" calcext:value-type="date">
            <text:p>01.01.2023</text:p>
          </table:table-cell>
          <table:table-cell table:formula="of:=[.B277]*RANDBETWEEN(100-COUNT([.$A$254:.A278])/8; 105)/100" office:value-type="float" office:value="459.407963202024" calcext:value-type="float">
            <text:p>459.407963202024</text:p>
          </table:table-cell>
          <table:table-cell office:value-type="float" office:value="0" calcext:value-type="float">
            <text:p>0</text:p>
          </table:table-cell>
          <table:table-cell table:formula="of:=IF(YEAR([.A27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8];1)" office:value-type="date" office:date-value="2023-02-01" calcext:value-type="date">
            <text:p>01.02.2023</text:p>
          </table:table-cell>
          <table:table-cell table:formula="of:=[.B278]*RANDBETWEEN(100-COUNT([.$A$254:.A279])/8; 105)/100" office:value-type="float" office:value="468.596122466065" calcext:value-type="float">
            <text:p>468.596122466065</text:p>
          </table:table-cell>
          <table:table-cell office:value-type="float" office:value="0" calcext:value-type="float">
            <text:p>0</text:p>
          </table:table-cell>
          <table:table-cell table:formula="of:=IF(YEAR([.A27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79];1)" office:value-type="date" office:date-value="2023-03-01" calcext:value-type="date">
            <text:p>01.03.2023</text:p>
          </table:table-cell>
          <table:table-cell table:formula="of:=[.B279]*RANDBETWEEN(100-COUNT([.$A$254:.A280])/8; 105)/100" office:value-type="float" office:value="454.538238792083" calcext:value-type="float">
            <text:p>454.538238792083</text:p>
          </table:table-cell>
          <table:table-cell office:value-type="float" office:value="0" calcext:value-type="float">
            <text:p>0</text:p>
          </table:table-cell>
          <table:table-cell table:formula="of:=IF(YEAR([.A28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0];1)" office:value-type="date" office:date-value="2023-04-01" calcext:value-type="date">
            <text:p>01.04.2023</text:p>
          </table:table-cell>
          <table:table-cell table:formula="of:=[.B280]*RANDBETWEEN(100-COUNT([.$A$254:.A281])/8; 105)/100" office:value-type="float" office:value="454.538238792083" calcext:value-type="float">
            <text:p>454.538238792083</text:p>
          </table:table-cell>
          <table:table-cell office:value-type="float" office:value="0" calcext:value-type="float">
            <text:p>0</text:p>
          </table:table-cell>
          <table:table-cell table:formula="of:=IF(YEAR([.A28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1];1)" office:value-type="date" office:date-value="2023-05-01" calcext:value-type="date">
            <text:p>01.05.2023</text:p>
          </table:table-cell>
          <table:table-cell table:formula="of:=[.B281]*RANDBETWEEN(100-COUNT([.$A$254:.A282])/8; 105)/100" office:value-type="float" office:value="468.174385955845" calcext:value-type="float">
            <text:p>468.174385955845</text:p>
          </table:table-cell>
          <table:table-cell office:value-type="float" office:value="0" calcext:value-type="float">
            <text:p>0</text:p>
          </table:table-cell>
          <table:table-cell table:formula="of:=IF(YEAR([.A28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2];1)" office:value-type="date" office:date-value="2023-06-01" calcext:value-type="date">
            <text:p>01.06.2023</text:p>
          </table:table-cell>
          <table:table-cell table:formula="of:=[.B282]*RANDBETWEEN(100-COUNT([.$A$254:.A283])/8; 105)/100" office:value-type="float" office:value="458.810898236729" calcext:value-type="float">
            <text:p>458.810898236729</text:p>
          </table:table-cell>
          <table:table-cell office:value-type="float" office:value="0" calcext:value-type="float">
            <text:p>0</text:p>
          </table:table-cell>
          <table:table-cell table:formula="of:=IF(YEAR([.A28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3];1)" office:value-type="date" office:date-value="2023-07-01" calcext:value-type="date">
            <text:p>01.07.2023</text:p>
          </table:table-cell>
          <table:table-cell table:formula="of:=[.B283]*RANDBETWEEN(100-COUNT([.$A$254:.A284])/8; 105)/100" office:value-type="float" office:value="477.163334166198" calcext:value-type="float">
            <text:p>477.163334166198</text:p>
          </table:table-cell>
          <table:table-cell office:value-type="float" office:value="0" calcext:value-type="float">
            <text:p>0</text:p>
          </table:table-cell>
          <table:table-cell table:formula="of:=IF(YEAR([.A28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4];1)" office:value-type="date" office:date-value="2023-08-01" calcext:value-type="date">
            <text:p>01.08.2023</text:p>
          </table:table-cell>
          <table:table-cell table:formula="of:=[.B284]*RANDBETWEEN(100-COUNT([.$A$254:.A285])/8; 105)/100" office:value-type="float" office:value="467.620067482874" calcext:value-type="float">
            <text:p>467.620067482874</text:p>
          </table:table-cell>
          <table:table-cell office:value-type="float" office:value="0" calcext:value-type="float">
            <text:p>0</text:p>
          </table:table-cell>
          <table:table-cell table:formula="of:=IF(YEAR([.A28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5];1)" office:value-type="date" office:date-value="2023-09-01" calcext:value-type="date">
            <text:p>01.09.2023</text:p>
          </table:table-cell>
          <table:table-cell table:formula="of:=[.B285]*RANDBETWEEN(100-COUNT([.$A$254:.A286])/8; 105)/100" office:value-type="float" office:value="462.943866808045" calcext:value-type="float">
            <text:p>462.943866808045</text:p>
          </table:table-cell>
          <table:table-cell office:value-type="float" office:value="0" calcext:value-type="float">
            <text:p>0</text:p>
          </table:table-cell>
          <table:table-cell table:formula="of:=IF(YEAR([.A28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6];1)" office:value-type="date" office:date-value="2023-10-01" calcext:value-type="date">
            <text:p>01.10.2023</text:p>
          </table:table-cell>
          <table:table-cell table:formula="of:=[.B286]*RANDBETWEEN(100-COUNT([.$A$254:.A287])/8; 105)/100" office:value-type="float" office:value="458.314428139965" calcext:value-type="float">
            <text:p>458.314428139965</text:p>
          </table:table-cell>
          <table:table-cell office:value-type="float" office:value="0" calcext:value-type="float">
            <text:p>0</text:p>
          </table:table-cell>
          <table:table-cell table:formula="of:=IF(YEAR([.A28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7];1)" office:value-type="date" office:date-value="2023-11-01" calcext:value-type="date">
            <text:p>01.11.2023</text:p>
          </table:table-cell>
          <table:table-cell table:formula="of:=[.B287]*RANDBETWEEN(100-COUNT([.$A$254:.A288])/8; 105)/100" office:value-type="float" office:value="458.314428139965" calcext:value-type="float">
            <text:p>458.314428139965</text:p>
          </table:table-cell>
          <table:table-cell office:value-type="float" office:value="0" calcext:value-type="float">
            <text:p>0</text:p>
          </table:table-cell>
          <table:table-cell table:formula="of:=IF(YEAR([.A28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8];1)" office:value-type="date" office:date-value="2023-12-01" calcext:value-type="date">
            <text:p>01.12.2023</text:p>
          </table:table-cell>
          <table:table-cell table:formula="of:=[.B288]*RANDBETWEEN(100-COUNT([.$A$254:.A289])/8; 105)/100" office:value-type="float" office:value="481.230149546963" calcext:value-type="float">
            <text:p>481.230149546963</text:p>
          </table:table-cell>
          <table:table-cell office:value-type="float" office:value="0" calcext:value-type="float">
            <text:p>0</text:p>
          </table:table-cell>
          <table:table-cell table:formula="of:=IF(YEAR([.A28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89];1)" office:value-type="date" office:date-value="2024-01-01" calcext:value-type="date">
            <text:p>01.01.2024</text:p>
          </table:table-cell>
          <table:table-cell table:formula="of:=[.B289]*RANDBETWEEN(100-COUNT([.$A$254:.A290])/8; 105)/100" office:value-type="float" office:value="481.230149546963" calcext:value-type="float">
            <text:p>481.230149546963</text:p>
          </table:table-cell>
          <table:table-cell office:value-type="float" office:value="0" calcext:value-type="float">
            <text:p>0</text:p>
          </table:table-cell>
          <table:table-cell table:formula="of:=IF(YEAR([.A29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0];1)" office:value-type="date" office:date-value="2024-02-01" calcext:value-type="date">
            <text:p>01.02.2024</text:p>
          </table:table-cell>
          <table:table-cell table:formula="of:=[.B290]*RANDBETWEEN(100-COUNT([.$A$254:.A291])/8; 105)/100" office:value-type="float" office:value="486.042451042432" calcext:value-type="float">
            <text:p>486.042451042432</text:p>
          </table:table-cell>
          <table:table-cell office:value-type="float" office:value="0" calcext:value-type="float">
            <text:p>0</text:p>
          </table:table-cell>
          <table:table-cell table:formula="of:=IF(YEAR([.A29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1];1)" office:value-type="date" office:date-value="2024-03-01" calcext:value-type="date">
            <text:p>01.03.2024</text:p>
          </table:table-cell>
          <table:table-cell table:formula="of:=[.B291]*RANDBETWEEN(100-COUNT([.$A$254:.A292])/8; 105)/100" office:value-type="float" office:value="466.600753000735" calcext:value-type="float">
            <text:p>466.600753000735</text:p>
          </table:table-cell>
          <table:table-cell office:value-type="float" office:value="0" calcext:value-type="float">
            <text:p>0</text:p>
          </table:table-cell>
          <table:table-cell table:formula="of:=IF(YEAR([.A29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2];1)" office:value-type="date" office:date-value="2024-04-01" calcext:value-type="date">
            <text:p>01.04.2024</text:p>
          </table:table-cell>
          <table:table-cell table:formula="of:=[.B292]*RANDBETWEEN(100-COUNT([.$A$254:.A293])/8; 105)/100" office:value-type="float" office:value="457.26873794072" calcext:value-type="float">
            <text:p>457.26873794072</text:p>
          </table:table-cell>
          <table:table-cell office:value-type="float" office:value="0" calcext:value-type="float">
            <text:p>0</text:p>
          </table:table-cell>
          <table:table-cell table:formula="of:=IF(YEAR([.A29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3];1)" office:value-type="date" office:date-value="2024-05-01" calcext:value-type="date">
            <text:p>01.05.2024</text:p>
          </table:table-cell>
          <table:table-cell table:formula="of:=[.B293]*RANDBETWEEN(100-COUNT([.$A$254:.A294])/8; 105)/100" office:value-type="float" office:value="466.414112699535" calcext:value-type="float">
            <text:p>466.414112699535</text:p>
          </table:table-cell>
          <table:table-cell office:value-type="float" office:value="0" calcext:value-type="float">
            <text:p>0</text:p>
          </table:table-cell>
          <table:table-cell table:formula="of:=IF(YEAR([.A29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4];1)" office:value-type="date" office:date-value="2024-06-01" calcext:value-type="date">
            <text:p>01.06.2024</text:p>
          </table:table-cell>
          <table:table-cell table:formula="of:=[.B294]*RANDBETWEEN(100-COUNT([.$A$254:.A295])/8; 105)/100" office:value-type="float" office:value="471.07825382653" calcext:value-type="float">
            <text:p>471.07825382653</text:p>
          </table:table-cell>
          <table:table-cell office:value-type="float" office:value="0" calcext:value-type="float">
            <text:p>0</text:p>
          </table:table-cell>
          <table:table-cell table:formula="of:=IF(YEAR([.A29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5];1)" office:value-type="date" office:date-value="2024-07-01" calcext:value-type="date">
            <text:p>01.07.2024</text:p>
          </table:table-cell>
          <table:table-cell table:formula="of:=[.B295]*RANDBETWEEN(100-COUNT([.$A$254:.A296])/8; 105)/100" office:value-type="float" office:value="480.499818903061" calcext:value-type="float">
            <text:p>480.499818903061</text:p>
          </table:table-cell>
          <table:table-cell office:value-type="float" office:value="0" calcext:value-type="float">
            <text:p>0</text:p>
          </table:table-cell>
          <table:table-cell table:formula="of:=IF(YEAR([.A29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6];1)" office:value-type="date" office:date-value="2024-08-01" calcext:value-type="date">
            <text:p>01.08.2024</text:p>
          </table:table-cell>
          <table:table-cell table:formula="of:=[.B296]*RANDBETWEEN(100-COUNT([.$A$254:.A297])/8; 105)/100" office:value-type="float" office:value="494.914813470153" calcext:value-type="float">
            <text:p>494.914813470153</text:p>
          </table:table-cell>
          <table:table-cell office:value-type="float" office:value="0" calcext:value-type="float">
            <text:p>0</text:p>
          </table:table-cell>
          <table:table-cell table:formula="of:=IF(YEAR([.A29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7];1)" office:value-type="date" office:date-value="2024-09-01" calcext:value-type="date">
            <text:p>01.09.2024</text:p>
          </table:table-cell>
          <table:table-cell table:formula="of:=[.B297]*RANDBETWEEN(100-COUNT([.$A$254:.A298])/8; 105)/100" office:value-type="float" office:value="480.067369066048" calcext:value-type="float">
            <text:p>480.067369066048</text:p>
          </table:table-cell>
          <table:table-cell office:value-type="float" office:value="0" calcext:value-type="float">
            <text:p>0</text:p>
          </table:table-cell>
          <table:table-cell table:formula="of:=IF(YEAR([.A29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8];1)" office:value-type="date" office:date-value="2024-10-01" calcext:value-type="date">
            <text:p>01.10.2024</text:p>
          </table:table-cell>
          <table:table-cell table:formula="of:=[.B298]*RANDBETWEEN(100-COUNT([.$A$254:.A299])/8; 105)/100" office:value-type="float" office:value="465.665347994067" calcext:value-type="float">
            <text:p>465.665347994067</text:p>
          </table:table-cell>
          <table:table-cell office:value-type="float" office:value="0" calcext:value-type="float">
            <text:p>0</text:p>
          </table:table-cell>
          <table:table-cell table:formula="of:=IF(YEAR([.A29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299];1)" office:value-type="date" office:date-value="2024-11-01" calcext:value-type="date">
            <text:p>01.11.2024</text:p>
          </table:table-cell>
          <table:table-cell table:formula="of:=[.B299]*RANDBETWEEN(100-COUNT([.$A$254:.A300])/8; 105)/100" office:value-type="float" office:value="470.322001474007" calcext:value-type="float">
            <text:p>470.322001474007</text:p>
          </table:table-cell>
          <table:table-cell office:value-type="float" office:value="0" calcext:value-type="float">
            <text:p>0</text:p>
          </table:table-cell>
          <table:table-cell table:formula="of:=IF(YEAR([.A30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0];1)" office:value-type="date" office:date-value="2024-12-01" calcext:value-type="date">
            <text:p>01.12.2024</text:p>
          </table:table-cell>
          <table:table-cell table:formula="of:=[.B300]*RANDBETWEEN(100-COUNT([.$A$254:.A301])/8; 105)/100" office:value-type="float" office:value="479.728441503487" calcext:value-type="float">
            <text:p>479.728441503487</text:p>
          </table:table-cell>
          <table:table-cell office:value-type="float" office:value="0" calcext:value-type="float">
            <text:p>0</text:p>
          </table:table-cell>
          <table:table-cell table:formula="of:=IF(YEAR([.A30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1];1)" office:value-type="date" office:date-value="2025-01-01" calcext:value-type="date">
            <text:p>01.01.2025</text:p>
          </table:table-cell>
          <table:table-cell table:formula="of:=[.B301]*RANDBETWEEN(100-COUNT([.$A$254:.A302])/8; 105)/100" office:value-type="float" office:value="494.120294748592" calcext:value-type="float">
            <text:p>494.120294748592</text:p>
          </table:table-cell>
          <table:table-cell office:value-type="float" office:value="0" calcext:value-type="float">
            <text:p>0</text:p>
          </table:table-cell>
          <table:table-cell table:formula="of:=IF(YEAR([.A30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2];1)" office:value-type="date" office:date-value="2025-02-01" calcext:value-type="date">
            <text:p>01.02.2025</text:p>
          </table:table-cell>
          <table:table-cell table:formula="of:=[.B302]*RANDBETWEEN(100-COUNT([.$A$254:.A303])/8; 105)/100" office:value-type="float" office:value="504.002700643564" calcext:value-type="float">
            <text:p>504.002700643564</text:p>
          </table:table-cell>
          <table:table-cell office:value-type="float" office:value="0" calcext:value-type="float">
            <text:p>0</text:p>
          </table:table-cell>
          <table:table-cell table:formula="of:=IF(YEAR([.A30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3];1)" office:value-type="date" office:date-value="2025-03-01" calcext:value-type="date">
            <text:p>01.03.2025</text:p>
          </table:table-cell>
          <table:table-cell table:formula="of:=[.B303]*RANDBETWEEN(100-COUNT([.$A$254:.A304])/8; 105)/100" office:value-type="float" office:value="519.122781662871" calcext:value-type="float">
            <text:p>519.122781662871</text:p>
          </table:table-cell>
          <table:table-cell office:value-type="float" office:value="0" calcext:value-type="float">
            <text:p>0</text:p>
          </table:table-cell>
          <table:table-cell table:formula="of:=IF(YEAR([.A30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4];1)" office:value-type="date" office:date-value="2025-04-01" calcext:value-type="date">
            <text:p>01.04.2025</text:p>
          </table:table-cell>
          <table:table-cell table:formula="of:=[.B304]*RANDBETWEEN(100-COUNT([.$A$254:.A305])/8; 105)/100" office:value-type="float" office:value="508.740326029614" calcext:value-type="float">
            <text:p>508.740326029614</text:p>
          </table:table-cell>
          <table:table-cell office:value-type="float" office:value="0" calcext:value-type="float">
            <text:p>0</text:p>
          </table:table-cell>
          <table:table-cell table:formula="of:=IF(YEAR([.A30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5];1)" office:value-type="date" office:date-value="2025-05-01" calcext:value-type="date">
            <text:p>01.05.2025</text:p>
          </table:table-cell>
          <table:table-cell table:formula="of:=[.B305]*RANDBETWEEN(100-COUNT([.$A$254:.A306])/8; 105)/100" office:value-type="float" office:value="483.303309728133" calcext:value-type="float">
            <text:p>483.303309728133</text:p>
          </table:table-cell>
          <table:table-cell office:value-type="float" office:value="0" calcext:value-type="float">
            <text:p>0</text:p>
          </table:table-cell>
          <table:table-cell table:formula="of:=IF(YEAR([.A30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6];1)" office:value-type="date" office:date-value="2025-06-01" calcext:value-type="date">
            <text:p>01.06.2025</text:p>
          </table:table-cell>
          <table:table-cell table:formula="of:=[.B306]*RANDBETWEEN(100-COUNT([.$A$254:.A307])/8; 105)/100" office:value-type="float" office:value="478.470276630852" calcext:value-type="float">
            <text:p>478.470276630852</text:p>
          </table:table-cell>
          <table:table-cell office:value-type="float" office:value="0" calcext:value-type="float">
            <text:p>0</text:p>
          </table:table-cell>
          <table:table-cell table:formula="of:=IF(YEAR([.A30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7];1)" office:value-type="date" office:date-value="2025-07-01" calcext:value-type="date">
            <text:p>01.07.2025</text:p>
          </table:table-cell>
          <table:table-cell table:formula="of:=[.B307]*RANDBETWEEN(100-COUNT([.$A$254:.A308])/8; 105)/100" office:value-type="float" office:value="483.25497939716" calcext:value-type="float">
            <text:p>483.25497939716</text:p>
          </table:table-cell>
          <table:table-cell office:value-type="float" office:value="0" calcext:value-type="float">
            <text:p>0</text:p>
          </table:table-cell>
          <table:table-cell table:formula="of:=IF(YEAR([.A30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8];1)" office:value-type="date" office:date-value="2025-08-01" calcext:value-type="date">
            <text:p>01.08.2025</text:p>
          </table:table-cell>
          <table:table-cell table:formula="of:=[.B308]*RANDBETWEEN(100-COUNT([.$A$254:.A309])/8; 105)/100" office:value-type="float" office:value="502.585178573047" calcext:value-type="float">
            <text:p>502.585178573047</text:p>
          </table:table-cell>
          <table:table-cell office:value-type="float" office:value="0" calcext:value-type="float">
            <text:p>0</text:p>
          </table:table-cell>
          <table:table-cell table:formula="of:=IF(YEAR([.A30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09];1)" office:value-type="date" office:date-value="2025-09-01" calcext:value-type="date">
            <text:p>01.09.2025</text:p>
          </table:table-cell>
          <table:table-cell table:formula="of:=[.B309]*RANDBETWEEN(100-COUNT([.$A$254:.A310])/8; 105)/100" office:value-type="float" office:value="507.611030358777" calcext:value-type="float">
            <text:p>507.611030358777</text:p>
          </table:table-cell>
          <table:table-cell office:value-type="float" office:value="0" calcext:value-type="float">
            <text:p>0</text:p>
          </table:table-cell>
          <table:table-cell table:formula="of:=IF(YEAR([.A31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0];1)" office:value-type="date" office:date-value="2025-10-01" calcext:value-type="date">
            <text:p>01.10.2025</text:p>
          </table:table-cell>
          <table:table-cell table:formula="of:=[.B310]*RANDBETWEEN(100-COUNT([.$A$254:.A311])/8; 105)/100" office:value-type="float" office:value="527.915471573128" calcext:value-type="float">
            <text:p>527.915471573128</text:p>
          </table:table-cell>
          <table:table-cell office:value-type="float" office:value="0" calcext:value-type="float">
            <text:p>0</text:p>
          </table:table-cell>
          <table:table-cell table:formula="of:=IF(YEAR([.A31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1];1)" office:value-type="date" office:date-value="2025-11-01" calcext:value-type="date">
            <text:p>01.11.2025</text:p>
          </table:table-cell>
          <table:table-cell table:formula="of:=[.B311]*RANDBETWEEN(100-COUNT([.$A$254:.A312])/8; 105)/100" office:value-type="float" office:value="538.473781004591" calcext:value-type="float">
            <text:p>538.473781004591</text:p>
          </table:table-cell>
          <table:table-cell office:value-type="float" office:value="0" calcext:value-type="float">
            <text:p>0</text:p>
          </table:table-cell>
          <table:table-cell table:formula="of:=IF(YEAR([.A31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2];1)" office:value-type="date" office:date-value="2025-12-01" calcext:value-type="date">
            <text:p>01.12.2025</text:p>
          </table:table-cell>
          <table:table-cell table:formula="of:=[.B312]*RANDBETWEEN(100-COUNT([.$A$254:.A313])/8; 105)/100" office:value-type="float" office:value="538.473781004591" calcext:value-type="float">
            <text:p>538.473781004591</text:p>
          </table:table-cell>
          <table:table-cell office:value-type="float" office:value="0" calcext:value-type="float">
            <text:p>0</text:p>
          </table:table-cell>
          <table:table-cell table:formula="of:=IF(YEAR([.A31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3];1)" office:value-type="date" office:date-value="2026-01-01" calcext:value-type="date">
            <text:p>01.01.2026</text:p>
          </table:table-cell>
          <table:table-cell table:formula="of:=[.B313]*RANDBETWEEN(100-COUNT([.$A$254:.A314])/8; 105)/100" office:value-type="float" office:value="565.39747005482" calcext:value-type="float">
            <text:p>565.39747005482</text:p>
          </table:table-cell>
          <table:table-cell office:value-type="float" office:value="0" calcext:value-type="float">
            <text:p>0</text:p>
          </table:table-cell>
          <table:table-cell table:formula="of:=IF(YEAR([.A31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4];1)" office:value-type="date" office:date-value="2026-02-01" calcext:value-type="date">
            <text:p>01.02.2026</text:p>
          </table:table-cell>
          <table:table-cell table:formula="of:=[.B314]*RANDBETWEEN(100-COUNT([.$A$254:.A315])/8; 105)/100" office:value-type="float" office:value="548.435545953176" calcext:value-type="float">
            <text:p>548.435545953176</text:p>
          </table:table-cell>
          <table:table-cell office:value-type="float" office:value="0" calcext:value-type="float">
            <text:p>0</text:p>
          </table:table-cell>
          <table:table-cell table:formula="of:=IF(YEAR([.A31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5];1)" office:value-type="date" office:date-value="2026-03-01" calcext:value-type="date">
            <text:p>01.03.2026</text:p>
          </table:table-cell>
          <table:table-cell table:formula="of:=[.B315]*RANDBETWEEN(100-COUNT([.$A$254:.A316])/8; 105)/100" office:value-type="float" office:value="537.466835034112" calcext:value-type="float">
            <text:p>537.466835034112</text:p>
          </table:table-cell>
          <table:table-cell office:value-type="float" office:value="0" calcext:value-type="float">
            <text:p>0</text:p>
          </table:table-cell>
          <table:table-cell table:formula="of:=IF(YEAR([.A31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6];1)" office:value-type="date" office:date-value="2026-04-01" calcext:value-type="date">
            <text:p>01.04.2026</text:p>
          </table:table-cell>
          <table:table-cell table:formula="of:=[.B316]*RANDBETWEEN(100-COUNT([.$A$254:.A317])/8; 105)/100" office:value-type="float" office:value="526.71749833343" calcext:value-type="float">
            <text:p>526.71749833343</text:p>
          </table:table-cell>
          <table:table-cell office:value-type="float" office:value="0" calcext:value-type="float">
            <text:p>0</text:p>
          </table:table-cell>
          <table:table-cell table:formula="of:=IF(YEAR([.A31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7];1)" office:value-type="date" office:date-value="2026-05-01" calcext:value-type="date">
            <text:p>01.05.2026</text:p>
          </table:table-cell>
          <table:table-cell table:formula="of:=[.B317]*RANDBETWEEN(100-COUNT([.$A$254:.A318])/8; 105)/100" office:value-type="float" office:value="521.450323350096" calcext:value-type="float">
            <text:p>521.450323350096</text:p>
          </table:table-cell>
          <table:table-cell office:value-type="float" office:value="0" calcext:value-type="float">
            <text:p>0</text:p>
          </table:table-cell>
          <table:table-cell table:formula="of:=IF(YEAR([.A31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8];1)" office:value-type="date" office:date-value="2026-06-01" calcext:value-type="date">
            <text:p>01.06.2026</text:p>
          </table:table-cell>
          <table:table-cell table:formula="of:=[.B318]*RANDBETWEEN(100-COUNT([.$A$254:.A319])/8; 105)/100" office:value-type="float" office:value="521.450323350096" calcext:value-type="float">
            <text:p>521.450323350096</text:p>
          </table:table-cell>
          <table:table-cell office:value-type="float" office:value="0" calcext:value-type="float">
            <text:p>0</text:p>
          </table:table-cell>
          <table:table-cell table:formula="of:=IF(YEAR([.A31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19];1)" office:value-type="date" office:date-value="2026-07-01" calcext:value-type="date">
            <text:p>01.07.2026</text:p>
          </table:table-cell>
          <table:table-cell table:formula="of:=[.B319]*RANDBETWEEN(100-COUNT([.$A$254:.A320])/8; 105)/100" office:value-type="float" office:value="479.734297482088" calcext:value-type="float">
            <text:p>479.734297482088</text:p>
          </table:table-cell>
          <table:table-cell office:value-type="float" office:value="0" calcext:value-type="float">
            <text:p>0</text:p>
          </table:table-cell>
          <table:table-cell table:formula="of:=IF(YEAR([.A32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0];1)" office:value-type="date" office:date-value="2026-08-01" calcext:value-type="date">
            <text:p>01.08.2026</text:p>
          </table:table-cell>
          <table:table-cell table:formula="of:=[.B320]*RANDBETWEEN(100-COUNT([.$A$254:.A321])/8; 105)/100" office:value-type="float" office:value="465.342268557625" calcext:value-type="float">
            <text:p>465.342268557625</text:p>
          </table:table-cell>
          <table:table-cell office:value-type="float" office:value="0" calcext:value-type="float">
            <text:p>0</text:p>
          </table:table-cell>
          <table:table-cell table:formula="of:=IF(YEAR([.A32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1];1)" office:value-type="date" office:date-value="2026-09-01" calcext:value-type="date">
            <text:p>01.09.2026</text:p>
          </table:table-cell>
          <table:table-cell table:formula="of:=[.B321]*RANDBETWEEN(100-COUNT([.$A$254:.A322])/8; 105)/100" office:value-type="float" office:value="437.421732444168" calcext:value-type="float">
            <text:p>437.421732444168</text:p>
          </table:table-cell>
          <table:table-cell office:value-type="float" office:value="0" calcext:value-type="float">
            <text:p>0</text:p>
          </table:table-cell>
          <table:table-cell table:formula="of:=IF(YEAR([.A32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2];1)" office:value-type="date" office:date-value="2026-10-01" calcext:value-type="date">
            <text:p>01.10.2026</text:p>
          </table:table-cell>
          <table:table-cell table:formula="of:=[.B322]*RANDBETWEEN(100-COUNT([.$A$254:.A323])/8; 105)/100" office:value-type="float" office:value="406.802211173076" calcext:value-type="float">
            <text:p>406.802211173076</text:p>
          </table:table-cell>
          <table:table-cell office:value-type="float" office:value="0" calcext:value-type="float">
            <text:p>0</text:p>
          </table:table-cell>
          <table:table-cell table:formula="of:=IF(YEAR([.A32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3];1)" office:value-type="date" office:date-value="2026-11-01" calcext:value-type="date">
            <text:p>01.11.2026</text:p>
          </table:table-cell>
          <table:table-cell table:formula="of:=[.B323]*RANDBETWEEN(100-COUNT([.$A$254:.A324])/8; 105)/100" office:value-type="float" office:value="382.394078502691" calcext:value-type="float">
            <text:p>382.394078502691</text:p>
          </table:table-cell>
          <table:table-cell office:value-type="float" office:value="0" calcext:value-type="float">
            <text:p>0</text:p>
          </table:table-cell>
          <table:table-cell table:formula="of:=IF(YEAR([.A32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4];1)" office:value-type="date" office:date-value="2026-12-01" calcext:value-type="date">
            <text:p>01.12.2026</text:p>
          </table:table-cell>
          <table:table-cell table:formula="of:=[.B324]*RANDBETWEEN(100-COUNT([.$A$254:.A325])/8; 105)/100" office:value-type="float" office:value="351.802552222476" calcext:value-type="float">
            <text:p>351.802552222476</text:p>
          </table:table-cell>
          <table:table-cell office:value-type="float" office:value="0" calcext:value-type="float">
            <text:p>0</text:p>
          </table:table-cell>
          <table:table-cell table:formula="of:=IF(YEAR([.A32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5];1)" office:value-type="date" office:date-value="2027-01-01" calcext:value-type="date">
            <text:p>01.01.2027</text:p>
          </table:table-cell>
          <table:table-cell table:formula="of:=[.B325]*RANDBETWEEN(100-COUNT([.$A$254:.A326])/8; 105)/100" office:value-type="float" office:value="358.838603266926" calcext:value-type="float">
            <text:p>358.838603266926</text:p>
          </table:table-cell>
          <table:table-cell office:value-type="float" office:value="0" calcext:value-type="float">
            <text:p>0</text:p>
          </table:table-cell>
          <table:table-cell table:formula="of:=IF(YEAR([.A32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6];1)" office:value-type="date" office:date-value="2027-02-01" calcext:value-type="date">
            <text:p>01.02.2027</text:p>
          </table:table-cell>
          <table:table-cell table:formula="of:=[.B326]*RANDBETWEEN(100-COUNT([.$A$254:.A327])/8; 105)/100" office:value-type="float" office:value="333.719901038241" calcext:value-type="float">
            <text:p>333.719901038241</text:p>
          </table:table-cell>
          <table:table-cell office:value-type="float" office:value="0" calcext:value-type="float">
            <text:p>0</text:p>
          </table:table-cell>
          <table:table-cell table:formula="of:=IF(YEAR([.A32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7];1)" office:value-type="date" office:date-value="2027-03-01" calcext:value-type="date">
            <text:p>01.03.2027</text:p>
          </table:table-cell>
          <table:table-cell table:formula="of:=[.B327]*RANDBETWEEN(100-COUNT([.$A$254:.A328])/8; 105)/100" office:value-type="float" office:value="350.405896090153" calcext:value-type="float">
            <text:p>350.405896090153</text:p>
          </table:table-cell>
          <table:table-cell office:value-type="float" office:value="0" calcext:value-type="float">
            <text:p>0</text:p>
          </table:table-cell>
          <table:table-cell table:formula="of:=IF(YEAR([.A32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8];1)" office:value-type="date" office:date-value="2027-04-01" calcext:value-type="date">
            <text:p>01.04.2027</text:p>
          </table:table-cell>
          <table:table-cell table:formula="of:=[.B328]*RANDBETWEEN(100-COUNT([.$A$254:.A329])/8; 105)/100" office:value-type="float" office:value="332.885601285645" calcext:value-type="float">
            <text:p>332.885601285645</text:p>
          </table:table-cell>
          <table:table-cell office:value-type="float" office:value="0" calcext:value-type="float">
            <text:p>0</text:p>
          </table:table-cell>
          <table:table-cell table:formula="of:=IF(YEAR([.A32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29];1)" office:value-type="date" office:date-value="2027-05-01" calcext:value-type="date">
            <text:p>01.05.2027</text:p>
          </table:table-cell>
          <table:table-cell table:formula="of:=[.B329]*RANDBETWEEN(100-COUNT([.$A$254:.A330])/8; 105)/100" office:value-type="float" office:value="322.899033247076" calcext:value-type="float">
            <text:p>322.899033247076</text:p>
          </table:table-cell>
          <table:table-cell office:value-type="float" office:value="0" calcext:value-type="float">
            <text:p>0</text:p>
          </table:table-cell>
          <table:table-cell table:formula="of:=IF(YEAR([.A33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0];1)" office:value-type="date" office:date-value="2027-06-01" calcext:value-type="date">
            <text:p>01.06.2027</text:p>
          </table:table-cell>
          <table:table-cell table:formula="of:=[.B330]*RANDBETWEEN(100-COUNT([.$A$254:.A331])/8; 105)/100" office:value-type="float" office:value="335.814994576959" calcext:value-type="float">
            <text:p>335.814994576959</text:p>
          </table:table-cell>
          <table:table-cell office:value-type="float" office:value="0" calcext:value-type="float">
            <text:p>0</text:p>
          </table:table-cell>
          <table:table-cell table:formula="of:=IF(YEAR([.A33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1];1)" office:value-type="date" office:date-value="2027-07-01" calcext:value-type="date">
            <text:p>01.07.2027</text:p>
          </table:table-cell>
          <table:table-cell table:formula="of:=[.B331]*RANDBETWEEN(100-COUNT([.$A$254:.A332])/8; 105)/100" office:value-type="float" office:value="315.666094902341" calcext:value-type="float">
            <text:p>315.666094902341</text:p>
          </table:table-cell>
          <table:table-cell office:value-type="float" office:value="0" calcext:value-type="float">
            <text:p>0</text:p>
          </table:table-cell>
          <table:table-cell table:formula="of:=IF(YEAR([.A33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2];1)" office:value-type="date" office:date-value="2027-08-01" calcext:value-type="date">
            <text:p>01.08.2027</text:p>
          </table:table-cell>
          <table:table-cell table:formula="of:=[.B332]*RANDBETWEEN(100-COUNT([.$A$254:.A333])/8; 105)/100" office:value-type="float" office:value="318.822755851365" calcext:value-type="float">
            <text:p>318.822755851365</text:p>
          </table:table-cell>
          <table:table-cell office:value-type="float" office:value="0" calcext:value-type="float">
            <text:p>0</text:p>
          </table:table-cell>
          <table:table-cell table:formula="of:=IF(YEAR([.A33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3];1)" office:value-type="date" office:date-value="2027-09-01" calcext:value-type="date">
            <text:p>01.09.2027</text:p>
          </table:table-cell>
          <table:table-cell table:formula="of:=[.B333]*RANDBETWEEN(100-COUNT([.$A$254:.A334])/8; 105)/100" office:value-type="float" office:value="306.06984561731" calcext:value-type="float">
            <text:p>306.06984561731</text:p>
          </table:table-cell>
          <table:table-cell office:value-type="float" office:value="0" calcext:value-type="float">
            <text:p>0</text:p>
          </table:table-cell>
          <table:table-cell table:formula="of:=IF(YEAR([.A33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4];1)" office:value-type="date" office:date-value="2027-10-01" calcext:value-type="date">
            <text:p>01.10.2027</text:p>
          </table:table-cell>
          <table:table-cell table:formula="of:=[.B334]*RANDBETWEEN(100-COUNT([.$A$254:.A335])/8; 105)/100" office:value-type="float" office:value="284.644956424099" calcext:value-type="float">
            <text:p>284.644956424099</text:p>
          </table:table-cell>
          <table:table-cell office:value-type="float" office:value="0" calcext:value-type="float">
            <text:p>0</text:p>
          </table:table-cell>
          <table:table-cell table:formula="of:=IF(YEAR([.A33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5];1)" office:value-type="date" office:date-value="2027-11-01" calcext:value-type="date">
            <text:p>01.11.2027</text:p>
          </table:table-cell>
          <table:table-cell table:formula="of:=[.B335]*RANDBETWEEN(100-COUNT([.$A$254:.A336])/8; 105)/100" office:value-type="float" office:value="267.566259038653" calcext:value-type="float">
            <text:p>267.566259038653</text:p>
          </table:table-cell>
          <table:table-cell office:value-type="float" office:value="0" calcext:value-type="float">
            <text:p>0</text:p>
          </table:table-cell>
          <table:table-cell table:formula="of:=IF(YEAR([.A33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6];1)" office:value-type="date" office:date-value="2027-12-01" calcext:value-type="date">
            <text:p>01.12.2027</text:p>
          </table:table-cell>
          <table:table-cell table:formula="of:=[.B336]*RANDBETWEEN(100-COUNT([.$A$254:.A337])/8; 105)/100" office:value-type="float" office:value="243.485295725174" calcext:value-type="float">
            <text:p>243.485295725174</text:p>
          </table:table-cell>
          <table:table-cell office:value-type="float" office:value="0" calcext:value-type="float">
            <text:p>0</text:p>
          </table:table-cell>
          <table:table-cell table:formula="of:=IF(YEAR([.A33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7];1)" office:value-type="date" office:date-value="2028-01-01" calcext:value-type="date">
            <text:p>01.01.2028</text:p>
          </table:table-cell>
          <table:table-cell table:formula="of:=[.B337]*RANDBETWEEN(100-COUNT([.$A$254:.A338])/8; 105)/100" office:value-type="float" office:value="245.920148682426" calcext:value-type="float">
            <text:p>245.920148682426</text:p>
          </table:table-cell>
          <table:table-cell office:value-type="float" office:value="0" calcext:value-type="float">
            <text:p>0</text:p>
          </table:table-cell>
          <table:table-cell table:formula="of:=IF(YEAR([.A33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8];1)" office:value-type="date" office:date-value="2028-02-01" calcext:value-type="date">
            <text:p>01.02.2028</text:p>
          </table:table-cell>
          <table:table-cell table:formula="of:=[.B338]*RANDBETWEEN(100-COUNT([.$A$254:.A339])/8; 105)/100" office:value-type="float" office:value="231.16493976148" calcext:value-type="float">
            <text:p>231.16493976148</text:p>
          </table:table-cell>
          <table:table-cell office:value-type="float" office:value="0" calcext:value-type="float">
            <text:p>0</text:p>
          </table:table-cell>
          <table:table-cell table:formula="of:=IF(YEAR([.A33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39];1)" office:value-type="date" office:date-value="2028-03-01" calcext:value-type="date">
            <text:p>01.03.2028</text:p>
          </table:table-cell>
          <table:table-cell table:formula="of:=[.B339]*RANDBETWEEN(100-COUNT([.$A$254:.A340])/8; 105)/100" office:value-type="float" office:value="226.54164096625" calcext:value-type="float">
            <text:p>226.54164096625</text:p>
          </table:table-cell>
          <table:table-cell office:value-type="float" office:value="0" calcext:value-type="float">
            <text:p>0</text:p>
          </table:table-cell>
          <table:table-cell table:formula="of:=IF(YEAR([.A34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0];1)" office:value-type="date" office:date-value="2028-04-01" calcext:value-type="date">
            <text:p>01.04.2028</text:p>
          </table:table-cell>
          <table:table-cell table:formula="of:=[.B340]*RANDBETWEEN(100-COUNT([.$A$254:.A341])/8; 105)/100" office:value-type="float" office:value="203.887476869625" calcext:value-type="float">
            <text:p>203.887476869625</text:p>
          </table:table-cell>
          <table:table-cell office:value-type="float" office:value="0" calcext:value-type="float">
            <text:p>0</text:p>
          </table:table-cell>
          <table:table-cell table:formula="of:=IF(YEAR([.A34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1];1)" office:value-type="date" office:date-value="2028-05-01" calcext:value-type="date">
            <text:p>01.05.2028</text:p>
          </table:table-cell>
          <table:table-cell table:formula="of:=[.B341]*RANDBETWEEN(100-COUNT([.$A$254:.A342])/8; 105)/100" office:value-type="float" office:value="189.615353488752" calcext:value-type="float">
            <text:p>189.615353488752</text:p>
          </table:table-cell>
          <table:table-cell office:value-type="float" office:value="0" calcext:value-type="float">
            <text:p>0</text:p>
          </table:table-cell>
          <table:table-cell table:formula="of:=IF(YEAR([.A34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2];1)" office:value-type="date" office:date-value="2028-06-01" calcext:value-type="date">
            <text:p>01.06.2028</text:p>
          </table:table-cell>
          <table:table-cell table:formula="of:=[.B342]*RANDBETWEEN(100-COUNT([.$A$254:.A343])/8; 105)/100" office:value-type="float" office:value="187.719199953864" calcext:value-type="float">
            <text:p>187.719199953864</text:p>
          </table:table-cell>
          <table:table-cell office:value-type="float" office:value="0" calcext:value-type="float">
            <text:p>0</text:p>
          </table:table-cell>
          <table:table-cell table:formula="of:=IF(YEAR([.A34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3];1)" office:value-type="date" office:date-value="2028-07-01" calcext:value-type="date">
            <text:p>01.07.2028</text:p>
          </table:table-cell>
          <table:table-cell table:formula="of:=[.B343]*RANDBETWEEN(100-COUNT([.$A$254:.A344])/8; 105)/100" office:value-type="float" office:value="189.596391953403" calcext:value-type="float">
            <text:p>189.596391953403</text:p>
          </table:table-cell>
          <table:table-cell office:value-type="float" office:value="0" calcext:value-type="float">
            <text:p>0</text:p>
          </table:table-cell>
          <table:table-cell table:formula="of:=IF(YEAR([.A34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4];1)" office:value-type="date" office:date-value="2028-08-01" calcext:value-type="date">
            <text:p>01.08.2028</text:p>
          </table:table-cell>
          <table:table-cell table:formula="of:=[.B344]*RANDBETWEEN(100-COUNT([.$A$254:.A345])/8; 105)/100" office:value-type="float" office:value="182.012536275267" calcext:value-type="float">
            <text:p>182.012536275267</text:p>
          </table:table-cell>
          <table:table-cell office:value-type="float" office:value="0" calcext:value-type="float">
            <text:p>0</text:p>
          </table:table-cell>
          <table:table-cell table:formula="of:=IF(YEAR([.A34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5];1)" office:value-type="date" office:date-value="2028-09-01" calcext:value-type="date">
            <text:p>01.09.2028</text:p>
          </table:table-cell>
          <table:table-cell table:formula="of:=[.B345]*RANDBETWEEN(100-COUNT([.$A$254:.A346])/8; 105)/100" office:value-type="float" office:value="165.631408010493" calcext:value-type="float">
            <text:p>165.631408010493</text:p>
          </table:table-cell>
          <table:table-cell office:value-type="float" office:value="0" calcext:value-type="float">
            <text:p>0</text:p>
          </table:table-cell>
          <table:table-cell table:formula="of:=IF(YEAR([.A34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6];1)" office:value-type="date" office:date-value="2028-10-01" calcext:value-type="date">
            <text:p>01.10.2028</text:p>
          </table:table-cell>
          <table:table-cell table:formula="of:=[.B346]*RANDBETWEEN(100-COUNT([.$A$254:.A347])/8; 105)/100" office:value-type="float" office:value="170.600350250807" calcext:value-type="float">
            <text:p>170.600350250807</text:p>
          </table:table-cell>
          <table:table-cell office:value-type="float" office:value="0" calcext:value-type="float">
            <text:p>0</text:p>
          </table:table-cell>
          <table:table-cell table:formula="of:=IF(YEAR([.A34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7];1)" office:value-type="date" office:date-value="2028-11-01" calcext:value-type="date">
            <text:p>01.11.2028</text:p>
          </table:table-cell>
          <table:table-cell table:formula="of:=[.B347]*RANDBETWEEN(100-COUNT([.$A$254:.A348])/8; 105)/100" office:value-type="float" office:value="163.776336240775" calcext:value-type="float">
            <text:p>163.776336240775</text:p>
          </table:table-cell>
          <table:table-cell office:value-type="float" office:value="0" calcext:value-type="float">
            <text:p>0</text:p>
          </table:table-cell>
          <table:table-cell table:formula="of:=IF(YEAR([.A34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8];1)" office:value-type="date" office:date-value="2028-12-01" calcext:value-type="date">
            <text:p>01.12.2028</text:p>
          </table:table-cell>
          <table:table-cell table:formula="of:=[.B348]*RANDBETWEEN(100-COUNT([.$A$254:.A349])/8; 105)/100" office:value-type="float" office:value="145.76093925429" calcext:value-type="float">
            <text:p>145.76093925429</text:p>
          </table:table-cell>
          <table:table-cell office:value-type="float" office:value="0" calcext:value-type="float">
            <text:p>0</text:p>
          </table:table-cell>
          <table:table-cell table:formula="of:=IF(YEAR([.A34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49];1)" office:value-type="date" office:date-value="2029-01-01" calcext:value-type="date">
            <text:p>01.01.2029</text:p>
          </table:table-cell>
          <table:table-cell table:formula="of:=[.B349]*RANDBETWEEN(100-COUNT([.$A$254:.A350])/8; 105)/100" office:value-type="float" office:value="141.388111076661" calcext:value-type="float">
            <text:p>141.388111076661</text:p>
          </table:table-cell>
          <table:table-cell office:value-type="float" office:value="0" calcext:value-type="float">
            <text:p>0</text:p>
          </table:table-cell>
          <table:table-cell table:formula="of:=IF(YEAR([.A35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0];1)" office:value-type="date" office:date-value="2029-02-01" calcext:value-type="date">
            <text:p>01.02.2029</text:p>
          </table:table-cell>
          <table:table-cell table:formula="of:=[.B350]*RANDBETWEEN(100-COUNT([.$A$254:.A351])/8; 105)/100" office:value-type="float" office:value="134.318705522828" calcext:value-type="float">
            <text:p>134.318705522828</text:p>
          </table:table-cell>
          <table:table-cell office:value-type="float" office:value="0" calcext:value-type="float">
            <text:p>0</text:p>
          </table:table-cell>
          <table:table-cell table:formula="of:=IF(YEAR([.A35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1];1)" office:value-type="date" office:date-value="2029-03-01" calcext:value-type="date">
            <text:p>01.03.2029</text:p>
          </table:table-cell>
          <table:table-cell table:formula="of:=[.B351]*RANDBETWEEN(100-COUNT([.$A$254:.A352])/8; 105)/100" office:value-type="float" office:value="131.632331412372" calcext:value-type="float">
            <text:p>131.632331412372</text:p>
          </table:table-cell>
          <table:table-cell office:value-type="float" office:value="0" calcext:value-type="float">
            <text:p>0</text:p>
          </table:table-cell>
          <table:table-cell table:formula="of:=IF(YEAR([.A35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2];1)" office:value-type="date" office:date-value="2029-04-01" calcext:value-type="date">
            <text:p>01.04.2029</text:p>
          </table:table-cell>
          <table:table-cell table:formula="of:=[.B352]*RANDBETWEEN(100-COUNT([.$A$254:.A353])/8; 105)/100" office:value-type="float" office:value="135.581301354743" calcext:value-type="float">
            <text:p>135.581301354743</text:p>
          </table:table-cell>
          <table:table-cell office:value-type="float" office:value="0" calcext:value-type="float">
            <text:p>0</text:p>
          </table:table-cell>
          <table:table-cell table:formula="of:=IF(YEAR([.A35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3];1)" office:value-type="date" office:date-value="2029-05-01" calcext:value-type="date">
            <text:p>01.05.2029</text:p>
          </table:table-cell>
          <table:table-cell table:formula="of:=[.B353]*RANDBETWEEN(100-COUNT([.$A$254:.A354])/8; 105)/100" office:value-type="float" office:value="124.734797246363" calcext:value-type="float">
            <text:p>124.734797246363</text:p>
          </table:table-cell>
          <table:table-cell office:value-type="float" office:value="0" calcext:value-type="float">
            <text:p>0</text:p>
          </table:table-cell>
          <table:table-cell table:formula="of:=IF(YEAR([.A35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4];1)" office:value-type="date" office:date-value="2029-06-01" calcext:value-type="date">
            <text:p>01.06.2029</text:p>
          </table:table-cell>
          <table:table-cell table:formula="of:=[.B354]*RANDBETWEEN(100-COUNT([.$A$254:.A355])/8; 105)/100" office:value-type="float" office:value="118.498057384045" calcext:value-type="float">
            <text:p>118.498057384045</text:p>
          </table:table-cell>
          <table:table-cell office:value-type="float" office:value="0" calcext:value-type="float">
            <text:p>0</text:p>
          </table:table-cell>
          <table:table-cell table:formula="of:=IF(YEAR([.A35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5];1)" office:value-type="date" office:date-value="2029-07-01" calcext:value-type="date">
            <text:p>01.07.2029</text:p>
          </table:table-cell>
          <table:table-cell table:formula="of:=[.B355]*RANDBETWEEN(100-COUNT([.$A$254:.A356])/8; 105)/100" office:value-type="float" office:value="112.573154514843" calcext:value-type="float">
            <text:p>112.573154514843</text:p>
          </table:table-cell>
          <table:table-cell office:value-type="float" office:value="0" calcext:value-type="float">
            <text:p>0</text:p>
          </table:table-cell>
          <table:table-cell table:formula="of:=IF(YEAR([.A35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6];1)" office:value-type="date" office:date-value="2029-08-01" calcext:value-type="date">
            <text:p>01.08.2029</text:p>
          </table:table-cell>
          <table:table-cell table:formula="of:=[.B356]*RANDBETWEEN(100-COUNT([.$A$254:.A357])/8; 105)/100" office:value-type="float" office:value="113.698886059991" calcext:value-type="float">
            <text:p>113.698886059991</text:p>
          </table:table-cell>
          <table:table-cell office:value-type="float" office:value="0" calcext:value-type="float">
            <text:p>0</text:p>
          </table:table-cell>
          <table:table-cell table:formula="of:=IF(YEAR([.A35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7];1)" office:value-type="date" office:date-value="2029-09-01" calcext:value-type="date">
            <text:p>01.09.2029</text:p>
          </table:table-cell>
          <table:table-cell table:formula="of:=[.B357]*RANDBETWEEN(100-COUNT([.$A$254:.A358])/8; 105)/100" office:value-type="float" office:value="109.150930617592" calcext:value-type="float">
            <text:p>109.150930617592</text:p>
          </table:table-cell>
          <table:table-cell office:value-type="float" office:value="0" calcext:value-type="float">
            <text:p>0</text:p>
          </table:table-cell>
          <table:table-cell table:formula="of:=IF(YEAR([.A35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8];1)" office:value-type="date" office:date-value="2029-10-01" calcext:value-type="date">
            <text:p>01.10.2029</text:p>
          </table:table-cell>
          <table:table-cell table:formula="of:=[.B358]*RANDBETWEEN(100-COUNT([.$A$254:.A359])/8; 105)/100" office:value-type="float" office:value="111.333949229943" calcext:value-type="float">
            <text:p>111.333949229943</text:p>
          </table:table-cell>
          <table:table-cell office:value-type="float" office:value="0" calcext:value-type="float">
            <text:p>0</text:p>
          </table:table-cell>
          <table:table-cell table:formula="of:=IF(YEAR([.A35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59];1)" office:value-type="date" office:date-value="2029-11-01" calcext:value-type="date">
            <text:p>01.11.2029</text:p>
          </table:table-cell>
          <table:table-cell table:formula="of:=[.B359]*RANDBETWEEN(100-COUNT([.$A$254:.A360])/8; 105)/100" office:value-type="float" office:value="110.220609737644" calcext:value-type="float">
            <text:p>110.220609737644</text:p>
          </table:table-cell>
          <table:table-cell office:value-type="float" office:value="0" calcext:value-type="float">
            <text:p>0</text:p>
          </table:table-cell>
          <table:table-cell table:formula="of:=IF(YEAR([.A36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0];1)" office:value-type="date" office:date-value="2029-12-01" calcext:value-type="date">
            <text:p>01.12.2029</text:p>
          </table:table-cell>
          <table:table-cell table:formula="of:=[.B360]*RANDBETWEEN(100-COUNT([.$A$254:.A361])/8; 105)/100" office:value-type="float" office:value="102.505167056009" calcext:value-type="float">
            <text:p>102.505167056009</text:p>
          </table:table-cell>
          <table:table-cell office:value-type="float" office:value="0" calcext:value-type="float">
            <text:p>0</text:p>
          </table:table-cell>
          <table:table-cell table:formula="of:=IF(YEAR([.A36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1];1)" office:value-type="date" office:date-value="2030-01-01" calcext:value-type="date">
            <text:p>01.01.2030</text:p>
          </table:table-cell>
          <table:table-cell table:formula="of:=[.B361]*RANDBETWEEN(100-COUNT([.$A$254:.A362])/8; 105)/100" office:value-type="float" office:value="93.2797020209681" calcext:value-type="float">
            <text:p>93.2797020209681</text:p>
          </table:table-cell>
          <table:table-cell office:value-type="float" office:value="0" calcext:value-type="float">
            <text:p>0</text:p>
          </table:table-cell>
          <table:table-cell table:formula="of:=IF(YEAR([.A36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2];1)" office:value-type="date" office:date-value="2030-02-01" calcext:value-type="date">
            <text:p>01.02.2030</text:p>
          </table:table-cell>
          <table:table-cell table:formula="of:=[.B362]*RANDBETWEEN(100-COUNT([.$A$254:.A363])/8; 105)/100" office:value-type="float" office:value="90.4813109603391" calcext:value-type="float">
            <text:p>90.4813109603391</text:p>
          </table:table-cell>
          <table:table-cell office:value-type="float" office:value="0" calcext:value-type="float">
            <text:p>0</text:p>
          </table:table-cell>
          <table:table-cell table:formula="of:=IF(YEAR([.A363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3];1)" office:value-type="date" office:date-value="2030-03-01" calcext:value-type="date">
            <text:p>01.03.2030</text:p>
          </table:table-cell>
          <table:table-cell table:formula="of:=[.B363]*RANDBETWEEN(100-COUNT([.$A$254:.A364])/8; 105)/100" office:value-type="float" office:value="86.8620585219255" calcext:value-type="float">
            <text:p>86.8620585219255</text:p>
          </table:table-cell>
          <table:table-cell office:value-type="float" office:value="0" calcext:value-type="float">
            <text:p>0</text:p>
          </table:table-cell>
          <table:table-cell table:formula="of:=IF(YEAR([.A364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4];1)" office:value-type="date" office:date-value="2030-04-01" calcext:value-type="date">
            <text:p>01.04.2030</text:p>
          </table:table-cell>
          <table:table-cell table:formula="of:=[.B364]*RANDBETWEEN(100-COUNT([.$A$254:.A365])/8; 105)/100" office:value-type="float" office:value="77.3072320845137" calcext:value-type="float">
            <text:p>77.3072320845137</text:p>
          </table:table-cell>
          <table:table-cell office:value-type="float" office:value="0" calcext:value-type="float">
            <text:p>0</text:p>
          </table:table-cell>
          <table:table-cell table:formula="of:=IF(YEAR([.A365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5];1)" office:value-type="date" office:date-value="2030-05-01" calcext:value-type="date">
            <text:p>01.05.2030</text:p>
          </table:table-cell>
          <table:table-cell table:formula="of:=[.B365]*RANDBETWEEN(100-COUNT([.$A$254:.A366])/8; 105)/100" office:value-type="float" office:value="75.7610874428235" calcext:value-type="float">
            <text:p>75.7610874428235</text:p>
          </table:table-cell>
          <table:table-cell office:value-type="float" office:value="0" calcext:value-type="float">
            <text:p>0</text:p>
          </table:table-cell>
          <table:table-cell table:formula="of:=IF(YEAR([.A366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6];1)" office:value-type="date" office:date-value="2030-06-01" calcext:value-type="date">
            <text:p>01.06.2030</text:p>
          </table:table-cell>
          <table:table-cell table:formula="of:=[.B366]*RANDBETWEEN(100-COUNT([.$A$254:.A367])/8; 105)/100" office:value-type="float" office:value="75.7610874428235" calcext:value-type="float">
            <text:p>75.7610874428235</text:p>
          </table:table-cell>
          <table:table-cell office:value-type="float" office:value="0" calcext:value-type="float">
            <text:p>0</text:p>
          </table:table-cell>
          <table:table-cell table:formula="of:=IF(YEAR([.A367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7];1)" office:value-type="date" office:date-value="2030-07-01" calcext:value-type="date">
            <text:p>01.07.2030</text:p>
          </table:table-cell>
          <table:table-cell table:formula="of:=[.B367]*RANDBETWEEN(100-COUNT([.$A$254:.A368])/8; 105)/100" office:value-type="float" office:value="78.0339200661082" calcext:value-type="float">
            <text:p>78.0339200661082</text:p>
          </table:table-cell>
          <table:table-cell office:value-type="float" office:value="0" calcext:value-type="float">
            <text:p>0</text:p>
          </table:table-cell>
          <table:table-cell table:formula="of:=IF(YEAR([.A368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8];1)" office:value-type="date" office:date-value="2030-08-01" calcext:value-type="date">
            <text:p>01.08.2030</text:p>
          </table:table-cell>
          <table:table-cell table:formula="of:=[.B368]*RANDBETWEEN(100-COUNT([.$A$254:.A369])/8; 105)/100" office:value-type="float" office:value="81.9356160694136" calcext:value-type="float">
            <text:p>81.9356160694136</text:p>
          </table:table-cell>
          <table:table-cell office:value-type="float" office:value="0" calcext:value-type="float">
            <text:p>0</text:p>
          </table:table-cell>
          <table:table-cell table:formula="of:=IF(YEAR([.A369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69];1)" office:value-type="date" office:date-value="2030-09-01" calcext:value-type="date">
            <text:p>01.09.2030</text:p>
          </table:table-cell>
          <table:table-cell table:formula="of:=[.B369]*RANDBETWEEN(100-COUNT([.$A$254:.A370])/8; 105)/100" office:value-type="float" office:value="81.9356160694136" calcext:value-type="float">
            <text:p>81.9356160694136</text:p>
          </table:table-cell>
          <table:table-cell office:value-type="float" office:value="0" calcext:value-type="float">
            <text:p>0</text:p>
          </table:table-cell>
          <table:table-cell table:formula="of:=IF(YEAR([.A370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70];1)" office:value-type="date" office:date-value="2030-10-01" calcext:value-type="date">
            <text:p>01.10.2030</text:p>
          </table:table-cell>
          <table:table-cell table:formula="of:=[.B370]*RANDBETWEEN(100-COUNT([.$A$254:.A371])/8; 105)/100" office:value-type="float" office:value="84.3936845514959" calcext:value-type="float">
            <text:p>84.3936845514959</text:p>
          </table:table-cell>
          <table:table-cell office:value-type="float" office:value="0" calcext:value-type="float">
            <text:p>0</text:p>
          </table:table-cell>
          <table:table-cell table:formula="of:=IF(YEAR([.A371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71];1)" office:value-type="date" office:date-value="2030-11-01" calcext:value-type="date">
            <text:p>01.11.2030</text:p>
          </table:table-cell>
          <table:table-cell table:formula="of:=[.B371]*RANDBETWEEN(100-COUNT([.$A$254:.A372])/8; 105)/100" office:value-type="float" office:value="81.0179371694361" calcext:value-type="float">
            <text:p>81.0179371694361</text:p>
          </table:table-cell>
          <table:table-cell office:value-type="float" office:value="0" calcext:value-type="float">
            <text:p>0</text:p>
          </table:table-cell>
          <table:table-cell table:formula="of:=IF(YEAR([.A372])&lt;=2020;&quot;HIST&quot;; &quot;FRCST&quot;)" office:value-type="string" office:string-value="FRCST" calcext:value-type="string">
            <text:p>FRCST</text:p>
          </table:table-cell>
        </table:table-row>
        <table:table-row table:style-name="ro1">
          <table:table-cell table:formula="of:=EDATE([.A372];1)" office:value-type="date" office:date-value="2030-12-01" calcext:value-type="date">
            <text:p>01.12.2030</text:p>
          </table:table-cell>
          <table:table-cell table:formula="of:=[.B372]*RANDBETWEEN(100-COUNT([.$A$254:.A373])/8; 105)/100" office:value-type="float" office:value="78.587399054353" calcext:value-type="float">
            <text:p>78.587399054353</text:p>
          </table:table-cell>
          <table:table-cell office:value-type="float" office:value="0" calcext:value-type="float">
            <text:p>0</text:p>
          </table:table-cell>
          <table:table-cell table:formula="of:=IF(YEAR([.A373])&lt;=2020;&quot;HIST&quot;; &quot;FRCST&quot;)" office:value-type="string" office:string-value="FRCST" calcext:value-type="string">
            <text:p>FRCST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-100 -100 200 200" svg:d="M100 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6:02:32.435188276</meta:creation-date>
    <dc:date>2023-08-09T12:44:07.021630089</dc:date>
    <meta:editing-duration>PT17H40M49S</meta:editing-duration>
    <meta:editing-cycles>5</meta:editing-cycles>
    <meta:generator>LibreOffice/7.3.7.2$Linux_X86_64 LibreOffice_project/30$Build-2</meta:generator>
    <meta:document-statistic meta:table-count="1" meta:cell-count="14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34cm" svg:height="12.359cm" xlink:href=".." xlink:type="simple" chart:class="chart:line" chart:style-name="ch1">
        <chart:legend chart:legend-position="end" svg:x="20.423cm" svg:y="5.631cm" style:legend-expansion="high" chart:style-name="ch2"/>
        <chart:plot-area chart:style-name="ch3" table:cell-range-address="Generator.A1:Generator.C373" chart:data-source-has-labels="both" svg:x="0.45cm" svg:y="0.247cm" svg:width="19.523cm" svg:height="11.865cm">
          <chart:coordinate-region svg:x="1.789cm" svg:y="0.446cm" svg:width="18.184cm" svg:height="9.938cm"/>
          <chart:axis chart:dimension="x" chart:name="primary-x" chart:style-name="ch4" chartooo:axis-type="auto">
            <chartooo:date-scale/>
            <chart:categories table:cell-range-address="Generator.A2:Generator.A3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nerator.B2:Generator.B373" chart:label-cell-address="Generator.B1:Generator.B1" chart:class="chart:line">
            <chart:data-point chart:repeated="372"/>
          </chart:series>
          <chart:series chart:style-name="ch8" chart:values-cell-range-address="Generator.C2:Generator.C373" chart:label-cell-address="Generator.C1:Generator.C1" chart:class="chart:line">
            <chart:data-point chart:repeated="3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pr</text:p>
                <draw:g>
                  <svg:desc>Generator.B1:Generator.B1</svg:desc>
                </draw:g>
              </table:table-cell>
              <table:table-cell office:value-type="string">
                <text:p>foprh</text:p>
                <draw:g>
                  <svg:desc>Generator.C1:Generator.C1</svg:desc>
                </draw:g>
              </table:table-cell>
            </table:table-row>
          </table:table-header-rows>
          <table:table-rows>
            <table:table-row>
              <table:table-cell office:value-type="float" office:value="36526">
                <text:p>36526</text:p>
                <draw:g>
                  <svg:desc>Generator.A2:Generator.A373</svg:desc>
                </draw:g>
              </table:table-cell>
              <table:table-cell office:value-type="float" office:value="10">
                <text:p>10</text:p>
                <draw:g>
                  <svg:desc>Generator.B2:Generator.B373</svg:desc>
                </draw:g>
              </table:table-cell>
              <table:table-cell office:value-type="float" office:value="11.714">
                <text:p>11.714</text:p>
                <draw:g>
                  <svg:desc>Generator.C2:Generator.C373</svg:desc>
                </draw:g>
              </table:table-cell>
            </table:table-row>
            <table:table-row>
              <table:table-cell office:value-type="float" office:value="36557">
                <text:p>36557</text:p>
              </table:table-cell>
              <table:table-cell office:value-type="float" office:value="10.1">
                <text:p>10.1</text:p>
              </table:table-cell>
              <table:table-cell office:value-type="float" office:value="11.82306">
                <text:p>11.82306</text:p>
              </table:table-cell>
            </table:table-row>
            <table:table-row>
              <table:table-cell office:value-type="float" office:value="36586">
                <text:p>36586</text:p>
              </table:table-cell>
              <table:table-cell office:value-type="float" office:value="9.696">
                <text:p>9.696</text:p>
              </table:table-cell>
              <table:table-cell office:value-type="float" office:value="10.2176448">
                <text:p>10.2176448</text:p>
              </table:table-cell>
            </table:table-row>
            <table:table-row>
              <table:table-cell office:value-type="float" office:value="36617">
                <text:p>36617</text:p>
              </table:table-cell>
              <table:table-cell office:value-type="float" office:value="9.40512">
                <text:p>9.40512</text:p>
              </table:table-cell>
              <table:table-cell office:value-type="float" office:value="10.767921888">
                <text:p>10.767921888</text:p>
              </table:table-cell>
            </table:table-row>
            <table:table-row>
              <table:table-cell office:value-type="float" office:value="36647">
                <text:p>36647</text:p>
              </table:table-cell>
              <table:table-cell office:value-type="float" office:value="10.0634784">
                <text:p>10.0634784</text:p>
              </table:table-cell>
              <table:table-cell office:value-type="float" office:value="10.37645257824">
                <text:p>10.37645257824</text:p>
              </table:table-cell>
            </table:table-row>
            <table:table-row>
              <table:table-cell office:value-type="float" office:value="36678">
                <text:p>36678</text:p>
              </table:table-cell>
              <table:table-cell office:value-type="float" office:value="10.868556672">
                <text:p>10.868556672</text:p>
              </table:table-cell>
              <table:table-cell office:value-type="float" office:value="11.4587192992896">
                <text:p>11.4587192992896</text:p>
              </table:table-cell>
            </table:table-row>
            <table:table-row>
              <table:table-cell office:value-type="float" office:value="36708">
                <text:p>36708</text:p>
              </table:table-cell>
              <table:table-cell office:value-type="float" office:value="11.30329893888">
                <text:p>11.30329893888</text:p>
              </table:table-cell>
              <table:table-cell office:value-type="float" office:value="14.1313843333878">
                <text:p>14.1313843333878</text:p>
              </table:table-cell>
            </table:table-row>
            <table:table-row>
              <table:table-cell office:value-type="float" office:value="36739">
                <text:p>36739</text:p>
              </table:table-cell>
              <table:table-cell office:value-type="float" office:value="11.6423979070464">
                <text:p>11.6423979070464</text:p>
              </table:table-cell>
              <table:table-cell office:value-type="float" office:value="11.537616325883">
                <text:p>11.537616325883</text:p>
              </table:table-cell>
            </table:table-row>
            <table:table-row>
              <table:table-cell office:value-type="float" office:value="36770">
                <text:p>36770</text:p>
              </table:table-cell>
              <table:table-cell office:value-type="float" office:value="11.293125969835">
                <text:p>11.293125969835</text:p>
              </table:table-cell>
              <table:table-cell office:value-type="float" office:value="12.5997406445449">
                <text:p>12.5997406445449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0.95433219074">
                <text:p>10.95433219074</text:p>
              </table:table-cell>
              <table:table-cell office:value-type="float" office:value="11.7112765451201">
                <text:p>11.7112765451201</text:p>
              </table:table-cell>
            </table:table-row>
            <table:table-row>
              <table:table-cell office:value-type="float" office:value="36831">
                <text:p>36831</text:p>
              </table:table-cell>
              <table:table-cell office:value-type="float" office:value="11.1734188345548">
                <text:p>11.1734188345548</text:p>
              </table:table-cell>
              <table:table-cell office:value-type="float" office:value="13.6907900979799">
                <text:p>13.6907900979799</text:p>
              </table:table-cell>
            </table:table-row>
            <table:table-row>
              <table:table-cell office:value-type="float" office:value="36861">
                <text:p>36861</text:p>
              </table:table-cell>
              <table:table-cell office:value-type="float" office:value="12.0672923413191">
                <text:p>12.0672923413191</text:p>
              </table:table-cell>
              <table:table-cell office:value-type="float" office:value="12.9252768267869">
                <text:p>12.9252768267869</text:p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12.6706569583851">
                <text:p>12.6706569583851</text:p>
              </table:table-cell>
              <table:table-cell office:value-type="float" office:value="14.2798303921">
                <text:p>14.2798303921</text:p>
              </table:table-cell>
            </table:table-row>
            <table:table-row>
              <table:table-cell office:value-type="float" office:value="36923">
                <text:p>36923</text:p>
              </table:table-cell>
              <table:table-cell office:value-type="float" office:value="12.7973635279689">
                <text:p>12.7973635279689</text:p>
              </table:table-cell>
              <table:table-cell office:value-type="float" office:value="15.9954246736084">
                <text:p>15.9954246736084</text:p>
              </table:table-cell>
            </table:table-row>
            <table:table-row>
              <table:table-cell office:value-type="float" office:value="36951">
                <text:p>36951</text:p>
              </table:table-cell>
              <table:table-cell office:value-type="float" office:value="13.3092580690877">
                <text:p>13.3092580690877</text:p>
              </table:table-cell>
              <table:table-cell office:value-type="float" office:value="12.8061681140762">
                <text:p>12.8061681140762</text:p>
              </table:table-cell>
            </table:table-row>
            <table:table-row>
              <table:table-cell office:value-type="float" office:value="36982">
                <text:p>36982</text:p>
              </table:table-cell>
              <table:table-cell office:value-type="float" office:value="13.1761654883968">
                <text:p>13.1761654883968</text:p>
              </table:table-cell>
              <table:table-cell office:value-type="float" office:value="16.2145892500211">
                <text:p>16.2145892500211</text:p>
              </table:table-cell>
            </table:table-row>
            <table:table-row>
              <table:table-cell office:value-type="float" office:value="37012">
                <text:p>37012</text:p>
              </table:table-cell>
              <table:table-cell office:value-type="float" office:value="13.8349737628167">
                <text:p>13.8349737628167</text:p>
              </table:table-cell>
              <table:table-cell office:value-type="float" office:value="16.5978180232512">
                <text:p>16.5978180232512</text:p>
              </table:table-cell>
            </table:table-row>
            <table:table-row>
              <table:table-cell office:value-type="float" office:value="37043">
                <text:p>37043</text:p>
              </table:table-cell>
              <table:table-cell office:value-type="float" office:value="14.6650721885857">
                <text:p>14.6650721885857</text:p>
              </table:table-cell>
              <table:table-cell office:value-type="float" office:value="17.7432708409698">
                <text:p>17.7432708409698</text:p>
              </table:table-cell>
            </table:table-row>
            <table:table-row>
              <table:table-cell office:value-type="float" office:value="37073">
                <text:p>37073</text:p>
              </table:table-cell>
              <table:table-cell office:value-type="float" office:value="15.3983257980149">
                <text:p>15.3983257980149</text:p>
              </table:table-cell>
              <table:table-cell office:value-type="float" office:value="16.8627065814062">
                <text:p>16.8627065814062</text:p>
              </table:table-cell>
            </table:table-row>
            <table:table-row>
              <table:table-cell office:value-type="float" office:value="37104">
                <text:p>37104</text:p>
              </table:table-cell>
              <table:table-cell office:value-type="float" office:value="14.9363760240745">
                <text:p>14.9363760240745</text:p>
              </table:table-cell>
              <table:table-cell office:value-type="float" office:value="14.4658801793162">
                <text:p>14.4658801793162</text:p>
              </table:table-cell>
            </table:table-row>
            <table:table-row>
              <table:table-cell office:value-type="float" office:value="37135">
                <text:p>37135</text:p>
              </table:table-cell>
              <table:table-cell office:value-type="float" office:value="15.9819223457597">
                <text:p>15.9819223457597</text:p>
              </table:table-cell>
              <table:table-cell office:value-type="float" office:value="19.8735204369522">
                <text:p>19.8735204369522</text:p>
              </table:table-cell>
            </table:table-row>
            <table:table-row>
              <table:table-cell office:value-type="float" office:value="37165">
                <text:p>37165</text:p>
              </table:table-cell>
              <table:table-cell office:value-type="float" office:value="15.8221031223021">
                <text:p>15.8221031223021</text:p>
              </table:table-cell>
              <table:table-cell office:value-type="float" office:value="18.2761113165712">
                <text:p>18.2761113165712</text:p>
              </table:table-cell>
            </table:table-row>
            <table:table-row>
              <table:table-cell office:value-type="float" office:value="37196">
                <text:p>37196</text:p>
              </table:table-cell>
              <table:table-cell office:value-type="float" office:value="15.6638820910791">
                <text:p>15.6638820910791</text:p>
              </table:table-cell>
              <table:table-cell office:value-type="float" office:value="14.9997334904173">
                <text:p>14.9997334904173</text:p>
              </table:table-cell>
            </table:table-row>
            <table:table-row>
              <table:table-cell office:value-type="float" office:value="37226">
                <text:p>37226</text:p>
              </table:table-cell>
              <table:table-cell office:value-type="float" office:value="16.9169926583654">
                <text:p>16.9169926583654</text:p>
              </table:table-cell>
              <table:table-cell office:value-type="float" office:value="20.3511421680136">
                <text:p>20.3511421680136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17.5936723647">
                <text:p>17.5936723647</text:p>
              </table:table-cell>
              <table:table-cell office:value-type="float" office:value="19.2509963014548">
                <text:p>19.2509963014548</text:p>
              </table:table-cell>
            </table:table-row>
            <table:table-row>
              <table:table-cell office:value-type="float" office:value="37288">
                <text:p>37288</text:p>
              </table:table-cell>
              <table:table-cell office:value-type="float" office:value="17.769609088347">
                <text:p>17.769609088347</text:p>
              </table:table-cell>
              <table:table-cell office:value-type="float" office:value="17.4142169065801">
                <text:p>17.4142169065801</text:p>
              </table:table-cell>
            </table:table-row>
            <table:table-row>
              <table:table-cell office:value-type="float" office:value="37316">
                <text:p>37316</text:p>
              </table:table-cell>
              <table:table-cell office:value-type="float" office:value="18.125001270114">
                <text:p>18.125001270114</text:p>
              </table:table-cell>
              <table:table-cell office:value-type="float" office:value="17.5341262287083">
                <text:p>17.5341262287083</text:p>
              </table:table-cell>
            </table:table-row>
            <table:table-row>
              <table:table-cell office:value-type="float" office:value="37347">
                <text:p>37347</text:p>
              </table:table-cell>
              <table:table-cell office:value-type="float" office:value="17.7625012447117">
                <text:p>17.7625012447117</text:p>
              </table:table-cell>
              <table:table-cell office:value-type="float" office:value="17.5049449766634">
                <text:p>17.5049449766634</text:p>
              </table:table-cell>
            </table:table-row>
            <table:table-row>
              <table:table-cell office:value-type="float" office:value="37377">
                <text:p>37377</text:p>
              </table:table-cell>
              <table:table-cell office:value-type="float" office:value="17.4072512198175">
                <text:p>17.4072512198175</text:p>
              </table:table-cell>
              <table:table-cell office:value-type="float" office:value="18.5178338476418">
                <text:p>18.5178338476418</text:p>
              </table:table-cell>
            </table:table-row>
            <table:table-row>
              <table:table-cell office:value-type="float" office:value="37408">
                <text:p>37408</text:p>
              </table:table-cell>
              <table:table-cell office:value-type="float" office:value="17.4072512198175">
                <text:p>17.4072512198175</text:p>
              </table:table-cell>
              <table:table-cell office:value-type="float" office:value="20.3421137754787">
                <text:p>20.3421137754787</text:p>
              </table:table-cell>
            </table:table-row>
            <table:table-row>
              <table:table-cell office:value-type="float" office:value="37438">
                <text:p>37438</text:p>
              </table:table-cell>
              <table:table-cell office:value-type="float" office:value="16.885033683223">
                <text:p>16.885033683223</text:p>
              </table:table-cell>
              <table:table-cell office:value-type="float" office:value="19.7673089329491">
                <text:p>19.7673089329491</text:p>
              </table:table-cell>
            </table:table-row>
            <table:table-row>
              <table:table-cell office:value-type="float" office:value="37469">
                <text:p>37469</text:p>
              </table:table-cell>
              <table:table-cell office:value-type="float" office:value="16.5473330095585">
                <text:p>16.5473330095585</text:p>
              </table:table-cell>
              <table:table-cell office:value-type="float" office:value="18.815972365169">
                <text:p>18.815972365169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7.8711196503232">
                <text:p>17.8711196503232</text:p>
              </table:table-cell>
              <table:table-cell office:value-type="float" office:value="20.5482133739416">
                <text:p>20.5482133739416</text:p>
              </table:table-cell>
            </table:table-row>
            <table:table-row>
              <table:table-cell office:value-type="float" office:value="37530">
                <text:p>37530</text:p>
              </table:table-cell>
              <table:table-cell office:value-type="float" office:value="18.7646756328393">
                <text:p>18.7646756328393</text:p>
              </table:table-cell>
              <table:table-cell office:value-type="float" office:value="19.3482570450206">
                <text:p>19.3482570450206</text:p>
              </table:table-cell>
            </table:table-row>
            <table:table-row>
              <table:table-cell office:value-type="float" office:value="37561">
                <text:p>37561</text:p>
              </table:table-cell>
              <table:table-cell office:value-type="float" office:value="18.9523223891677">
                <text:p>18.9523223891677</text:p>
              </table:table-cell>
              <table:table-cell office:value-type="float" office:value="22.3523690257844">
                <text:p>22.3523690257844</text:p>
              </table:table-cell>
            </table:table-row>
            <table:table-row>
              <table:table-cell office:value-type="float" office:value="37591">
                <text:p>37591</text:p>
              </table:table-cell>
              <table:table-cell office:value-type="float" office:value="19.1418456130594">
                <text:p>19.1418456130594</text:p>
              </table:table-cell>
              <table:table-cell office:value-type="float" office:value="20.6636223392976">
                <text:p>20.6636223392976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19.5246825253206">
                <text:p>19.5246825253206</text:p>
              </table:table-cell>
              <table:table-cell office:value-type="float" office:value="23.1504160702726">
                <text:p>23.1504160702726</text:p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19.1341888748142">
                <text:p>19.1341888748142</text:p>
              </table:table-cell>
              <table:table-cell office:value-type="float" office:value="19.4537298290236">
                <text:p>19.4537298290236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20.0908983185549">
                <text:p>20.0908983185549</text:p>
              </table:table-cell>
              <table:table-cell office:value-type="float" office:value="21.3325158346416">
                <text:p>21.3325158346416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21.6981701840393">
                <text:p>21.6981701840393</text:p>
              </table:table-cell>
              <table:table-cell office:value-type="float" office:value="26.719126764626">
                <text:p>26.719126764626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21.4811884821989">
                <text:p>21.4811884821989</text:p>
              </table:table-cell>
              <table:table-cell office:value-type="float" office:value="23.8978221864463">
                <text:p>23.8978221864463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21.4811884821989">
                <text:p>21.4811884821989</text:p>
              </table:table-cell>
              <table:table-cell office:value-type="float" office:value="24.3790008084475">
                <text:p>24.3790008084475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21.2663765973769">
                <text:p>21.2663765973769</text:p>
              </table:table-cell>
              <table:table-cell office:value-type="float" office:value="26.0045253032725">
                <text:p>26.0045253032725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22.3296954272457">
                <text:p>22.3296954272457</text:p>
              </table:table-cell>
              <table:table-cell office:value-type="float" office:value="23.5154022544325">
                <text:p>23.5154022544325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23.446180198608">
                <text:p>23.446180198608</text:p>
              </table:table-cell>
              <table:table-cell office:value-type="float" office:value="24.9654926754778">
                <text:p>24.9654926754778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25.3218746144967">
                <text:p>25.3218746144967</text:p>
              </table:table-cell>
              <table:table-cell office:value-type="float" office:value="29.1581386185929">
                <text:p>29.1581386185929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26.5879683452215">
                <text:p>26.5879683452215</text:p>
              </table:table-cell>
              <table:table-cell office:value-type="float" office:value="29.6721726732672">
                <text:p>29.6721726732672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26.8538480286737">
                <text:p>26.8538480286737</text:p>
              </table:table-cell>
              <table:table-cell office:value-type="float" office:value="26.3194564529031">
                <text:p>26.3194564529031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8.1965404301074">
                <text:p>28.1965404301074</text:p>
              </table:table-cell>
              <table:table-cell office:value-type="float" office:value="32.0735647392472">
                <text:p>32.0735647392472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26.786713408602">
                <text:p>26.786713408602</text:p>
              </table:table-cell>
              <table:table-cell office:value-type="float" office:value="31.8252942007601">
                <text:p>31.8252942007601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28.1260490790321">
                <text:p>28.1260490790321</text:p>
              </table:table-cell>
              <table:table-cell office:value-type="float" office:value="33.4615605893245">
                <text:p>33.4615605893245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26.7197466250805">
                <text:p>26.7197466250805</text:p>
              </table:table-cell>
              <table:table-cell office:value-type="float" office:value="26.874721155506">
                <text:p>26.874721155506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25.6509567600773">
                <text:p>25.6509567600773</text:p>
              </table:table-cell>
              <table:table-cell office:value-type="float" office:value="27.882589998204">
                <text:p>27.882589998204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26.9335045980812">
                <text:p>26.9335045980812</text:p>
              </table:table-cell>
              <table:table-cell office:value-type="float" office:value="32.2151648497649">
                <text:p>32.2151648497649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26.3948345061195">
                <text:p>26.3948345061195</text:p>
              </table:table-cell>
              <table:table-cell office:value-type="float" office:value="29.282429401089">
                <text:p>29.282429401089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27.4506278863643">
                <text:p>27.4506278863643</text:p>
              </table:table-cell>
              <table:table-cell office:value-type="float" office:value="32.0568432456963">
                <text:p>32.0568432456963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26.901615328637">
                <text:p>26.901615328637</text:p>
              </table:table-cell>
              <table:table-cell office:value-type="float" office:value="27.6064376502473">
                <text:p>27.6064376502473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28.2466960950689">
                <text:p>28.2466960950689</text:p>
              </table:table-cell>
              <table:table-cell office:value-type="float" office:value="29.6901022655269">
                <text:p>29.6901022655269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27.1168282512661">
                <text:p>27.1168282512661</text:p>
              </table:table-cell>
              <table:table-cell office:value-type="float" office:value="29.6522516927595">
                <text:p>29.6522516927595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6.5744916862408">
                <text:p>26.5744916862408</text:p>
              </table:table-cell>
              <table:table-cell office:value-type="float" office:value="30.7971784151845">
                <text:p>30.7971784151845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7.1059815199656">
                <text:p>27.1059815199656</text:p>
              </table:table-cell>
              <table:table-cell office:value-type="float" office:value="32.9988219024062">
                <text:p>32.9988219024062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28.7323404111636">
                <text:p>28.7323404111636</text:p>
              </table:table-cell>
              <table:table-cell office:value-type="float" office:value="35.0678214718251">
                <text:p>35.0678214718251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9.0196638152752">
                <text:p>29.0196638152752</text:p>
              </table:table-cell>
              <table:table-cell office:value-type="float" office:value="34.0110459915025">
                <text:p>34.0110459915025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7.8588772626642">
                <text:p>27.8588772626642</text:p>
              </table:table-cell>
              <table:table-cell office:value-type="float" office:value="30.4051786444717">
                <text:p>30.4051786444717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7.0231109447843">
                <text:p>27.0231109447843</text:p>
              </table:table-cell>
              <table:table-cell office:value-type="float" office:value="27.4149460534836">
                <text:p>27.4149460534836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8.9147287109192">
                <text:p>28.9147287109192</text:p>
              </table:table-cell>
              <table:table-cell office:value-type="float" office:value="27.7552480896113">
                <text:p>27.7552480896113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1.2279070077927">
                <text:p>31.2279070077927</text:p>
              </table:table-cell>
              <table:table-cell office:value-type="float" office:value="30.8812772400062">
                <text:p>30.8812772400062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2.1647442180265">
                <text:p>32.1647442180265</text:p>
              </table:table-cell>
              <table:table-cell office:value-type="float" office:value="39.5948001323906">
                <text:p>39.5948001323906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0.8781544493054">
                <text:p>30.8781544493054</text:p>
              </table:table-cell>
              <table:table-cell office:value-type="float" office:value="32.8296538105015">
                <text:p>32.8296538105015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9.6430282713332">
                <text:p>29.6430282713332</text:p>
              </table:table-cell>
              <table:table-cell office:value-type="float" office:value="31.7743620040421">
                <text:p>31.7743620040421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28.1608768577666">
                <text:p>28.1608768577666</text:p>
              </table:table-cell>
              <table:table-cell office:value-type="float" office:value="34.2746032235877">
                <text:p>34.2746032235877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28.1608768577666">
                <text:p>28.1608768577666</text:p>
              </table:table-cell>
              <table:table-cell office:value-type="float" office:value="32.6666171550092">
                <text:p>32.6666171550092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29.2873119320772">
                <text:p>29.2873119320772</text:p>
              </table:table-cell>
              <table:table-cell office:value-type="float" office:value="31.1089827342524">
                <text:p>31.1089827342524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31.6302968866434">
                <text:p>31.6302968866434</text:p>
              </table:table-cell>
              <table:table-cell office:value-type="float" office:value="38.3643870938098">
                <text:p>38.3643870938098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33.2118117309756">
                <text:p>33.2118117309756</text:p>
              </table:table-cell>
              <table:table-cell office:value-type="float" office:value="33.8328726103448">
                <text:p>33.8328726103448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32.2154573790463">
                <text:p>32.2154573790463</text:p>
              </table:table-cell>
              <table:table-cell office:value-type="float" office:value="35.8622471543543">
                <text:p>35.862247154354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34.79269396937">
                <text:p>34.79269396937</text:p>
              </table:table-cell>
              <table:table-cell office:value-type="float" office:value="38.4702817219324">
                <text:p>38.4702817219324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36.8802556075322">
                <text:p>36.8802556075322</text:p>
              </table:table-cell>
              <table:table-cell office:value-type="float" office:value="39.6536508292186">
                <text:p>39.6536508292186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36.5114530514569">
                <text:p>36.5114530514569</text:p>
              </table:table-cell>
              <table:table-cell office:value-type="float" office:value="37.0700782831442">
                <text:p>37.0700782831442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35.0509949293986">
                <text:p>35.0509949293986</text:p>
              </table:table-cell>
              <table:table-cell office:value-type="float" office:value="33.396587968731">
                <text:p>33.396587968731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36.4530347265745">
                <text:p>36.4530347265745</text:p>
              </table:table-cell>
              <table:table-cell office:value-type="float" office:value="37.5648522857351">
                <text:p>37.5648522857351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36.4530347265745">
                <text:p>36.4530347265745</text:p>
              </table:table-cell>
              <table:table-cell office:value-type="float" office:value="35.5125464306289">
                <text:p>35.5125464306289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37.182095421106">
                <text:p>37.182095421106</text:p>
              </table:table-cell>
              <table:table-cell office:value-type="float" office:value="44.4400404473059">
                <text:p>44.4400404473059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38.6693792379503">
                <text:p>38.6693792379503</text:p>
              </table:table-cell>
              <table:table-cell office:value-type="float" office:value="45.7458756384952">
                <text:p>45.7458756384952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0.9895419922273">
                <text:p>40.9895419922273</text:p>
              </table:table-cell>
              <table:table-cell office:value-type="float" office:value="47.756915375144">
                <text:p>47.756915375144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43.4489145117609">
                <text:p>43.4489145117609</text:p>
              </table:table-cell>
              <table:table-cell office:value-type="float" office:value="43.1578067845321">
                <text:p>43.1578067845321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44.7523819471138">
                <text:p>44.7523819471138</text:p>
              </table:table-cell>
              <table:table-cell office:value-type="float" office:value="45.2580838631161">
                <text:p>45.2580838631161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48.3325725028829">
                <text:p>48.3325725028829</text:p>
              </table:table-cell>
              <table:table-cell office:value-type="float" office:value="57.4094296189243">
                <text:p>57.409429618924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48.8158982279117">
                <text:p>48.8158982279117</text:p>
              </table:table-cell>
              <table:table-cell office:value-type="float" office:value="56.9486268726818">
                <text:p>56.9486268726818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48.3277392456326">
                <text:p>48.3277392456326</text:p>
              </table:table-cell>
              <table:table-cell office:value-type="float" office:value="54.0594091201646">
                <text:p>54.0594091201646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46.8779070682636">
                <text:p>46.8779070682636</text:p>
              </table:table-cell>
              <table:table-cell office:value-type="float" office:value="53.2298634760133">
                <text:p>53.22986347601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45.0027907855331">
                <text:p>45.0027907855331</text:p>
              </table:table-cell>
              <table:table-cell office:value-type="float" office:value="48.9945383282098">
                <text:p>48.9945383282098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46.3528745090991">
                <text:p>46.3528745090991</text:p>
              </table:table-cell>
              <table:table-cell office:value-type="float" office:value="55.3638733136679">
                <text:p>55.3638733136679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47.279931999281">
                <text:p>47.279931999281</text:p>
              </table:table-cell>
              <table:table-cell office:value-type="float" office:value="53.3081233291894">
                <text:p>53.3081233291894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47.279931999281">
                <text:p>47.279931999281</text:p>
              </table:table-cell>
              <table:table-cell office:value-type="float" office:value="52.9251558799952">
                <text:p>52.9251558799952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45.3887347193098">
                <text:p>45.3887347193098</text:p>
              </table:table-cell>
              <table:table-cell office:value-type="float" office:value="51.3437367144832">
                <text:p>51.3437367144832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44.0270726777305">
                <text:p>44.0270726777305</text:p>
              </table:table-cell>
              <table:table-cell office:value-type="float" office:value="45.9070286810696">
                <text:p>45.9070286810696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43.1465312241759">
                <text:p>43.1465312241759</text:p>
              </table:table-cell>
              <table:table-cell office:value-type="float" office:value="51.3530014630141">
                <text:p>51.3530014630141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46.1667884098682">
                <text:p>46.1667884098682</text:p>
              </table:table-cell>
              <table:table-cell office:value-type="float" office:value="50.811167323901">
                <text:p>50.811167323901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44.7817847575722">
                <text:p>44.7817847575722</text:p>
              </table:table-cell>
              <table:table-cell office:value-type="float" office:value="46.4297544366508">
                <text:p>46.4297544366508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44.7817847575722">
                <text:p>44.7817847575722</text:p>
              </table:table-cell>
              <table:table-cell office:value-type="float" office:value="48.5927146404416">
                <text:p>48.5927146404416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47.0208739954508">
                <text:p>47.0208739954508</text:p>
              </table:table-cell>
              <table:table-cell office:value-type="float" office:value="52.0709158625622">
                <text:p>52.0709158625622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48.9017089552688">
                <text:p>48.9017089552688</text:p>
              </table:table-cell>
              <table:table-cell office:value-type="float" office:value="47.3808658067599">
                <text:p>47.3808658067599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51.8358114925849">
                <text:p>51.8358114925849</text:p>
              </table:table-cell>
              <table:table-cell office:value-type="float" office:value="56.1018987784247">
                <text:p>56.101898778424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54.94596018214">
                <text:p>54.94596018214</text:p>
              </table:table-cell>
              <table:table-cell office:value-type="float" office:value="63.1768650174246">
                <text:p>63.1768650174246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58.2427177930684">
                <text:p>58.2427177930684</text:p>
              </table:table-cell>
              <table:table-cell office:value-type="float" office:value="70.4911613449507">
                <text:p>70.491161344950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59.4075721489298">
                <text:p>59.4075721489298</text:p>
              </table:table-cell>
              <table:table-cell office:value-type="float" office:value="62.2769578837231">
                <text:p>62.2769578837231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58.8134964274405">
                <text:p>58.8134964274405</text:p>
              </table:table-cell>
              <table:table-cell office:value-type="float" office:value="64.2125753994795">
                <text:p>64.212575399479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61.7541712488125">
                <text:p>61.7541712488125</text:p>
              </table:table-cell>
              <table:table-cell office:value-type="float" office:value="75.8773502134159">
                <text:p>75.8773502134159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58.6664626863719">
                <text:p>58.6664626863719</text:p>
              </table:table-cell>
              <table:table-cell office:value-type="float" office:value="64.5565755400836">
                <text:p>64.5565755400836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57.4931334326444">
                <text:p>57.4931334326444</text:p>
              </table:table-cell>
              <table:table-cell office:value-type="float" office:value="54.8541986080861">
                <text:p>54.8541986080861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59.7928587699502">
                <text:p>59.7928587699502</text:p>
              </table:table-cell>
              <table:table-cell office:value-type="float" office:value="57.9153630045738">
                <text:p>57.9153630045738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62.1845731207482">
                <text:p>62.1845731207482</text:p>
              </table:table-cell>
              <table:table-cell office:value-type="float" office:value="71.5682252046691">
                <text:p>71.5682252046691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65.2938017767856">
                <text:p>65.2938017767856</text:p>
              </table:table-cell>
              <table:table-cell office:value-type="float" office:value="64.4319235933321">
                <text:p>64.4319235933321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64.6408637590178">
                <text:p>64.6408637590178</text:p>
              </table:table-cell>
              <table:table-cell office:value-type="float" office:value="64.3887643903576">
                <text:p>64.3887643903576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67.8729069469687">
                <text:p>67.8729069469687</text:p>
              </table:table-cell>
              <table:table-cell office:value-type="float" office:value="65.6534628898028">
                <text:p>65.6534628898028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65.1579906690899">
                <text:p>65.1579906690899</text:p>
              </table:table-cell>
              <table:table-cell office:value-type="float" office:value="69.5170602448521">
                <text:p>69.5170602448521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69.0674701092353">
                <text:p>69.0674701092353</text:p>
              </table:table-cell>
              <table:table-cell office:value-type="float" office:value="80.7744062927507">
                <text:p>80.774406292750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67.6861207070506">
                <text:p>67.6861207070506</text:p>
              </table:table-cell>
              <table:table-cell office:value-type="float" office:value="66.3188610687682">
                <text:p>66.3188610687682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69.7167043282621">
                <text:p>69.7167043282621</text:p>
              </table:table-cell>
              <table:table-cell office:value-type="float" office:value="80.3066717157252">
                <text:p>80.3066717157252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66.9280361551317">
                <text:p>66.9280361551317</text:p>
              </table:table-cell>
              <table:table-cell office:value-type="float" office:value="53.0136974384798">
                <text:p>53.0136974384798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71.6129986859909">
                <text:p>71.6129986859909</text:p>
              </table:table-cell>
              <table:table-cell office:value-type="float" office:value="67.7817032562904">
                <text:p>67.7817032562904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75.9097786071503">
                <text:p>75.9097786071503</text:p>
              </table:table-cell>
              <table:table-cell office:value-type="float" office:value="61.3806469817418">
                <text:p>61.3806469817418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75.9097786071503">
                <text:p>75.9097786071503</text:p>
              </table:table-cell>
              <table:table-cell office:value-type="float" office:value="58.7389866862129">
                <text:p>58.7389866862129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75.9097786071503">
                <text:p>75.9097786071503</text:p>
              </table:table-cell>
              <table:table-cell office:value-type="float" office:value="76.4183741238182">
                <text:p>76.4183741238182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75.9097786071503">
                <text:p>75.9097786071503</text:p>
              </table:table-cell>
              <table:table-cell office:value-type="float" office:value="70.057134676539">
                <text:p>70.057134676539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75.1506808210788">
                <text:p>75.1506808210788</text:p>
              </table:table-cell>
              <table:table-cell office:value-type="float" office:value="55.6641092841731">
                <text:p>55.6641092841731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71.3931467800249">
                <text:p>71.3931467800249</text:p>
              </table:table-cell>
              <table:table-cell office:value-type="float" office:value="60.7412892804452">
                <text:p>60.7412892804452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72.1070782478251">
                <text:p>72.1070782478251</text:p>
              </table:table-cell>
              <table:table-cell office:value-type="float" office:value="64.8458954682691">
                <text:p>64.8458954682691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69.9438659003904">
                <text:p>69.9438659003904</text:p>
              </table:table-cell>
              <table:table-cell office:value-type="float" office:value="62.2780181977076">
                <text:p>62.2780181977076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67.1461112643748">
                <text:p>67.1461112643748</text:p>
              </table:table-cell>
              <table:table-cell office:value-type="float" office:value="68.4286019895243">
                <text:p>68.428601989524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68.4890334896623">
                <text:p>68.4890334896623</text:p>
              </table:table-cell>
              <table:table-cell office:value-type="float" office:value="62.1537978918685">
                <text:p>62.153797891868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65.0645818151791">
                <text:p>65.0645818151791</text:p>
              </table:table-cell>
              <table:table-cell office:value-type="float" office:value="50.1322602885955">
                <text:p>50.132260288595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68.9684567240899">
                <text:p>68.9684567240899</text:p>
              </table:table-cell>
              <table:table-cell office:value-type="float" office:value="59.9128983562169">
                <text:p>59.9128983562169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68.9684567240899">
                <text:p>68.9684567240899</text:p>
              </table:table-cell>
              <table:table-cell office:value-type="float" office:value="70.2581668648304">
                <text:p>70.258166864830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71.7271949930535">
                <text:p>71.7271949930535</text:p>
              </table:table-cell>
              <table:table-cell office:value-type="float" office:value="60.6023070496309">
                <text:p>60.6023070496309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71.7271949930535">
                <text:p>71.7271949930535</text:p>
              </table:table-cell>
              <table:table-cell office:value-type="float" office:value="59.0027906012858">
                <text:p>59.0027906012858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71.7271949930535">
                <text:p>71.7271949930535</text:p>
              </table:table-cell>
              <table:table-cell office:value-type="float" office:value="70.7230142631507">
                <text:p>70.723014263150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71.7271949930535">
                <text:p>71.7271949930535</text:p>
              </table:table-cell>
              <table:table-cell office:value-type="float" office:value="54.1109959027595">
                <text:p>54.110995902759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1.7271949930535">
                <text:p>71.7271949930535</text:p>
              </table:table-cell>
              <table:table-cell office:value-type="float" office:value="70.565214434166">
                <text:p>70.565214434166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76.0308266926367">
                <text:p>76.0308266926367</text:p>
              </table:table-cell>
              <table:table-cell office:value-type="float" office:value="67.1504261349367">
                <text:p>67.15042613493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1.3529845611213">
                <text:p>81.3529845611213</text:p>
              </table:table-cell>
              <table:table-cell office:value-type="float" office:value="63.4309220623062">
                <text:p>63.4309220623062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78.0988651786764">
                <text:p>78.0988651786764</text:p>
              </table:table-cell>
              <table:table-cell office:value-type="float" office:value="62.9711149935668">
                <text:p>62.9711149935668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6.5368878751029">
                <text:p>76.5368878751029</text:p>
              </table:table-cell>
              <table:table-cell office:value-type="float" office:value="56.4842232518259">
                <text:p>56.4842232518259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1.8944700263601">
                <text:p>81.8944700263601</text:p>
              </table:table-cell>
              <table:table-cell office:value-type="float" office:value="81.7143021923021">
                <text:p>81.714302192302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78.6186912253057">
                <text:p>78.6186912253057</text:p>
              </table:table-cell>
              <table:table-cell office:value-type="float" office:value="62.7141299904263">
                <text:p>62.7141299904263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80.1910650498118">
                <text:p>80.1910650498118</text:p>
              </table:table-cell>
              <table:table-cell office:value-type="float" office:value="64.337291489464">
                <text:p>64.33729148946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83.3987076518043">
                <text:p>83.3987076518043</text:p>
              </table:table-cell>
              <table:table-cell office:value-type="float" office:value="85.5670740507512">
                <text:p>85.5670740507512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85.0666818048404">
                <text:p>85.0666818048404</text:p>
              </table:table-cell>
              <table:table-cell office:value-type="float" office:value="71.8558261205487">
                <text:p>71.855826120548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83.3653481687436">
                <text:p>83.3653481687436</text:p>
              </table:table-cell>
              <table:table-cell office:value-type="float" office:value="83.2736462857579">
                <text:p>83.2736462857579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88.3672690588682">
                <text:p>88.3672690588682</text:p>
              </table:table-cell>
              <table:table-cell office:value-type="float" office:value="88.5528403238918">
                <text:p>88.5528403238918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1.0182871306342">
                <text:p>91.0182871306342</text:p>
              </table:table-cell>
              <table:table-cell office:value-type="float" office:value="83.51838027107">
                <text:p>83.5183802710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94.6590186158596">
                <text:p>94.6590186158596</text:p>
              </table:table-cell>
              <table:table-cell office:value-type="float" office:value="79.7502231838617">
                <text:p>79.750223183861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92.7658382435424">
                <text:p>92.7658382435424</text:p>
              </table:table-cell>
              <table:table-cell office:value-type="float" office:value="92.9235401685564">
                <text:p>92.9235401685564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98.3317885381549">
                <text:p>98.3317885381549</text:p>
              </table:table-cell>
              <table:table-cell office:value-type="float" office:value="86.9843001408519">
                <text:p>86.9843001408519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02.265060079681">
                <text:p>102.265060079681</text:p>
              </table:table-cell>
              <table:table-cell office:value-type="float" office:value="82.7222070984541">
                <text:p>82.7222070984541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05.333011882072">
                <text:p>105.333011882072</text:p>
              </table:table-cell>
              <table:table-cell office:value-type="float" office:value="94.0939795142545">
                <text:p>94.093979514254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10.599662476175">
                <text:p>110.599662476175</text:p>
              </table:table-cell>
              <table:table-cell office:value-type="float" office:value="84.6419216930168">
                <text:p>84.6419216930168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10.599662476175">
                <text:p>110.599662476175</text:p>
              </table:table-cell>
              <table:table-cell office:value-type="float" office:value="83.0492865533599">
                <text:p>83.0492865533599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16.129645599984">
                <text:p>116.129645599984</text:p>
              </table:table-cell>
              <table:table-cell office:value-type="float" office:value="116.663841969744">
                <text:p>116.663841969744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7.290942055984">
                <text:p>117.290942055984</text:p>
              </table:table-cell>
              <table:table-cell office:value-type="float" office:value="120.328777455234">
                <text:p>120.328777455234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16.118032635424">
                <text:p>116.118032635424</text:p>
              </table:table-cell>
              <table:table-cell office:value-type="float" office:value="119.450620172061">
                <text:p>119.450620172061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16.118032635424">
                <text:p>116.118032635424</text:p>
              </table:table-cell>
              <table:table-cell office:value-type="float" office:value="113.888566408824">
                <text:p>113.888566408824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18.440393288132">
                <text:p>118.440393288132</text:p>
              </table:table-cell>
              <table:table-cell office:value-type="float" office:value="102.581224626851">
                <text:p>102.581224626851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20.809201153895">
                <text:p>120.809201153895</text:p>
              </table:table-cell>
              <table:table-cell office:value-type="float" office:value="126.837580291474">
                <text:p>126.83758029147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30.473937246207">
                <text:p>130.473937246207</text:p>
              </table:table-cell>
              <table:table-cell office:value-type="float" office:value="123.780624265476">
                <text:p>123.780624265476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26.55971912882">
                <text:p>126.55971912882</text:p>
              </table:table-cell>
              <table:table-cell office:value-type="float" office:value="118.649736683269">
                <text:p>118.649736683269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20.231733172379">
                <text:p>120.231733172379</text:p>
              </table:table-cell>
              <table:table-cell office:value-type="float" office:value="120.135547785842">
                <text:p>120.13554778584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21.434050504103">
                <text:p>121.434050504103</text:p>
              </table:table-cell>
              <table:table-cell office:value-type="float" office:value="117.742455368778">
                <text:p>117.742455368778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27.505753029308">
                <text:p>127.505753029308</text:p>
              </table:table-cell>
              <table:table-cell office:value-type="float" office:value="116.348999639244">
                <text:p>116.348999639244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28.780810559601">
                <text:p>128.780810559601</text:p>
              </table:table-cell>
              <table:table-cell office:value-type="float" office:value="98.0150749169127">
                <text:p>98.015074916912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28.780810559601">
                <text:p>128.780810559601</text:p>
              </table:table-cell>
              <table:table-cell office:value-type="float" office:value="111.640084674119">
                <text:p>111.64008467411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35.219851087582">
                <text:p>135.219851087582</text:p>
              </table:table-cell>
              <table:table-cell office:value-type="float" office:value="124.253521164379">
                <text:p>124.253521164379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28.458858533202">
                <text:p>128.458858533202</text:p>
              </table:table-cell>
              <table:table-cell office:value-type="float" office:value="129.011231624895">
                <text:p>129.01123162489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32.312624289199">
                <text:p>132.312624289199</text:p>
              </table:table-cell>
              <table:table-cell office:value-type="float" office:value="123.487372249109">
                <text:p>123.48737224910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7.020119317631">
                <text:p>127.020119317631</text:p>
              </table:table-cell>
              <table:table-cell office:value-type="float" office:value="129.141355310235">
                <text:p>129.14135531023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23.209515738102">
                <text:p>123.209515738102</text:p>
              </table:table-cell>
              <table:table-cell office:value-type="float" office:value="119.242169331335">
                <text:p>119.242169331335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0.602086682388">
                <text:p>130.602086682388</text:p>
              </table:table-cell>
              <table:table-cell office:value-type="float" office:value="127.141131385305">
                <text:p>127.14113138530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31.908107549212">
                <text:p>131.908107549212</text:p>
              </table:table-cell>
              <table:table-cell office:value-type="float" office:value="96.7282152658369">
                <text:p>96.728215265836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33.227188624704">
                <text:p>133.227188624704</text:p>
              </table:table-cell>
              <table:table-cell office:value-type="float" office:value="105.729096892565">
                <text:p>105.72909689256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4.559460510951">
                <text:p>134.559460510951</text:p>
              </table:table-cell>
              <table:table-cell office:value-type="float" office:value="123.579408533257">
                <text:p>123.57940853325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41.287433536498">
                <text:p>141.287433536498</text:p>
              </table:table-cell>
              <table:table-cell office:value-type="float" office:value="112.832144422248">
                <text:p>112.832144422248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38.461684865768">
                <text:p>138.461684865768</text:p>
              </table:table-cell>
              <table:table-cell office:value-type="float" office:value="127.080134369802">
                <text:p>127.08013436980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45.384769109057">
                <text:p>145.384769109057</text:p>
              </table:table-cell>
              <table:table-cell office:value-type="float" office:value="138.958762314437">
                <text:p>138.95876231443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45.384769109057">
                <text:p>145.384769109057</text:p>
              </table:table-cell>
              <table:table-cell office:value-type="float" office:value="118.037894039643">
                <text:p>118.03789403964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51.200159873419">
                <text:p>151.200159873419</text:p>
              </table:table-cell>
              <table:table-cell office:value-type="float" office:value="153.180881967761">
                <text:p>153.180881967761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60.272169465824">
                <text:p>160.272169465824</text:p>
              </table:table-cell>
              <table:table-cell office:value-type="float" office:value="148.668464396499">
                <text:p>148.668464396499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61.874891160482">
                <text:p>161.874891160482</text:p>
              </table:table-cell>
              <table:table-cell office:value-type="float" office:value="141.883342102163">
                <text:p>141.88334210216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58.637393337273">
                <text:p>158.637393337273</text:p>
              </table:table-cell>
              <table:table-cell office:value-type="float" office:value="131.018623157254">
                <text:p>131.01862315725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55.464645470527">
                <text:p>155.464645470527</text:p>
              </table:table-cell>
              <table:table-cell office:value-type="float" office:value="118.914907320406">
                <text:p>118.914907320406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64.792524198759">
                <text:p>164.792524198759</text:p>
              </table:table-cell>
              <table:table-cell office:value-type="float" office:value="130.598075427517">
                <text:p>130.59807542751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63.144598956771">
                <text:p>163.144598956771</text:p>
              </table:table-cell>
              <table:table-cell office:value-type="float" office:value="144.741888194448">
                <text:p>144.741888194448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58.250260988068">
                <text:p>158.250260988068</text:p>
              </table:table-cell>
              <table:table-cell office:value-type="float" office:value="140.969332488171">
                <text:p>140.96933248817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70.910281867114">
                <text:p>170.910281867114</text:p>
              </table:table-cell>
              <table:table-cell office:value-type="float" office:value="149.700315887405">
                <text:p>149.70031588740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79.455795960469">
                <text:p>179.455795960469</text:p>
              </table:table-cell>
              <table:table-cell office:value-type="float" office:value="180.478693997444">
                <text:p>180.47869399744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170.483006162446">
                <text:p>170.483006162446</text:p>
              </table:table-cell>
              <table:table-cell office:value-type="float" office:value="167.601843358301">
                <text:p>167.601843358301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82.416816593817">
                <text:p>182.416816593817</text:p>
              </table:table-cell>
              <table:table-cell office:value-type="float" office:value="151.898483177672">
                <text:p>151.898483177672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184.240984759755">
                <text:p>184.240984759755</text:p>
              </table:table-cell>
              <table:table-cell office:value-type="float" office:value="155.444118841806">
                <text:p>155.444118841806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195.295443845341">
                <text:p>195.295443845341</text:p>
              </table:table-cell>
              <table:table-cell office:value-type="float" office:value="162.153807024786">
                <text:p>162.153807024786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191.389534968434">
                <text:p>191.389534968434</text:p>
              </table:table-cell>
              <table:table-cell office:value-type="float" office:value="170.06874077295">
                <text:p>170.0687407729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83.733953569696">
                <text:p>183.733953569696</text:p>
              </table:table-cell>
              <table:table-cell office:value-type="float" office:value="146.215480250764">
                <text:p>146.215480250764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89.245972176787">
                <text:p>189.245972176787</text:p>
              </table:table-cell>
              <table:table-cell office:value-type="float" office:value="193.087665411976">
                <text:p>193.087665411976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96.815811063859">
                <text:p>196.815811063859</text:p>
              </table:table-cell>
              <table:table-cell office:value-type="float" office:value="187.88037324156">
                <text:p>187.88037324156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90.911336731943">
                <text:p>190.911336731943</text:p>
              </table:table-cell>
              <table:table-cell office:value-type="float" office:value="183.675797069802">
                <text:p>183.675797069802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200.45690356854">
                <text:p>200.45690356854</text:p>
              </table:table-cell>
              <table:table-cell office:value-type="float" office:value="167.301331718304">
                <text:p>167.301331718304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194.443196461484">
                <text:p>194.443196461484</text:p>
              </table:table-cell>
              <table:table-cell office:value-type="float" office:value="146.746280369482">
                <text:p>146.746280369482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196.387628426099">
                <text:p>196.387628426099</text:p>
              </table:table-cell>
              <table:table-cell office:value-type="float" office:value="147.899522967695">
                <text:p>147.899522967695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208.170886131665">
                <text:p>208.170886131665</text:p>
              </table:table-cell>
              <table:table-cell office:value-type="float" office:value="184.751661441853">
                <text:p>184.751661441853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197.762341825082">
                <text:p>197.762341825082</text:p>
              </table:table-cell>
              <table:table-cell office:value-type="float" office:value="180.95254276995">
                <text:p>180.95254276995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201.717588661583">
                <text:p>201.717588661583</text:p>
              </table:table-cell>
              <table:table-cell office:value-type="float" office:value="162.584376461236">
                <text:p>162.584376461236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03.734764548199">
                <text:p>203.734764548199</text:p>
              </table:table-cell>
              <table:table-cell office:value-type="float" office:value="190.023414894105">
                <text:p>190.023414894105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207.809459839163">
                <text:p>207.809459839163</text:p>
              </table:table-cell>
              <table:table-cell office:value-type="float" office:value="173.645584641605">
                <text:p>173.645584641605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214.043743634338">
                <text:p>214.043743634338</text:p>
              </table:table-cell>
              <table:table-cell office:value-type="float" office:value="221.364039666632">
                <text:p>221.364039666632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226.886368252398">
                <text:p>226.886368252398</text:p>
              </table:table-cell>
              <table:table-cell office:value-type="float" office:value="220.238597662603">
                <text:p>220.238597662603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42.768414030066">
                <text:p>242.768414030066</text:p>
              </table:table-cell>
              <table:table-cell office:value-type="float" office:value="251.095370631297">
                <text:p>251.09537063129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47.623782310667">
                <text:p>247.623782310667</text:p>
              </table:table-cell>
              <table:table-cell office:value-type="float" office:value="199.510481407705">
                <text:p>199.510481407705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252.576257956881">
                <text:p>252.576257956881</text:p>
              </table:table-cell>
              <table:table-cell office:value-type="float" office:value="232.19335393976">
                <text:p>232.19335393976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270.256596013862">
                <text:p>270.256596013862</text:p>
              </table:table-cell>
              <table:table-cell office:value-type="float" office:value="245.122732584573">
                <text:p>245.122732584573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59.446332173308">
                <text:p>259.446332173308</text:p>
              </table:table-cell>
              <table:table-cell office:value-type="float" office:value="197.153267818497">
                <text:p>197.153267818497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272.418648781973">
                <text:p>272.418648781973</text:p>
              </table:table-cell>
              <table:table-cell office:value-type="float" office:value="208.69992683187">
                <text:p>208.69992683187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288.763767708892">
                <text:p>288.763767708892</text:p>
              </table:table-cell>
              <table:table-cell office:value-type="float" office:value="267.424125275205">
                <text:p>267.424125275205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11.864869125603">
                <text:p>311.864869125603</text:p>
              </table:table-cell>
              <table:table-cell office:value-type="float" office:value="325.275058498004">
                <text:p>325.275058498004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324.339463890627">
                <text:p>324.339463890627</text:p>
              </table:table-cell>
              <table:table-cell office:value-type="float" office:value="239.849033547119">
                <text:p>239.849033547119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340.556437085158">
                <text:p>340.556437085158</text:p>
              </table:table-cell>
              <table:table-cell office:value-type="float" office:value="282.900232286641">
                <text:p>282.900232286641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323.528615230901">
                <text:p>323.528615230901</text:p>
              </table:table-cell>
              <table:table-cell office:value-type="float" office:value="335.466821132921">
                <text:p>335.466821132921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320.293329078592">
                <text:p>320.293329078592</text:p>
              </table:table-cell>
              <table:table-cell office:value-type="float" office:value="244.575986084412">
                <text:p>244.575986084412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323.496262369377">
                <text:p>323.496262369377</text:p>
              </table:table-cell>
              <table:table-cell office:value-type="float" office:value="329.480943223211">
                <text:p>329.480943223211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326.731224993071">
                <text:p>326.731224993071</text:p>
              </table:table-cell>
              <table:table-cell office:value-type="float" office:value="306.898639635992">
                <text:p>306.898639635992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320.19660049321">
                <text:p>320.19660049321</text:p>
              </table:table-cell>
              <table:table-cell office:value-type="float" office:value="234.191793600734">
                <text:p>234.191793600734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310.590702478413">
                <text:p>310.590702478413</text:p>
              </table:table-cell>
              <table:table-cell office:value-type="float" office:value="316.243453263521">
                <text:p>316.243453263521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295.061167354493">
                <text:p>295.061167354493</text:p>
              </table:table-cell>
              <table:table-cell office:value-type="float" office:value="230.236228886711">
                <text:p>230.236228886711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289.159944007403">
                <text:p>289.159944007403</text:p>
              </table:table-cell>
              <table:table-cell office:value-type="float" office:value="261.400589382692">
                <text:p>261.40058938269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312.292739527995">
                <text:p>312.292739527995</text:p>
              </table:table-cell>
              <table:table-cell office:value-type="float" office:value="260.514603314254">
                <text:p>260.51460331425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321.661521713835">
                <text:p>321.661521713835</text:p>
              </table:table-cell>
              <table:table-cell office:value-type="float" office:value="329.67089360451">
                <text:p>329.67089360451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340.961213016665">
                <text:p>340.961213016665</text:p>
              </table:table-cell>
              <table:table-cell office:value-type="float" office:value="263.528921540581">
                <text:p>263.528921540581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337.551600886499">
                <text:p>337.551600886499</text:p>
              </table:table-cell>
              <table:table-cell office:value-type="float" office:value="343.289978101569">
                <text:p>343.289978101569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351.053664921959">
                <text:p>351.053664921959</text:p>
              </table:table-cell>
              <table:table-cell office:value-type="float" office:value="261.008399869476">
                <text:p>261.0083998694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344.032591623519">
                <text:p>344.032591623519</text:p>
              </table:table-cell>
              <table:table-cell office:value-type="float" office:value="252.003873364228">
                <text:p>252.00387336422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364.674547120931">
                <text:p>364.674547120931</text:p>
              </table:table-cell>
              <table:table-cell office:value-type="float" office:value="344.909186666976">
                <text:p>344.909186666976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350.087565236093">
                <text:p>350.087565236093</text:p>
              </table:table-cell>
              <table:table-cell office:value-type="float" office:value="339.97003460077">
                <text:p>339.97003460077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371.092819150259">
                <text:p>371.092819150259</text:p>
              </table:table-cell>
              <table:table-cell office:value-type="float" office:value="309.973831836211">
                <text:p>309.97383183621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374.803747341762">
                <text:p>374.803747341762</text:p>
              </table:table-cell>
              <table:table-cell office:value-type="float" office:value="301.679536235384">
                <text:p>301.67953623538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82.299822288597">
                <text:p>382.299822288597</text:p>
              </table:table-cell>
              <table:table-cell office:value-type="float" office:value="378.897353870228">
                <text:p>378.89735387022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2.299822288597">
                <text:p>382.299822288597</text:p>
              </table:table-cell>
              <table:table-cell office:value-type="float" office:value="303.0872991104">
                <text:p>303.087299110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74.653825842825">
                <text:p>374.653825842825</text:p>
              </table:table-cell>
              <table:table-cell office:value-type="float" office:value="380.311098613051">
                <text:p>380.31109861305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67.160749325968">
                <text:p>367.160749325968</text:p>
              </table:table-cell>
              <table:table-cell office:value-type="float" office:value="274.85653694542">
                <text:p>274.856536945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363.489141832709">
                <text:p>363.489141832709</text:p>
              </table:table-cell>
              <table:table-cell office:value-type="float" office:value="317.253322991588">
                <text:p>317.25332299158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356.219358996054">
                <text:p>356.219358996054</text:p>
              </table:table-cell>
              <table:table-cell office:value-type="float" office:value="348.240045354543">
                <text:p>348.24004535454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52.657165406094">
                <text:p>352.657165406094</text:p>
              </table:table-cell>
              <table:table-cell office:value-type="float" office:value="299.405933429774">
                <text:p>299.40593342977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352.657165406094">
                <text:p>352.657165406094</text:p>
              </table:table-cell>
              <table:table-cell office:value-type="float" office:value="314.958114424182">
                <text:p>314.95811442418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45.604022097972">
                <text:p>345.604022097972</text:p>
              </table:table-cell>
              <table:table-cell office:value-type="float" office:value="281.045190770071">
                <text:p>281.04519077007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352.516102539932">
                <text:p>352.516102539932</text:p>
              </table:table-cell>
              <table:table-cell office:value-type="float" office:value="309.262376758282">
                <text:p>309.26237675828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356.041263565331">
                <text:p>356.04126356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363.162088836637">
                <text:p>363.16208883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374.056951501737">
                <text:p>374.05695150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374.056951501737">
                <text:p>374.05695150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89.019229561806">
                <text:p>389.01922956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92.909421857424">
                <text:p>392.909421857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396.838516075998">
                <text:p>396.838516075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400.806901236758">
                <text:p>400.806901236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04.814970249126">
                <text:p>404.814970249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00.766820546635">
                <text:p>400.766820546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04.774488752101">
                <text:p>404.77448875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408.822233639622">
                <text:p>408.82223363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16.998678312415">
                <text:p>416.99867831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433.678625444911">
                <text:p>433.678625444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429.341839190462">
                <text:p>429.341839190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429.341839190462">
                <text:p>429.341839190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420.755002406653">
                <text:p>420.755002406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429.170102454786">
                <text:p>429.17010245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442.045205528429">
                <text:p>442.045205528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459.727013749567">
                <text:p>459.72701374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450.532473474575">
                <text:p>450.532473474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450.532473474575">
                <text:p>450.532473474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446.02714873983">
                <text:p>446.0271487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446.02714873983">
                <text:p>446.0271487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59.407963202024">
                <text:p>459.40796320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468.596122466065">
                <text:p>468.59612246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454.538238792083">
                <text:p>454.53823879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454.538238792083">
                <text:p>454.53823879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468.174385955845">
                <text:p>468.174385955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458.810898236729">
                <text:p>458.810898236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477.163334166198">
                <text:p>477.163334166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467.620067482874">
                <text:p>467.62006748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462.943866808045">
                <text:p>462.943866808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58.314428139965">
                <text:p>458.314428139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458.314428139965">
                <text:p>458.314428139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481.230149546963">
                <text:p>481.230149546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481.230149546963">
                <text:p>481.230149546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486.042451042432">
                <text:p>486.04245104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66.600753000735">
                <text:p>466.600753000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457.26873794072">
                <text:p>457.2687379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466.414112699535">
                <text:p>466.41411269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44">
                <text:p>45444</text:p>
              </table:table-cell>
              <table:table-cell office:value-type="float" office:value="471.07825382653">
                <text:p>471.0782538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480.499818903061">
                <text:p>480.49981890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494.914813470153">
                <text:p>494.914813470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36">
                <text:p>45536</text:p>
              </table:table-cell>
              <table:table-cell office:value-type="float" office:value="480.067369066048">
                <text:p>480.067369066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465.665347994067">
                <text:p>465.66534799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470.322001474007">
                <text:p>470.32200147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27">
                <text:p>45627</text:p>
              </table:table-cell>
              <table:table-cell office:value-type="float" office:value="479.728441503487">
                <text:p>479.728441503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58">
                <text:p>45658</text:p>
              </table:table-cell>
              <table:table-cell office:value-type="float" office:value="494.120294748592">
                <text:p>494.120294748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89">
                <text:p>45689</text:p>
              </table:table-cell>
              <table:table-cell office:value-type="float" office:value="504.002700643564">
                <text:p>504.002700643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17">
                <text:p>45717</text:p>
              </table:table-cell>
              <table:table-cell office:value-type="float" office:value="519.122781662871">
                <text:p>519.12278166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508.740326029614">
                <text:p>508.740326029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483.303309728133">
                <text:p>483.303309728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09">
                <text:p>45809</text:p>
              </table:table-cell>
              <table:table-cell office:value-type="float" office:value="478.470276630852">
                <text:p>478.4702766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483.25497939716">
                <text:p>483.25497939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502.585178573047">
                <text:p>502.58517857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07.611030358777">
                <text:p>507.61103035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527.915471573128">
                <text:p>527.91547157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62">
                <text:p>45962</text:p>
              </table:table-cell>
              <table:table-cell office:value-type="float" office:value="538.473781004591">
                <text:p>538.473781004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538.473781004591">
                <text:p>538.473781004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23">
                <text:p>46023</text:p>
              </table:table-cell>
              <table:table-cell office:value-type="float" office:value="565.39747005482">
                <text:p>565.39747005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54">
                <text:p>46054</text:p>
              </table:table-cell>
              <table:table-cell office:value-type="float" office:value="548.435545953176">
                <text:p>548.43554595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82">
                <text:p>46082</text:p>
              </table:table-cell>
              <table:table-cell office:value-type="float" office:value="537.466835034112">
                <text:p>537.46683503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13">
                <text:p>46113</text:p>
              </table:table-cell>
              <table:table-cell office:value-type="float" office:value="526.71749833343">
                <text:p>526.71749833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43">
                <text:p>46143</text:p>
              </table:table-cell>
              <table:table-cell office:value-type="float" office:value="521.450323350096">
                <text:p>521.45032335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74">
                <text:p>46174</text:p>
              </table:table-cell>
              <table:table-cell office:value-type="float" office:value="521.450323350096">
                <text:p>521.45032335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04">
                <text:p>46204</text:p>
              </table:table-cell>
              <table:table-cell office:value-type="float" office:value="479.734297482088">
                <text:p>479.73429748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35">
                <text:p>46235</text:p>
              </table:table-cell>
              <table:table-cell office:value-type="float" office:value="465.342268557625">
                <text:p>465.342268557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66">
                <text:p>46266</text:p>
              </table:table-cell>
              <table:table-cell office:value-type="float" office:value="437.421732444168">
                <text:p>437.421732444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96">
                <text:p>46296</text:p>
              </table:table-cell>
              <table:table-cell office:value-type="float" office:value="406.802211173076">
                <text:p>406.80221117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27">
                <text:p>46327</text:p>
              </table:table-cell>
              <table:table-cell office:value-type="float" office:value="382.394078502691">
                <text:p>382.39407850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57">
                <text:p>46357</text:p>
              </table:table-cell>
              <table:table-cell office:value-type="float" office:value="351.802552222476">
                <text:p>351.80255222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88">
                <text:p>46388</text:p>
              </table:table-cell>
              <table:table-cell office:value-type="float" office:value="358.838603266926">
                <text:p>358.838603266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19">
                <text:p>46419</text:p>
              </table:table-cell>
              <table:table-cell office:value-type="float" office:value="333.719901038241">
                <text:p>333.719901038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47">
                <text:p>46447</text:p>
              </table:table-cell>
              <table:table-cell office:value-type="float" office:value="350.405896090153">
                <text:p>350.405896090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78">
                <text:p>46478</text:p>
              </table:table-cell>
              <table:table-cell office:value-type="float" office:value="332.885601285645">
                <text:p>332.885601285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08">
                <text:p>46508</text:p>
              </table:table-cell>
              <table:table-cell office:value-type="float" office:value="322.899033247076">
                <text:p>322.89903324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39">
                <text:p>46539</text:p>
              </table:table-cell>
              <table:table-cell office:value-type="float" office:value="335.814994576959">
                <text:p>335.814994576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69">
                <text:p>46569</text:p>
              </table:table-cell>
              <table:table-cell office:value-type="float" office:value="315.666094902341">
                <text:p>315.66609490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318.822755851365">
                <text:p>318.82275585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31">
                <text:p>46631</text:p>
              </table:table-cell>
              <table:table-cell office:value-type="float" office:value="306.06984561731">
                <text:p>306.0698456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61">
                <text:p>46661</text:p>
              </table:table-cell>
              <table:table-cell office:value-type="float" office:value="284.644956424099">
                <text:p>284.64495642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92">
                <text:p>46692</text:p>
              </table:table-cell>
              <table:table-cell office:value-type="float" office:value="267.566259038653">
                <text:p>267.566259038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22">
                <text:p>46722</text:p>
              </table:table-cell>
              <table:table-cell office:value-type="float" office:value="243.485295725174">
                <text:p>243.485295725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53">
                <text:p>46753</text:p>
              </table:table-cell>
              <table:table-cell office:value-type="float" office:value="245.920148682426">
                <text:p>245.92014868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84">
                <text:p>46784</text:p>
              </table:table-cell>
              <table:table-cell office:value-type="float" office:value="231.16493976148">
                <text:p>231.16493976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13">
                <text:p>46813</text:p>
              </table:table-cell>
              <table:table-cell office:value-type="float" office:value="226.54164096625">
                <text:p>226.54164096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44">
                <text:p>46844</text:p>
              </table:table-cell>
              <table:table-cell office:value-type="float" office:value="203.887476869625">
                <text:p>203.88747686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74">
                <text:p>46874</text:p>
              </table:table-cell>
              <table:table-cell office:value-type="float" office:value="189.615353488752">
                <text:p>189.61535348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05">
                <text:p>46905</text:p>
              </table:table-cell>
              <table:table-cell office:value-type="float" office:value="187.719199953864">
                <text:p>187.71919995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35">
                <text:p>46935</text:p>
              </table:table-cell>
              <table:table-cell office:value-type="float" office:value="189.596391953403">
                <text:p>189.596391953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66">
                <text:p>46966</text:p>
              </table:table-cell>
              <table:table-cell office:value-type="float" office:value="182.012536275267">
                <text:p>182.012536275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97">
                <text:p>46997</text:p>
              </table:table-cell>
              <table:table-cell office:value-type="float" office:value="165.631408010493">
                <text:p>165.63140801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27">
                <text:p>47027</text:p>
              </table:table-cell>
              <table:table-cell office:value-type="float" office:value="170.600350250807">
                <text:p>170.600350250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58">
                <text:p>47058</text:p>
              </table:table-cell>
              <table:table-cell office:value-type="float" office:value="163.776336240775">
                <text:p>163.77633624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88">
                <text:p>47088</text:p>
              </table:table-cell>
              <table:table-cell office:value-type="float" office:value="145.76093925429">
                <text:p>145.76093925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19">
                <text:p>47119</text:p>
              </table:table-cell>
              <table:table-cell office:value-type="float" office:value="141.388111076661">
                <text:p>141.38811107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50">
                <text:p>47150</text:p>
              </table:table-cell>
              <table:table-cell office:value-type="float" office:value="134.318705522828">
                <text:p>134.31870552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78">
                <text:p>47178</text:p>
              </table:table-cell>
              <table:table-cell office:value-type="float" office:value="131.632331412372">
                <text:p>131.63233141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09">
                <text:p>47209</text:p>
              </table:table-cell>
              <table:table-cell office:value-type="float" office:value="135.581301354743">
                <text:p>135.581301354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39">
                <text:p>47239</text:p>
              </table:table-cell>
              <table:table-cell office:value-type="float" office:value="124.734797246363">
                <text:p>124.734797246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70">
                <text:p>47270</text:p>
              </table:table-cell>
              <table:table-cell office:value-type="float" office:value="118.498057384045">
                <text:p>118.49805738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00">
                <text:p>47300</text:p>
              </table:table-cell>
              <table:table-cell office:value-type="float" office:value="112.573154514843">
                <text:p>112.57315451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31">
                <text:p>47331</text:p>
              </table:table-cell>
              <table:table-cell office:value-type="float" office:value="113.698886059991">
                <text:p>113.69888605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62">
                <text:p>47362</text:p>
              </table:table-cell>
              <table:table-cell office:value-type="float" office:value="109.150930617592">
                <text:p>109.150930617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92">
                <text:p>47392</text:p>
              </table:table-cell>
              <table:table-cell office:value-type="float" office:value="111.333949229943">
                <text:p>111.333949229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23">
                <text:p>47423</text:p>
              </table:table-cell>
              <table:table-cell office:value-type="float" office:value="110.220609737644">
                <text:p>110.220609737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53">
                <text:p>47453</text:p>
              </table:table-cell>
              <table:table-cell office:value-type="float" office:value="102.505167056009">
                <text:p>102.505167056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84">
                <text:p>47484</text:p>
              </table:table-cell>
              <table:table-cell office:value-type="float" office:value="93.2797020209681">
                <text:p>93.2797020209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15">
                <text:p>47515</text:p>
              </table:table-cell>
              <table:table-cell office:value-type="float" office:value="90.4813109603391">
                <text:p>90.4813109603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43">
                <text:p>47543</text:p>
              </table:table-cell>
              <table:table-cell office:value-type="float" office:value="86.8620585219255">
                <text:p>86.8620585219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74">
                <text:p>47574</text:p>
              </table:table-cell>
              <table:table-cell office:value-type="float" office:value="77.3072320845137">
                <text:p>77.3072320845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04">
                <text:p>47604</text:p>
              </table:table-cell>
              <table:table-cell office:value-type="float" office:value="75.7610874428235">
                <text:p>75.761087442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35">
                <text:p>47635</text:p>
              </table:table-cell>
              <table:table-cell office:value-type="float" office:value="75.7610874428235">
                <text:p>75.761087442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65">
                <text:p>47665</text:p>
              </table:table-cell>
              <table:table-cell office:value-type="float" office:value="78.0339200661082">
                <text:p>78.033920066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96">
                <text:p>47696</text:p>
              </table:table-cell>
              <table:table-cell office:value-type="float" office:value="81.9356160694136">
                <text:p>81.935616069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27">
                <text:p>47727</text:p>
              </table:table-cell>
              <table:table-cell office:value-type="float" office:value="81.9356160694136">
                <text:p>81.935616069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57">
                <text:p>47757</text:p>
              </table:table-cell>
              <table:table-cell office:value-type="float" office:value="84.3936845514959">
                <text:p>84.3936845514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88">
                <text:p>47788</text:p>
              </table:table-cell>
              <table:table-cell office:value-type="float" office:value="81.0179371694361">
                <text:p>81.0179371694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18">
                <text:p>47818</text:p>
              </table:table-cell>
              <table:table-cell office:value-type="float" office:value="78.587399054353">
                <text:p>78.5873990543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